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 Noto Kurrent-Regular" svg:font-family="'Go Noto Kurrent-Regular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5.61mm"/>
    </style:style>
    <style:style style:name="co2" style:family="table-column">
      <style:table-column-properties fo:break-before="auto" style:column-width="36.85mm"/>
    </style:style>
    <style:style style:name="co3" style:family="table-column">
      <style:table-column-properties fo:break-before="auto" style:column-width="44.2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6.97mm"/>
    </style:style>
    <style:style style:name="co6" style:family="table-column">
      <style:table-column-properties fo:break-before="auto" style:column-width="18.61mm"/>
    </style:style>
    <style:style style:name="co7" style:family="table-column">
      <style:table-column-properties fo:break-before="auto" style:column-width="20.51mm"/>
    </style:style>
    <style:style style:name="co8" style:family="table-column">
      <style:table-column-properties fo:break-before="auto" style:column-width="16.7mm"/>
    </style:style>
    <style:style style:name="co9" style:family="table-column">
      <style:table-column-properties fo:break-before="auto" style:column-width="18.87mm"/>
    </style:style>
    <style:style style:name="co10" style:family="table-column">
      <style:table-column-properties fo:break-before="auto" style:column-width="17.78mm"/>
    </style:style>
    <style:style style:name="co11" style:family="table-column">
      <style:table-column-properties fo:break-before="auto" style:column-width="22.14mm"/>
    </style:style>
    <style:style style:name="co12" style:family="table-column">
      <style:table-column-properties fo:break-before="auto" style:column-width="24.32mm"/>
    </style:style>
    <style:style style:name="co13" style:family="table-column">
      <style:table-column-properties fo:break-before="auto" style:column-width="26.14mm"/>
    </style:style>
    <style:style style:name="co14" style:family="table-column">
      <style:table-column-properties fo:break-before="auto" style:column-width="91.05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48.56mm"/>
    </style:style>
    <style:style style:name="co17" style:family="table-column">
      <style:table-column-properties fo:break-before="auto" style:column-width="12.33mm"/>
    </style:style>
    <style:style style:name="co18" style:family="table-column">
      <style:table-column-properties fo:break-before="auto" style:column-width="21.59mm"/>
    </style:style>
    <style:style style:name="co19" style:family="table-column">
      <style:table-column-properties fo:break-before="auto" style:column-width="12.88mm"/>
    </style:style>
    <style:style style:name="co20" style:family="table-column">
      <style:table-column-properties fo:break-before="auto" style:column-width="22.97mm"/>
    </style:style>
    <style:style style:name="co21" style:family="table-column">
      <style:table-column-properties fo:break-before="auto" style:column-width="24.04mm"/>
    </style:style>
    <style:style style:name="co22" style:family="table-column">
      <style:table-column-properties fo:break-before="auto" style:column-width="90.51mm"/>
    </style:style>
    <style:style style:name="co23" style:family="table-column">
      <style:table-column-properties fo:break-before="auto" style:column-width="124.02mm"/>
    </style:style>
    <style:style style:name="co24" style:family="table-column">
      <style:table-column-properties fo:break-before="auto" style:column-width="73.62mm"/>
    </style:style>
    <style:style style:name="co25" style:family="table-column">
      <style:table-column-properties fo:break-before="auto" style:column-width="74.17mm"/>
    </style:style>
    <style:style style:name="co26" style:family="table-column">
      <style:table-column-properties fo:break-before="auto" style:column-width="60.01mm"/>
    </style:style>
    <style:style style:name="co27" style:family="table-column">
      <style:table-column-properties fo:break-before="auto" style:column-width="55.1mm"/>
    </style:style>
    <style:style style:name="co28" style:family="table-column">
      <style:table-column-properties fo:break-before="auto" style:column-width="59.3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297.1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wrap-option="no-wrap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ourc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16370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office:value-type="string" calcext:value-type="string">
            <text:p>portrait</text:p>
          </table:table-cell>
          <table:table-cell table:style-name="ce1" office:value-type="string" calcext:value-type="string">
            <text:p>Index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Width</text:p>
          </table:table-cell>
          <table:table-cell office:value-type="float" office:value="1080" calcext:value-type="float">
            <text:p>1080</text:p>
          </table:table-cell>
          <table:table-cell table:style-name="ce1" office:value-type="string" calcext:value-type="string">
            <text:p>Height</text:p>
          </table:table-cell>
          <table:table-cell table:style-name="ce4" office:value-type="float" office:value="2400" calcext:value-type="float">
            <text:p>240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3" office:value-type="string" calcext:value-type="string">
            <text:p>Index</text:p>
          </table:table-cell>
          <table:table-cell table:style-name="ce3" office:value-type="string" calcext:value-type="string">
            <text:p>Command</text:p>
          </table:table-cell>
          <table:table-cell table:style-name="ce3" office:value-type="string" calcext:value-type="string">
            <text:p>Image</text:p>
          </table:table-cell>
          <table:table-cell table:style-name="ce3" office:value-type="string" calcext:value-type="string">
            <text:p>Width</text:p>
          </table:table-cell>
          <table:table-cell table:style-name="ce3" office:value-type="string" calcext:value-type="string">
            <text:p>Height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Shape</text:p>
          </table:table-cell>
          <table:table-cell table:style-name="ce3" office:value-type="string" calcext:value-type="string">
            <text:p>Hittable</text:p>
          </table:table-cell>
          <table:table-cell table:style-name="ce3" office:value-type="string" calcext:value-type="string">
            <text:p>Is Area</text:p>
          </table:table-cell>
          <table:table-cell table:style-name="ce3" office:value-type="string" calcext:value-type="string">
            <text:p>Is Analog</text:p>
          </table:table-cell>
          <table:table-cell table:style-name="ce3" office:value-type="string" calcext:value-type="string">
            <text:p>Alpha Mod</text:p>
          </table:table-cell>
          <table:table-cell table:style-name="ce3" office:value-type="string" calcext:value-type="string">
            <text:p>Next Overlay</text:p>
          </table:table-cell>
          <table:table-cell table:style-name="ce3" office:value-type="string" calcext:value-type="string">
            <text:p>Description</text:p>
          </table:table-cell>
          <table:table-cell table:number-columns-repeated="1637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oggle_fast_forward</text:p>
          </table:table-cell>
          <table:table-cell office:value-type="string" calcext:value-type="string">
            <text:p>p-light-hotkey.png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45" calcext:value-type="float">
            <text:p>45</text:p>
          </table:table-cell>
          <table:table-cell office:value-type="float" office:value="2172" calcext:value-type="float">
            <text:p>2172</text:p>
          </table:table-cell>
          <table:table-cell office:value-type="string" calcext:value-type="string">
            <text:p>radial</text:p>
          </table:table-cell>
          <table:table-cell/>
          <table:table-cell table:style-name="ce5"/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toggle_fast_forward'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oad_state</text:p>
          </table:table-cell>
          <table:table-cell office:value-type="string" calcext:value-type="string">
            <text:p>p-light-hotkey.png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347" calcext:value-type="float">
            <text:p>347</text:p>
          </table:table-cell>
          <table:table-cell office:value-type="float" office:value="2172" calcext:value-type="float">
            <text:p>2172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load_state'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ve_state</text:p>
          </table:table-cell>
          <table:table-cell office:value-type="string" calcext:value-type="string">
            <text:p>p-light-hotkey.png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649" calcext:value-type="float">
            <text:p>649</text:p>
          </table:table-cell>
          <table:table-cell office:value-type="float" office:value="2172" calcext:value-type="float">
            <text:p>2172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save_state'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nu_toggle</text:p>
          </table:table-cell>
          <table:table-cell office:value-type="string" calcext:value-type="string">
            <text:p>p-light-hotkey.png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951" calcext:value-type="float">
            <text:p>951</text:p>
          </table:table-cell>
          <table:table-cell office:value-type="float" office:value="2172" calcext:value-type="float">
            <text:p>2172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menu_toggle'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p-light-shoulder.png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office:value-type="float" office:value="1351.035" calcext:value-type="float">
            <text:p>1351.03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select'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p-light-shoulder.png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933" calcext:value-type="float">
            <text:p>933</text:p>
          </table:table-cell>
          <table:table-cell office:value-type="float" office:value="1351.035" calcext:value-type="float">
            <text:p>1351.03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start'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p-light-act4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186" calcext:value-type="float">
            <text:p>186</text:p>
          </table:table-cell>
          <table:table-cell office:value-type="float" office:value="1506" calcext:value-type="float">
            <text:p>1506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up'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-light-act4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48" calcext:value-type="float">
            <text:p>48</text:p>
          </table:table-cell>
          <table:table-cell office:value-type="float" office:value="1644" calcext:value-type="float">
            <text:p>164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left'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-light-act4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324" calcext:value-type="float">
            <text:p>324</text:p>
          </table:table-cell>
          <table:table-cell office:value-type="float" office:value="1644" calcext:value-type="float">
            <text:p>164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right'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p-light-act4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186" calcext:value-type="float">
            <text:p>186</text:p>
          </table:table-cell>
          <table:table-cell office:value-type="float" office:value="1782" calcext:value-type="float">
            <text:p>1782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down'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p|left</text:p>
          </table:table-cell>
          <table:table-cell office:value-type="string" calcext:value-type="string">
            <text:p>p-light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07.75" calcext:value-type="float">
            <text:p>107.75</text:p>
          </table:table-cell>
          <table:table-cell office:value-type="float" office:value="1565.75" calcext:value-type="float">
            <text:p>1565.7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up|left'</text:p>
          </table:table-cell>
          <table:table-cell table:number-columns-repeated="1637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p|right</text:p>
          </table:table-cell>
          <table:table-cell office:value-type="string" calcext:value-type="string">
            <text:p>p-light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96.25" calcext:value-type="float">
            <text:p>396.25</text:p>
          </table:table-cell>
          <table:table-cell office:value-type="float" office:value="1565.75" calcext:value-type="float">
            <text:p>1565.7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up|right'</text:p>
          </table:table-cell>
          <table:table-cell table:number-columns-repeated="1637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own|left</text:p>
          </table:table-cell>
          <table:table-cell office:value-type="string" calcext:value-type="string">
            <text:p>p-light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07.75" calcext:value-type="float">
            <text:p>107.75</text:p>
          </table:table-cell>
          <table:table-cell office:value-type="float" office:value="1854.25" calcext:value-type="float">
            <text:p>1854.2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down|left'</text:p>
          </table:table-cell>
          <table:table-cell table:number-columns-repeated="1637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own|right</text:p>
          </table:table-cell>
          <table:table-cell office:value-type="string" calcext:value-type="string">
            <text:p>p-light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96.25" calcext:value-type="float">
            <text:p>396.25</text:p>
          </table:table-cell>
          <table:table-cell office:value-type="float" office:value="1854.25" calcext:value-type="float">
            <text:p>1854.2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down|right'</text:p>
          </table:table-cell>
          <table:table-cell table:number-columns-repeated="1637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-light-act2.png</text:p>
          </table:table-cell>
          <table:table-cell table:number-columns-repeated="2" office:value-type="float" office:value="210" calcext:value-type="float">
            <text:p>210</text:p>
          </table:table-cell>
          <table:table-cell office:value-type="float" office:value="806.325" calcext:value-type="float">
            <text:p>806.325</text:p>
          </table:table-cell>
          <table:table-cell office:value-type="float" office:value="1564.5" calcext:value-type="float">
            <text:p>1564.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a'</text:p>
          </table:table-cell>
          <table:table-cell table:number-columns-repeated="1637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-light-act2.png</text:p>
          </table:table-cell>
          <table:table-cell table:number-columns-repeated="2" office:value-type="float" office:value="210" calcext:value-type="float">
            <text:p>210</text:p>
          </table:table-cell>
          <table:table-cell office:value-type="float" office:value="603.675" calcext:value-type="float">
            <text:p>603.675</text:p>
          </table:table-cell>
          <table:table-cell office:value-type="float" office:value="1681.5" calcext:value-type="float">
            <text:p>1681.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b'</text:p>
          </table:table-cell>
          <table:table-cell table:number-columns-repeated="1637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oggle_fast_forward</text:p>
          </table:table-cell>
          <table:table-cell office:value-type="string" calcext:value-type="string">
            <text:p>p-btn-fast-forward.png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33" calcext:value-type="float">
            <text:p>33</text:p>
          </table:table-cell>
          <table:table-cell office:value-type="float" office:value="2160" calcext:value-type="float">
            <text:p>2160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toggle_fast_forward'</text:p>
          </table:table-cell>
          <table:table-cell table:number-columns-repeated="1637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oad_state</text:p>
          </table:table-cell>
          <table:table-cell office:value-type="string" calcext:value-type="string">
            <text:p>p-btn-load.png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335" calcext:value-type="float">
            <text:p>335</text:p>
          </table:table-cell>
          <table:table-cell office:value-type="float" office:value="2160" calcext:value-type="float">
            <text:p>2160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load_state'</text:p>
          </table:table-cell>
          <table:table-cell table:number-columns-repeated="1637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ave_state</text:p>
          </table:table-cell>
          <table:table-cell office:value-type="string" calcext:value-type="string">
            <text:p>p-btn-save.png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637" calcext:value-type="float">
            <text:p>637</text:p>
          </table:table-cell>
          <table:table-cell office:value-type="float" office:value="2160" calcext:value-type="float">
            <text:p>2160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save_state'</text:p>
          </table:table-cell>
          <table:table-cell table:number-columns-repeated="1637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enu_toggle</text:p>
          </table:table-cell>
          <table:table-cell office:value-type="string" calcext:value-type="string">
            <text:p>p-btn-menu.png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939" calcext:value-type="float">
            <text:p>939</text:p>
          </table:table-cell>
          <table:table-cell office:value-type="float" office:value="2160" calcext:value-type="float">
            <text:p>2160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menu_toggle'</text:p>
          </table:table-cell>
          <table:table-cell table:number-columns-repeated="1637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p-btn-select.png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15" calcext:value-type="float">
            <text:p>15</text:p>
          </table:table-cell>
          <table:table-cell office:value-type="float" office:value="1339.035" calcext:value-type="float">
            <text:p>1339.035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select'</text:p>
          </table:table-cell>
          <table:table-cell table:number-columns-repeated="1637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p-btn-start.png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921" calcext:value-type="float">
            <text:p>921</text:p>
          </table:table-cell>
          <table:table-cell office:value-type="float" office:value="1339.035" calcext:value-type="float">
            <text:p>1339.035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start'</text:p>
          </table:table-cell>
          <table:table-cell table:number-columns-repeated="1637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p-btn-dpad-up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186" calcext:value-type="float">
            <text:p>186</text:p>
          </table:table-cell>
          <table:table-cell office:value-type="float" office:value="1506" calcext:value-type="float">
            <text:p>1506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up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-btn-dpad-left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48" calcext:value-type="float">
            <text:p>48</text:p>
          </table:table-cell>
          <table:table-cell office:value-type="float" office:value="1644" calcext:value-type="float">
            <text:p>164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lef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-btn-dpad-right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324" calcext:value-type="float">
            <text:p>324</text:p>
          </table:table-cell>
          <table:table-cell office:value-type="float" office:value="1644" calcext:value-type="float">
            <text:p>164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righ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p-btn-dpad-down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186" calcext:value-type="float">
            <text:p>186</text:p>
          </table:table-cell>
          <table:table-cell office:value-type="float" office:value="1782" calcext:value-type="float">
            <text:p>1782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down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up|left</text:p>
          </table:table-cell>
          <table:table-cell office:value-type="string" calcext:value-type="string">
            <text:p>p-btn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07.75" calcext:value-type="float">
            <text:p>107.75</text:p>
          </table:table-cell>
          <table:table-cell office:value-type="float" office:value="1565.75" calcext:value-type="float">
            <text:p>1565.7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up|lef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p|right</text:p>
          </table:table-cell>
          <table:table-cell office:value-type="string" calcext:value-type="string">
            <text:p>p-btn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96.25" calcext:value-type="float">
            <text:p>396.25</text:p>
          </table:table-cell>
          <table:table-cell office:value-type="float" office:value="1565.75" calcext:value-type="float">
            <text:p>1565.7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up|righ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own|left</text:p>
          </table:table-cell>
          <table:table-cell office:value-type="string" calcext:value-type="string">
            <text:p>p-btn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07.75" calcext:value-type="float">
            <text:p>107.75</text:p>
          </table:table-cell>
          <table:table-cell office:value-type="float" office:value="1854.25" calcext:value-type="float">
            <text:p>1854.2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down|lef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own|right</text:p>
          </table:table-cell>
          <table:table-cell office:value-type="string" calcext:value-type="string">
            <text:p>p-btn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96.25" calcext:value-type="float">
            <text:p>396.25</text:p>
          </table:table-cell>
          <table:table-cell office:value-type="float" office:value="1854.25" calcext:value-type="float">
            <text:p>1854.2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down|righ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pad_area</text:p>
          </table:table-cell>
          <table:table-cell office:value-type="string" calcext:value-type="string">
            <text:p>p-area-dpad.png</text:p>
          </table:table-cell>
          <table:table-cell table:number-columns-repeated="2" office:value-type="float" office:value="492" calcext:value-type="float">
            <text:p>492</text:p>
          </table:table-cell>
          <table:table-cell office:value-type="float" office:value="24" calcext:value-type="float">
            <text:p>24</text:p>
          </table:table-cell>
          <table:table-cell office:value-type="float" office:value="1482" calcext:value-type="float">
            <text:p>1482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andler for 'dpad_area'</text:p>
          </table:table-cell>
          <table:table-cell table:number-columns-repeated="1637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-btn-act2-a.png</text:p>
          </table:table-cell>
          <table:table-cell table:number-columns-repeated="2" office:value-type="float" office:value="210" calcext:value-type="float">
            <text:p>210</text:p>
          </table:table-cell>
          <table:table-cell office:value-type="float" office:value="806.325" calcext:value-type="float">
            <text:p>806.325</text:p>
          </table:table-cell>
          <table:table-cell office:value-type="float" office:value="1564.5" calcext:value-type="float">
            <text:p>1564.5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a’</text:p>
          </table:table-cell>
          <table:table-cell table:number-columns-repeated="1637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-btn-act2-b.png</text:p>
          </table:table-cell>
          <table:table-cell table:number-columns-repeated="2" office:value-type="float" office:value="210" calcext:value-type="float">
            <text:p>210</text:p>
          </table:table-cell>
          <table:table-cell office:value-type="float" office:value="603.675" calcext:value-type="float">
            <text:p>603.675</text:p>
          </table:table-cell>
          <table:table-cell office:value-type="float" office:value="1681.5" calcext:value-type="float">
            <text:p>1681.5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b’</text:p>
          </table:table-cell>
          <table:table-cell table:number-columns-repeated="1637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-btn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690" calcext:value-type="float">
            <text:p>690</text:p>
          </table:table-cell>
          <table:table-cell office:value-type="float" office:value="1533.331" calcext:value-type="float">
            <text:p>1533.331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coration 1 for ‘a|b’ corner</text:p>
          </table:table-cell>
          <table:table-cell table:number-columns-repeated="1637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-btn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894" calcext:value-type="float">
            <text:p>894</text:p>
          </table:table-cell>
          <table:table-cell office:value-type="float" office:value="1886.669" calcext:value-type="float">
            <text:p>1886.669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coration 2 for ‘a|b’ corner</text:p>
          </table:table-cell>
          <table:table-cell table:number-columns-repeated="1637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-area-act.png</text:p>
          </table:table-cell>
          <table:table-cell table:number-columns-repeated="2" office:value-type="float" office:value="492" calcext:value-type="float">
            <text:p>492</text:p>
          </table:table-cell>
          <table:table-cell office:value-type="float" office:value="564" calcext:value-type="float">
            <text:p>564</text:p>
          </table:table-cell>
          <table:table-cell office:value-type="float" office:value="1482" calcext:value-type="float">
            <text:p>1482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oration border for 'abxy_area'</text:p>
          </table:table-cell>
          <table:table-cell table:number-columns-repeated="1637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overlay_next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landscape</text:p>
          </table:table-cell>
          <table:table-cell office:value-type="string" calcext:value-type="string">
            <text:p>link to landscape overlay</text:p>
          </table:table-cell>
          <table:table-cell table:number-columns-repeated="16370"/>
        </table:table-row>
        <table:table-row table:style-name="ro1" table:number-rows-repeated="104853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arameter" table:style-name="ta1">
        <table:table-column table:style-name="co16" table:default-cell-style-name="ce2"/>
        <table:table-column table:style-name="co15" table:number-columns-repeated="2" table:default-cell-style-name="ce2"/>
        <table:table-column table:style-name="co17" table:default-cell-style-name="ce2"/>
        <table:table-column table:style-name="co7" table:default-cell-style-name="ce2"/>
        <table:table-column table:style-name="co18" table:default-cell-style-name="ce2"/>
        <table:table-column table:style-name="co19" table:number-columns-repeated="2" table:default-cell-style-name="ce2"/>
        <table:table-column table:style-name="co20" table:default-cell-style-name="ce2"/>
        <table:table-column table:style-name="co21" table:default-cell-style-name="ce2"/>
        <table:table-column table:style-name="co1" table:number-columns-repeated="2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16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15" table:number-columns-repeated="16364" table:default-cell-style-name="ce2"/>
        <table:table-row table:style-name="ro2">
          <table:table-cell table:style-name="ce6" table:formula="of:=&quot;## Overlay '&quot;&amp;[$source.$B$1]&amp;&quot;'&quot;&amp; CHAR(10)&amp; &quot;overlay&quot;&amp;[$source.$D$1]&amp;&quot;_name = &quot;&quot;&quot;&amp;[$source.$B$1]&amp;&quot;&quot;&quot;&quot;&amp; CHAR(10)&amp; &quot;overlay&quot;&amp;[$source.$D$1]&amp;&quot;_full_screen = true&quot;&amp; CHAR(10)&amp; &quot;overlay&quot;&amp;[$source.$D$1]&amp;&quot;_normalized = true&quot;&amp; CHAR(10)&amp; &quot;overlay&quot;&amp;[$source.$D$1]&amp;&quot;_range_mod = 1.5&quot;&amp; CHAR(10)&amp; &quot;overlay&quot;&amp;[$source.$D$1]&amp;&quot;_alpha_mod = 1&quot;&amp; CHAR(10)&amp; &quot;overlay&quot;&amp;[$source.$D$1]&amp;&quot;_aspect_ratio = &quot;&amp;[$source.$F$1]/[$source.$H$1]&amp; CHAR(10)&amp; &quot;overlay&quot;&amp;[$source.$D$1]&amp;&quot;_descs = &quot;&amp;COUNT([$source.$A$4:.$A$100])" office:value-type="string" office:string-value="## Overlay 'portrait'&#10;overlay0_name = &quot;portrait&quot;&#10;overlay0_full_screen = true&#10;overlay0_normalized = true&#10;overlay0_range_mod = 1.5&#10;overlay0_alpha_mod = 1&#10;overlay0_aspect_ratio = 0.45&#10;overlay0_descs = 37" calcext:value-type="string">
            <text:p>## Overlay 'portrait'</text:p>
            <text:p>overlay0_name = "portrait"</text:p>
            <text:p>overlay0_full_screen = true</text:p>
            <text:p>overlay0_normalized = true</text:p>
            <text:p>overlay0_range_mod = 1.5</text:p>
            <text:p>overlay0_alpha_mod = 1</text:p>
            <text:p>overlay0_aspect_ratio = 0.45</text:p>
            <text:p>overlay0_descs = 37</text:p>
          </table:table-cell>
          <table:table-cell table:number-columns-repeated="16383"/>
        </table:table-row>
        <table:table-row table:style-name="ro2">
          <table:table-cell table:style-name="ce7"/>
          <table:table-cell table:number-columns-repeated="2"/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Half Width</text:p>
          </table:table-cell>
          <table:table-cell table:style-name="ce1" office:value-type="string" calcext:value-type="string">
            <text:p>Half Height</text:p>
          </table:table-cell>
          <table:table-cell table:style-name="ce1" office:value-type="string" calcext:value-type="string">
            <text:p>Mid X</text:p>
          </table:table-cell>
          <table:table-cell table:style-name="ce1" office:value-type="string" calcext:value-type="string">
            <text:p>Mid Y</text:p>
          </table:table-cell>
          <table:table-cell table:style-name="ce1" office:value-type="string" calcext:value-type="string">
            <text:p>Retro Width</text:p>
          </table:table-cell>
          <table:table-cell table:style-name="ce1" office:value-type="string" calcext:value-type="string">
            <text:p>Retro Height</text:p>
          </table:table-cell>
          <table:table-cell table:style-name="ce1" office:value-type="string" calcext:value-type="string">
            <text:p>Retro X</text:p>
          </table:table-cell>
          <table:table-cell table:style-name="ce1" office:value-type="string" calcext:value-type="string">
            <text:p>Retro Y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Desc</text:p>
          </table:table-cell>
          <table:table-cell table:style-name="ce1" office:value-type="string" calcext:value-type="string">
            <text:p>Overlay</text:p>
          </table:table-cell>
          <table:table-cell table:style-name="ce1" office:value-type="string" calcext:value-type="string">
            <text:p>Hittable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Analog</text:p>
          </table:table-cell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Next Overlay</text:p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:.T3])" office:value-type="string" office:string-value="### Overlay 'portrait' &gt; 0 &gt; light for 'toggle_fast_forward'&#10;overlay0_desc0 = &quot;toggle_fast_forward,0.08056,0.9225,radial,0.03889,0.0175&quot;&#10;overlay0_desc0_overlay = p-light-hotkey.png&#10;overlay0_desc0_reach_x = 0&#10;overlay0_desc0_alpha_mod = 20" calcext:value-type="string">
            <text:p>### Overlay 'portrait' &gt; 0 &gt; light for 'toggle_fast_forward'</text:p>
            <text:p>overlay0_desc0 = "toggle_fast_forward,0.08056,0.9225,radial,0.03889,0.0175"</text:p>
            <text:p>overlay0_desc0_overlay = p-light-hotkey.png</text:p>
            <text:p>overlay0_desc0_reach_x = 0</text:p>
            <text:p>overlay0_desc0_alpha_mod = 20</text:p>
          </table:table-cell>
          <table:table-cell table:number-columns-repeated="2"/>
          <table:table-cell table:formula="of:=[$source.A4]" office:value-type="float" office:value="0" calcext:value-type="float">
            <text:p>0</text:p>
          </table:table-cell>
          <table:table-cell table:formula="of:=[$source.D4]/2" office:value-type="float" office:value="42" calcext:value-type="float">
            <text:p>42</text:p>
          </table:table-cell>
          <table:table-cell table:formula="of:=[$source.E4]/2" office:value-type="float" office:value="42" calcext:value-type="float">
            <text:p>42</text:p>
          </table:table-cell>
          <table:table-cell table:formula="of:=[$source.F4]+[.E3]" office:value-type="float" office:value="87" calcext:value-type="float">
            <text:p>87</text:p>
          </table:table-cell>
          <table:table-cell table:formula="of:=[$source.G4]+[.F3]" office:value-type="float" office:value="2214" calcext:value-type="float">
            <text:p>2214</text:p>
          </table:table-cell>
          <table:table-cell table:formula="of:=ROUND([.E3]/[$source.$F$1];5)" office:value-type="float" office:value="0.03889" calcext:value-type="float">
            <text:p>0.03889</text:p>
          </table:table-cell>
          <table:table-cell table:formula="of:=ROUND([.F3]/[$source.$H$1];5)" office:value-type="float" office:value="0.0175" calcext:value-type="float">
            <text:p>0.0175</text:p>
          </table:table-cell>
          <table:table-cell table:formula="of:=ROUND([.G3]/[$source.$F$1];5)" office:value-type="float" office:value="0.08056" calcext:value-type="float">
            <text:p>0.08056</text:p>
          </table:table-cell>
          <table:table-cell table:formula="of:=ROUND([.H3]/[$source.$H$1];5)" office:value-type="float" office:value="0.9225" calcext:value-type="float">
            <text:p>0.9225</text:p>
          </table:table-cell>
          <table:table-cell table:style-name="ce4" table:formula="of:=&quot;### Overlay '&quot;&amp;[$source.$B$1]&amp;&quot;' &gt; &quot;&amp;[.D3]&amp;&quot; &gt; &quot;&amp;[$source.N4]" office:value-type="string" office:string-value="### Overlay 'portrait' &gt; 0 &gt; light for 'toggle_fast_forward'" calcext:value-type="string">
            <text:p>### Overlay 'portrait' &gt; 0 &gt; light for 'toggle_fast_forward'</text:p>
          </table:table-cell>
          <table:table-cell table:style-name="ce4" table:formula="of:=&quot;overlay&quot;&amp;[$source.$D$1]&amp;&quot;_desc&quot;&amp;[.D3]&amp;&quot; = &quot;&quot;&quot;&amp;COM.MICROSOFT.TEXTJOIN(&quot;,&quot;;0;[$source.B4];[.K3];[.L3];[$source.H4];[.I3];[.J3])&amp;&quot;&quot;&quot;&quot;" office:value-type="string" office:string-value="overlay0_desc0 = &quot;toggle_fast_forward,0.08056,0.9225,radial,0.03889,0.0175&quot;" calcext:value-type="string">
            <text:p>overlay0_desc0 = "toggle_fast_forward,0.08056,0.9225,radial,0.03889,0.0175"</text:p>
          </table:table-cell>
          <table:table-cell table:formula="of:=IF([$source.C4]=&quot;&quot;;&quot;&quot;;&quot;overlay&quot;&amp;[$source.$D$1]&amp;&quot;_desc&quot;&amp;[.D3]&amp;&quot;_overlay = &quot;&amp;[$source.C4])" office:value-type="string" office:string-value="overlay0_desc0_overlay = p-light-hotkey.png" calcext:value-type="string">
            <text:p>overlay0_desc0_overlay = p-light-hotkey.png</text:p>
          </table:table-cell>
          <table:table-cell table:formula="of:=IF([$source.I4]=&quot;&quot;; &quot;overlay&quot;&amp;[$source.$D$1]&amp;&quot;_desc&quot;&amp;[.D3]&amp;&quot;_reach_x = 0&quot;; &quot;overlay&quot;&amp;[$source.$D$1]&amp;&quot;_desc&quot;&amp;[.D3]&amp;&quot;_reach_x = 1.25&quot;&amp;CHAR(10)&amp;&quot;overlay&quot;&amp;[$source.$D$1]&amp;&quot;_desc&quot;&amp;[.D3]&amp;&quot;_reach_y = 1.25&quot; )" office:value-type="string" office:string-value="overlay0_desc0_reach_x = 0" calcext:value-type="string">
            <text:p>overlay0_desc0_reach_x = 0</text:p>
          </table:table-cell>
          <table:table-cell table:style-name="ce4" table:formula="of:=IF([$source.J4]=&quot;&quot;;&quot;&quot;; &quot;overlay&quot;&amp;[$source.$D$1]&amp;&quot;_desc&quot;&amp;[.D3]&amp;&quot;_range_mod = 15&quot;&amp; CHAR(10)&amp; &quot;overlay&quot;&amp;[$source.$D$1]&amp;&quot;_desc&quot;&amp;[.D3]&amp;&quot;_range_mod_exclusive = true&quot; )">
            <text:p/>
          </table:table-cell>
          <table:table-cell table:style-name="ce4" table:formula="of:=IF([$source.K4]=&quot;&quot;;&quot;&quot;; &quot;overlay&quot;&amp;[$source.$D$1]&amp;&quot;_desc&quot;&amp;[.D3]&amp;&quot;_movable = true&quot;&amp; CHAR(10)&amp; &quot;overlay&quot;&amp;[$source.$D$1]&amp;&quot;_desc&quot;&amp;[.D3]&amp;&quot;_saturate_pct = 0.65&quot; )">
            <text:p/>
          </table:table-cell>
          <table:table-cell table:formula="of:=&quot;overlay&quot;&amp;[$source.$D$1]&amp;&quot;_desc&quot;&amp;[.D3]&amp;&quot;_alpha_mod = &quot;&amp;[$source.L4]" office:value-type="string" office:string-value="overlay0_desc0_alpha_mod = 20" calcext:value-type="string">
            <text:p>overlay0_desc0_alpha_mod = 20</text:p>
          </table:table-cell>
          <table:table-cell table:formula="of:=IF([$source.M4]=&quot;&quot;;&quot;&quot;; &quot;overlay&quot;&amp;[$source.$D$1]&amp;&quot;_desc&quot;&amp;[.D3]&amp;&quot;_next_target = &quot;&quot;&quot;&amp;[$source.M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:.T4])" office:value-type="string" office:string-value="### Overlay 'portrait' &gt; 1 &gt; light for 'load_state'&#10;overlay0_desc1 = &quot;load_state,0.36019,0.9225,radial,0.03889,0.0175&quot;&#10;overlay0_desc1_overlay = p-light-hotkey.png&#10;overlay0_desc1_reach_x = 0&#10;overlay0_desc1_alpha_mod = 20" calcext:value-type="string">
            <text:p>### Overlay 'portrait' &gt; 1 &gt; light for 'load_state'</text:p>
            <text:p>overlay0_desc1 = "load_state,0.36019,0.9225,radial,0.03889,0.0175"</text:p>
            <text:p>overlay0_desc1_overlay = p-light-hotkey.png</text:p>
            <text:p>overlay0_desc1_reach_x = 0</text:p>
            <text:p>overlay0_desc1_alpha_mod = 20</text:p>
          </table:table-cell>
          <table:table-cell table:number-columns-repeated="2"/>
          <table:table-cell table:formula="of:=[$source.A5]" office:value-type="float" office:value="1" calcext:value-type="float">
            <text:p>1</text:p>
          </table:table-cell>
          <table:table-cell table:formula="of:=[$source.D5]/2" office:value-type="float" office:value="42" calcext:value-type="float">
            <text:p>42</text:p>
          </table:table-cell>
          <table:table-cell table:formula="of:=[$source.E5]/2" office:value-type="float" office:value="42" calcext:value-type="float">
            <text:p>42</text:p>
          </table:table-cell>
          <table:table-cell table:formula="of:=[$source.F5]+[.E4]" office:value-type="float" office:value="389" calcext:value-type="float">
            <text:p>389</text:p>
          </table:table-cell>
          <table:table-cell table:formula="of:=[$source.G5]+[.F4]" office:value-type="float" office:value="2214" calcext:value-type="float">
            <text:p>2214</text:p>
          </table:table-cell>
          <table:table-cell table:formula="of:=ROUND([.E4]/[$source.$F$1];5)" office:value-type="float" office:value="0.03889" calcext:value-type="float">
            <text:p>0.03889</text:p>
          </table:table-cell>
          <table:table-cell table:formula="of:=ROUND([.F4]/[$source.$H$1];5)" office:value-type="float" office:value="0.0175" calcext:value-type="float">
            <text:p>0.0175</text:p>
          </table:table-cell>
          <table:table-cell table:formula="of:=ROUND([.G4]/[$source.$F$1];5)" office:value-type="float" office:value="0.36019" calcext:value-type="float">
            <text:p>0.36019</text:p>
          </table:table-cell>
          <table:table-cell table:formula="of:=ROUND([.H4]/[$source.$H$1];5)" office:value-type="float" office:value="0.9225" calcext:value-type="float">
            <text:p>0.9225</text:p>
          </table:table-cell>
          <table:table-cell table:style-name="ce4" table:formula="of:=&quot;### Overlay '&quot;&amp;[$source.$B$1]&amp;&quot;' &gt; &quot;&amp;[.D4]&amp;&quot; &gt; &quot;&amp;[$source.N5]" office:value-type="string" office:string-value="### Overlay 'portrait' &gt; 1 &gt; light for 'load_state'" calcext:value-type="string">
            <text:p>### Overlay 'portrait' &gt; 1 &gt; light for 'load_state'</text:p>
          </table:table-cell>
          <table:table-cell table:style-name="ce4" table:formula="of:=&quot;overlay&quot;&amp;[$source.$D$1]&amp;&quot;_desc&quot;&amp;[.D4]&amp;&quot; = &quot;&quot;&quot;&amp;COM.MICROSOFT.TEXTJOIN(&quot;,&quot;;0;[$source.B5];[.K4];[.L4];[$source.H5];[.I4];[.J4])&amp;&quot;&quot;&quot;&quot;" office:value-type="string" office:string-value="overlay0_desc1 = &quot;load_state,0.36019,0.9225,radial,0.03889,0.0175&quot;" calcext:value-type="string">
            <text:p>overlay0_desc1 = "load_state,0.36019,0.9225,radial,0.03889,0.0175"</text:p>
          </table:table-cell>
          <table:table-cell table:formula="of:=IF([$source.C5]=&quot;&quot;;&quot;&quot;;&quot;overlay&quot;&amp;[$source.$D$1]&amp;&quot;_desc&quot;&amp;[.D4]&amp;&quot;_overlay = &quot;&amp;[$source.C5])" office:value-type="string" office:string-value="overlay0_desc1_overlay = p-light-hotkey.png" calcext:value-type="string">
            <text:p>overlay0_desc1_overlay = p-light-hotkey.png</text:p>
          </table:table-cell>
          <table:table-cell table:formula="of:=IF([$source.I5]=&quot;&quot;; &quot;overlay&quot;&amp;[$source.$D$1]&amp;&quot;_desc&quot;&amp;[.D4]&amp;&quot;_reach_x = 0&quot;; &quot;overlay&quot;&amp;[$source.$D$1]&amp;&quot;_desc&quot;&amp;[.D4]&amp;&quot;_reach_x = 1.25&quot;&amp;CHAR(10)&amp;&quot;overlay&quot;&amp;[$source.$D$1]&amp;&quot;_desc&quot;&amp;[.D4]&amp;&quot;_reach_y = 1.25&quot; )" office:value-type="string" office:string-value="overlay0_desc1_reach_x = 0" calcext:value-type="string">
            <text:p>overlay0_desc1_reach_x = 0</text:p>
          </table:table-cell>
          <table:table-cell table:style-name="ce4" table:formula="of:=IF([$source.J5]=&quot;&quot;;&quot;&quot;; &quot;overlay&quot;&amp;[$source.$D$1]&amp;&quot;_desc&quot;&amp;[.D4]&amp;&quot;_range_mod = 15&quot;&amp; CHAR(10)&amp; &quot;overlay&quot;&amp;[$source.$D$1]&amp;&quot;_desc&quot;&amp;[.D4]&amp;&quot;_range_mod_exclusive = true&quot; )">
            <text:p/>
          </table:table-cell>
          <table:table-cell table:style-name="ce4" table:formula="of:=IF([$source.K5]=&quot;&quot;;&quot;&quot;; &quot;overlay&quot;&amp;[$source.$D$1]&amp;&quot;_desc&quot;&amp;[.D4]&amp;&quot;_movable = true&quot;&amp; CHAR(10)&amp; &quot;overlay&quot;&amp;[$source.$D$1]&amp;&quot;_desc&quot;&amp;[.D4]&amp;&quot;_saturate_pct = 0.65&quot; )">
            <text:p/>
          </table:table-cell>
          <table:table-cell table:formula="of:=&quot;overlay&quot;&amp;[$source.$D$1]&amp;&quot;_desc&quot;&amp;[.D4]&amp;&quot;_alpha_mod = &quot;&amp;[$source.L5]" office:value-type="string" office:string-value="overlay0_desc1_alpha_mod = 20" calcext:value-type="string">
            <text:p>overlay0_desc1_alpha_mod = 20</text:p>
          </table:table-cell>
          <table:table-cell table:formula="of:=IF([$source.M5]=&quot;&quot;;&quot;&quot;; &quot;overlay&quot;&amp;[$source.$D$1]&amp;&quot;_desc&quot;&amp;[.D4]&amp;&quot;_next_target = &quot;&quot;&quot;&amp;[$source.M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:.T5])" office:value-type="string" office:string-value="### Overlay 'portrait' &gt; 2 &gt; light for 'save_state'&#10;overlay0_desc2 = &quot;save_state,0.63981,0.9225,radial,0.03889,0.0175&quot;&#10;overlay0_desc2_overlay = p-light-hotkey.png&#10;overlay0_desc2_reach_x = 0&#10;overlay0_desc2_alpha_mod = 20" calcext:value-type="string">
            <text:p>### Overlay 'portrait' &gt; 2 &gt; light for 'save_state'</text:p>
            <text:p>overlay0_desc2 = "save_state,0.63981,0.9225,radial,0.03889,0.0175"</text:p>
            <text:p>overlay0_desc2_overlay = p-light-hotkey.png</text:p>
            <text:p>overlay0_desc2_reach_x = 0</text:p>
            <text:p>overlay0_desc2_alpha_mod = 20</text:p>
          </table:table-cell>
          <table:table-cell table:number-columns-repeated="2"/>
          <table:table-cell table:formula="of:=[$source.A6]" office:value-type="float" office:value="2" calcext:value-type="float">
            <text:p>2</text:p>
          </table:table-cell>
          <table:table-cell table:formula="of:=[$source.D6]/2" office:value-type="float" office:value="42" calcext:value-type="float">
            <text:p>42</text:p>
          </table:table-cell>
          <table:table-cell table:formula="of:=[$source.E6]/2" office:value-type="float" office:value="42" calcext:value-type="float">
            <text:p>42</text:p>
          </table:table-cell>
          <table:table-cell table:formula="of:=[$source.F6]+[.E5]" office:value-type="float" office:value="691" calcext:value-type="float">
            <text:p>691</text:p>
          </table:table-cell>
          <table:table-cell table:formula="of:=[$source.G6]+[.F5]" office:value-type="float" office:value="2214" calcext:value-type="float">
            <text:p>2214</text:p>
          </table:table-cell>
          <table:table-cell table:formula="of:=ROUND([.E5]/[$source.$F$1];5)" office:value-type="float" office:value="0.03889" calcext:value-type="float">
            <text:p>0.03889</text:p>
          </table:table-cell>
          <table:table-cell table:formula="of:=ROUND([.F5]/[$source.$H$1];5)" office:value-type="float" office:value="0.0175" calcext:value-type="float">
            <text:p>0.0175</text:p>
          </table:table-cell>
          <table:table-cell table:formula="of:=ROUND([.G5]/[$source.$F$1];5)" office:value-type="float" office:value="0.63981" calcext:value-type="float">
            <text:p>0.63981</text:p>
          </table:table-cell>
          <table:table-cell table:formula="of:=ROUND([.H5]/[$source.$H$1];5)" office:value-type="float" office:value="0.9225" calcext:value-type="float">
            <text:p>0.9225</text:p>
          </table:table-cell>
          <table:table-cell table:style-name="ce4" table:formula="of:=&quot;### Overlay '&quot;&amp;[$source.$B$1]&amp;&quot;' &gt; &quot;&amp;[.D5]&amp;&quot; &gt; &quot;&amp;[$source.N6]" office:value-type="string" office:string-value="### Overlay 'portrait' &gt; 2 &gt; light for 'save_state'" calcext:value-type="string">
            <text:p>### Overlay 'portrait' &gt; 2 &gt; light for 'save_state'</text:p>
          </table:table-cell>
          <table:table-cell table:style-name="ce4" table:formula="of:=&quot;overlay&quot;&amp;[$source.$D$1]&amp;&quot;_desc&quot;&amp;[.D5]&amp;&quot; = &quot;&quot;&quot;&amp;COM.MICROSOFT.TEXTJOIN(&quot;,&quot;;0;[$source.B6];[.K5];[.L5];[$source.H6];[.I5];[.J5])&amp;&quot;&quot;&quot;&quot;" office:value-type="string" office:string-value="overlay0_desc2 = &quot;save_state,0.63981,0.9225,radial,0.03889,0.0175&quot;" calcext:value-type="string">
            <text:p>overlay0_desc2 = "save_state,0.63981,0.9225,radial,0.03889,0.0175"</text:p>
          </table:table-cell>
          <table:table-cell table:formula="of:=IF([$source.C6]=&quot;&quot;;&quot;&quot;;&quot;overlay&quot;&amp;[$source.$D$1]&amp;&quot;_desc&quot;&amp;[.D5]&amp;&quot;_overlay = &quot;&amp;[$source.C6])" office:value-type="string" office:string-value="overlay0_desc2_overlay = p-light-hotkey.png" calcext:value-type="string">
            <text:p>overlay0_desc2_overlay = p-light-hotkey.png</text:p>
          </table:table-cell>
          <table:table-cell table:formula="of:=IF([$source.I6]=&quot;&quot;; &quot;overlay&quot;&amp;[$source.$D$1]&amp;&quot;_desc&quot;&amp;[.D5]&amp;&quot;_reach_x = 0&quot;; &quot;overlay&quot;&amp;[$source.$D$1]&amp;&quot;_desc&quot;&amp;[.D5]&amp;&quot;_reach_x = 1.25&quot;&amp;CHAR(10)&amp;&quot;overlay&quot;&amp;[$source.$D$1]&amp;&quot;_desc&quot;&amp;[.D5]&amp;&quot;_reach_y = 1.25&quot; )" office:value-type="string" office:string-value="overlay0_desc2_reach_x = 0" calcext:value-type="string">
            <text:p>overlay0_desc2_reach_x = 0</text:p>
          </table:table-cell>
          <table:table-cell table:style-name="ce4" table:formula="of:=IF([$source.J6]=&quot;&quot;;&quot;&quot;; &quot;overlay&quot;&amp;[$source.$D$1]&amp;&quot;_desc&quot;&amp;[.D5]&amp;&quot;_range_mod = 15&quot;&amp; CHAR(10)&amp; &quot;overlay&quot;&amp;[$source.$D$1]&amp;&quot;_desc&quot;&amp;[.D5]&amp;&quot;_range_mod_exclusive = true&quot; )">
            <text:p/>
          </table:table-cell>
          <table:table-cell table:style-name="ce4" table:formula="of:=IF([$source.K6]=&quot;&quot;;&quot;&quot;; &quot;overlay&quot;&amp;[$source.$D$1]&amp;&quot;_desc&quot;&amp;[.D5]&amp;&quot;_movable = true&quot;&amp; CHAR(10)&amp; &quot;overlay&quot;&amp;[$source.$D$1]&amp;&quot;_desc&quot;&amp;[.D5]&amp;&quot;_saturate_pct = 0.65&quot; )">
            <text:p/>
          </table:table-cell>
          <table:table-cell table:formula="of:=&quot;overlay&quot;&amp;[$source.$D$1]&amp;&quot;_desc&quot;&amp;[.D5]&amp;&quot;_alpha_mod = &quot;&amp;[$source.L6]" office:value-type="string" office:string-value="overlay0_desc2_alpha_mod = 20" calcext:value-type="string">
            <text:p>overlay0_desc2_alpha_mod = 20</text:p>
          </table:table-cell>
          <table:table-cell table:formula="of:=IF([$source.M6]=&quot;&quot;;&quot;&quot;; &quot;overlay&quot;&amp;[$source.$D$1]&amp;&quot;_desc&quot;&amp;[.D5]&amp;&quot;_next_target = &quot;&quot;&quot;&amp;[$source.M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6:.T6])" office:value-type="string" office:string-value="### Overlay 'portrait' &gt; 3 &gt; light for 'menu_toggle'&#10;overlay0_desc3 = &quot;menu_toggle,0.91944,0.9225,radial,0.03889,0.0175&quot;&#10;overlay0_desc3_overlay = p-light-hotkey.png&#10;overlay0_desc3_reach_x = 0&#10;overlay0_desc3_alpha_mod = 20" calcext:value-type="string">
            <text:p>### Overlay 'portrait' &gt; 3 &gt; light for 'menu_toggle'</text:p>
            <text:p>overlay0_desc3 = "menu_toggle,0.91944,0.9225,radial,0.03889,0.0175"</text:p>
            <text:p>overlay0_desc3_overlay = p-light-hotkey.png</text:p>
            <text:p>overlay0_desc3_reach_x = 0</text:p>
            <text:p>overlay0_desc3_alpha_mod = 20</text:p>
          </table:table-cell>
          <table:table-cell table:number-columns-repeated="2"/>
          <table:table-cell table:formula="of:=[$source.A7]" office:value-type="float" office:value="3" calcext:value-type="float">
            <text:p>3</text:p>
          </table:table-cell>
          <table:table-cell table:formula="of:=[$source.D7]/2" office:value-type="float" office:value="42" calcext:value-type="float">
            <text:p>42</text:p>
          </table:table-cell>
          <table:table-cell table:formula="of:=[$source.E7]/2" office:value-type="float" office:value="42" calcext:value-type="float">
            <text:p>42</text:p>
          </table:table-cell>
          <table:table-cell table:formula="of:=[$source.F7]+[.E6]" office:value-type="float" office:value="993" calcext:value-type="float">
            <text:p>993</text:p>
          </table:table-cell>
          <table:table-cell table:formula="of:=[$source.G7]+[.F6]" office:value-type="float" office:value="2214" calcext:value-type="float">
            <text:p>2214</text:p>
          </table:table-cell>
          <table:table-cell table:formula="of:=ROUND([.E6]/[$source.$F$1];5)" office:value-type="float" office:value="0.03889" calcext:value-type="float">
            <text:p>0.03889</text:p>
          </table:table-cell>
          <table:table-cell table:formula="of:=ROUND([.F6]/[$source.$H$1];5)" office:value-type="float" office:value="0.0175" calcext:value-type="float">
            <text:p>0.0175</text:p>
          </table:table-cell>
          <table:table-cell table:formula="of:=ROUND([.G6]/[$source.$F$1];5)" office:value-type="float" office:value="0.91944" calcext:value-type="float">
            <text:p>0.91944</text:p>
          </table:table-cell>
          <table:table-cell table:formula="of:=ROUND([.H6]/[$source.$H$1];5)" office:value-type="float" office:value="0.9225" calcext:value-type="float">
            <text:p>0.9225</text:p>
          </table:table-cell>
          <table:table-cell table:style-name="ce4" table:formula="of:=&quot;### Overlay '&quot;&amp;[$source.$B$1]&amp;&quot;' &gt; &quot;&amp;[.D6]&amp;&quot; &gt; &quot;&amp;[$source.N7]" office:value-type="string" office:string-value="### Overlay 'portrait' &gt; 3 &gt; light for 'menu_toggle'" calcext:value-type="string">
            <text:p>### Overlay 'portrait' &gt; 3 &gt; light for 'menu_toggle'</text:p>
          </table:table-cell>
          <table:table-cell table:style-name="ce4" table:formula="of:=&quot;overlay&quot;&amp;[$source.$D$1]&amp;&quot;_desc&quot;&amp;[.D6]&amp;&quot; = &quot;&quot;&quot;&amp;COM.MICROSOFT.TEXTJOIN(&quot;,&quot;;0;[$source.B7];[.K6];[.L6];[$source.H7];[.I6];[.J6])&amp;&quot;&quot;&quot;&quot;" office:value-type="string" office:string-value="overlay0_desc3 = &quot;menu_toggle,0.91944,0.9225,radial,0.03889,0.0175&quot;" calcext:value-type="string">
            <text:p>overlay0_desc3 = "menu_toggle,0.91944,0.9225,radial,0.03889,0.0175"</text:p>
          </table:table-cell>
          <table:table-cell table:formula="of:=IF([$source.C7]=&quot;&quot;;&quot;&quot;;&quot;overlay&quot;&amp;[$source.$D$1]&amp;&quot;_desc&quot;&amp;[.D6]&amp;&quot;_overlay = &quot;&amp;[$source.C7])" office:value-type="string" office:string-value="overlay0_desc3_overlay = p-light-hotkey.png" calcext:value-type="string">
            <text:p>overlay0_desc3_overlay = p-light-hotkey.png</text:p>
          </table:table-cell>
          <table:table-cell table:formula="of:=IF([$source.I7]=&quot;&quot;; &quot;overlay&quot;&amp;[$source.$D$1]&amp;&quot;_desc&quot;&amp;[.D6]&amp;&quot;_reach_x = 0&quot;; &quot;overlay&quot;&amp;[$source.$D$1]&amp;&quot;_desc&quot;&amp;[.D6]&amp;&quot;_reach_x = 1.25&quot;&amp;CHAR(10)&amp;&quot;overlay&quot;&amp;[$source.$D$1]&amp;&quot;_desc&quot;&amp;[.D6]&amp;&quot;_reach_y = 1.25&quot; )" office:value-type="string" office:string-value="overlay0_desc3_reach_x = 0" calcext:value-type="string">
            <text:p>overlay0_desc3_reach_x = 0</text:p>
          </table:table-cell>
          <table:table-cell table:style-name="ce4" table:formula="of:=IF([$source.J7]=&quot;&quot;;&quot;&quot;; &quot;overlay&quot;&amp;[$source.$D$1]&amp;&quot;_desc&quot;&amp;[.D6]&amp;&quot;_range_mod = 15&quot;&amp; CHAR(10)&amp; &quot;overlay&quot;&amp;[$source.$D$1]&amp;&quot;_desc&quot;&amp;[.D6]&amp;&quot;_range_mod_exclusive = true&quot; )">
            <text:p/>
          </table:table-cell>
          <table:table-cell table:style-name="ce4" table:formula="of:=IF([$source.K7]=&quot;&quot;;&quot;&quot;; &quot;overlay&quot;&amp;[$source.$D$1]&amp;&quot;_desc&quot;&amp;[.D6]&amp;&quot;_movable = true&quot;&amp; CHAR(10)&amp; &quot;overlay&quot;&amp;[$source.$D$1]&amp;&quot;_desc&quot;&amp;[.D6]&amp;&quot;_saturate_pct = 0.65&quot; )">
            <text:p/>
          </table:table-cell>
          <table:table-cell table:formula="of:=&quot;overlay&quot;&amp;[$source.$D$1]&amp;&quot;_desc&quot;&amp;[.D6]&amp;&quot;_alpha_mod = &quot;&amp;[$source.L7]" office:value-type="string" office:string-value="overlay0_desc3_alpha_mod = 20" calcext:value-type="string">
            <text:p>overlay0_desc3_alpha_mod = 20</text:p>
          </table:table-cell>
          <table:table-cell table:formula="of:=IF([$source.M7]=&quot;&quot;;&quot;&quot;; &quot;overlay&quot;&amp;[$source.$D$1]&amp;&quot;_desc&quot;&amp;[.D6]&amp;&quot;_next_target = &quot;&quot;&quot;&amp;[$source.M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7:.T7])" office:value-type="string" office:string-value="### Overlay 'portrait' &gt; 4 &gt; light for 'select'&#10;overlay0_desc4 = &quot;select,0.08056,0.58793,radial,0.05556,0.025&quot;&#10;overlay0_desc4_overlay = p-light-shoulder.png&#10;overlay0_desc4_reach_x = 0&#10;overlay0_desc4_alpha_mod = 20" calcext:value-type="string">
            <text:p>### Overlay 'portrait' &gt; 4 &gt; light for 'select'</text:p>
            <text:p>overlay0_desc4 = "select,0.08056,0.58793,radial,0.05556,0.025"</text:p>
            <text:p>overlay0_desc4_overlay = p-light-shoulder.png</text:p>
            <text:p>overlay0_desc4_reach_x = 0</text:p>
            <text:p>overlay0_desc4_alpha_mod = 20</text:p>
          </table:table-cell>
          <table:table-cell table:number-columns-repeated="2"/>
          <table:table-cell table:formula="of:=[$source.A8]" office:value-type="float" office:value="4" calcext:value-type="float">
            <text:p>4</text:p>
          </table:table-cell>
          <table:table-cell table:formula="of:=[$source.D8]/2" office:value-type="float" office:value="60" calcext:value-type="float">
            <text:p>60</text:p>
          </table:table-cell>
          <table:table-cell table:formula="of:=[$source.E8]/2" office:value-type="float" office:value="60" calcext:value-type="float">
            <text:p>60</text:p>
          </table:table-cell>
          <table:table-cell table:formula="of:=[$source.F8]+[.E7]" office:value-type="float" office:value="87" calcext:value-type="float">
            <text:p>87</text:p>
          </table:table-cell>
          <table:table-cell table:formula="of:=[$source.G8]+[.F7]" office:value-type="float" office:value="1411.035" calcext:value-type="float">
            <text:p>1411.035</text:p>
          </table:table-cell>
          <table:table-cell table:formula="of:=ROUND([.E7]/[$source.$F$1];5)" office:value-type="float" office:value="0.05556" calcext:value-type="float">
            <text:p>0.05556</text:p>
          </table:table-cell>
          <table:table-cell table:formula="of:=ROUND([.F7]/[$source.$H$1];5)" office:value-type="float" office:value="0.025" calcext:value-type="float">
            <text:p>0.025</text:p>
          </table:table-cell>
          <table:table-cell table:formula="of:=ROUND([.G7]/[$source.$F$1];5)" office:value-type="float" office:value="0.08056" calcext:value-type="float">
            <text:p>0.08056</text:p>
          </table:table-cell>
          <table:table-cell table:formula="of:=ROUND([.H7]/[$source.$H$1];5)" office:value-type="float" office:value="0.58793" calcext:value-type="float">
            <text:p>0.58793</text:p>
          </table:table-cell>
          <table:table-cell table:style-name="ce4" table:formula="of:=&quot;### Overlay '&quot;&amp;[$source.$B$1]&amp;&quot;' &gt; &quot;&amp;[.D7]&amp;&quot; &gt; &quot;&amp;[$source.N8]" office:value-type="string" office:string-value="### Overlay 'portrait' &gt; 4 &gt; light for 'select'" calcext:value-type="string">
            <text:p>### Overlay 'portrait' &gt; 4 &gt; light for 'select'</text:p>
          </table:table-cell>
          <table:table-cell table:style-name="ce4" table:formula="of:=&quot;overlay&quot;&amp;[$source.$D$1]&amp;&quot;_desc&quot;&amp;[.D7]&amp;&quot; = &quot;&quot;&quot;&amp;COM.MICROSOFT.TEXTJOIN(&quot;,&quot;;0;[$source.B8];[.K7];[.L7];[$source.H8];[.I7];[.J7])&amp;&quot;&quot;&quot;&quot;" office:value-type="string" office:string-value="overlay0_desc4 = &quot;select,0.08056,0.58793,radial,0.05556,0.025&quot;" calcext:value-type="string">
            <text:p>overlay0_desc4 = "select,0.08056,0.58793,radial,0.05556,0.025"</text:p>
          </table:table-cell>
          <table:table-cell table:formula="of:=IF([$source.C8]=&quot;&quot;;&quot;&quot;;&quot;overlay&quot;&amp;[$source.$D$1]&amp;&quot;_desc&quot;&amp;[.D7]&amp;&quot;_overlay = &quot;&amp;[$source.C8])" office:value-type="string" office:string-value="overlay0_desc4_overlay = p-light-shoulder.png" calcext:value-type="string">
            <text:p>overlay0_desc4_overlay = p-light-shoulder.png</text:p>
          </table:table-cell>
          <table:table-cell table:formula="of:=IF([$source.I8]=&quot;&quot;; &quot;overlay&quot;&amp;[$source.$D$1]&amp;&quot;_desc&quot;&amp;[.D7]&amp;&quot;_reach_x = 0&quot;; &quot;overlay&quot;&amp;[$source.$D$1]&amp;&quot;_desc&quot;&amp;[.D7]&amp;&quot;_reach_x = 1.25&quot;&amp;CHAR(10)&amp;&quot;overlay&quot;&amp;[$source.$D$1]&amp;&quot;_desc&quot;&amp;[.D7]&amp;&quot;_reach_y = 1.25&quot; )" office:value-type="string" office:string-value="overlay0_desc4_reach_x = 0" calcext:value-type="string">
            <text:p>overlay0_desc4_reach_x = 0</text:p>
          </table:table-cell>
          <table:table-cell table:style-name="ce4" table:formula="of:=IF([$source.J8]=&quot;&quot;;&quot;&quot;; &quot;overlay&quot;&amp;[$source.$D$1]&amp;&quot;_desc&quot;&amp;[.D7]&amp;&quot;_range_mod = 15&quot;&amp; CHAR(10)&amp; &quot;overlay&quot;&amp;[$source.$D$1]&amp;&quot;_desc&quot;&amp;[.D7]&amp;&quot;_range_mod_exclusive = true&quot; )">
            <text:p/>
          </table:table-cell>
          <table:table-cell table:style-name="ce4" table:formula="of:=IF([$source.K8]=&quot;&quot;;&quot;&quot;; &quot;overlay&quot;&amp;[$source.$D$1]&amp;&quot;_desc&quot;&amp;[.D7]&amp;&quot;_movable = true&quot;&amp; CHAR(10)&amp; &quot;overlay&quot;&amp;[$source.$D$1]&amp;&quot;_desc&quot;&amp;[.D7]&amp;&quot;_saturate_pct = 0.65&quot; )">
            <text:p/>
          </table:table-cell>
          <table:table-cell table:formula="of:=&quot;overlay&quot;&amp;[$source.$D$1]&amp;&quot;_desc&quot;&amp;[.D7]&amp;&quot;_alpha_mod = &quot;&amp;[$source.L8]" office:value-type="string" office:string-value="overlay0_desc4_alpha_mod = 20" calcext:value-type="string">
            <text:p>overlay0_desc4_alpha_mod = 20</text:p>
          </table:table-cell>
          <table:table-cell table:formula="of:=IF([$source.M8]=&quot;&quot;;&quot;&quot;; &quot;overlay&quot;&amp;[$source.$D$1]&amp;&quot;_desc&quot;&amp;[.D7]&amp;&quot;_next_target = &quot;&quot;&quot;&amp;[$source.M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8:.T8])" office:value-type="string" office:string-value="### Overlay 'portrait' &gt; 5 &gt; light for 'start'&#10;overlay0_desc5 = &quot;start,0.91944,0.58793,radial,0.05556,0.025&quot;&#10;overlay0_desc5_overlay = p-light-shoulder.png&#10;overlay0_desc5_reach_x = 0&#10;overlay0_desc5_alpha_mod = 20" calcext:value-type="string">
            <text:p>### Overlay 'portrait' &gt; 5 &gt; light for 'start'</text:p>
            <text:p>overlay0_desc5 = "start,0.91944,0.58793,radial,0.05556,0.025"</text:p>
            <text:p>overlay0_desc5_overlay = p-light-shoulder.png</text:p>
            <text:p>overlay0_desc5_reach_x = 0</text:p>
            <text:p>overlay0_desc5_alpha_mod = 20</text:p>
          </table:table-cell>
          <table:table-cell table:number-columns-repeated="2"/>
          <table:table-cell table:formula="of:=[$source.A9]" office:value-type="float" office:value="5" calcext:value-type="float">
            <text:p>5</text:p>
          </table:table-cell>
          <table:table-cell table:formula="of:=[$source.D9]/2" office:value-type="float" office:value="60" calcext:value-type="float">
            <text:p>60</text:p>
          </table:table-cell>
          <table:table-cell table:formula="of:=[$source.E9]/2" office:value-type="float" office:value="60" calcext:value-type="float">
            <text:p>60</text:p>
          </table:table-cell>
          <table:table-cell table:formula="of:=[$source.F9]+[.E8]" office:value-type="float" office:value="993" calcext:value-type="float">
            <text:p>993</text:p>
          </table:table-cell>
          <table:table-cell table:formula="of:=[$source.G9]+[.F8]" office:value-type="float" office:value="1411.035" calcext:value-type="float">
            <text:p>1411.035</text:p>
          </table:table-cell>
          <table:table-cell table:formula="of:=ROUND([.E8]/[$source.$F$1];5)" office:value-type="float" office:value="0.05556" calcext:value-type="float">
            <text:p>0.05556</text:p>
          </table:table-cell>
          <table:table-cell table:formula="of:=ROUND([.F8]/[$source.$H$1];5)" office:value-type="float" office:value="0.025" calcext:value-type="float">
            <text:p>0.025</text:p>
          </table:table-cell>
          <table:table-cell table:formula="of:=ROUND([.G8]/[$source.$F$1];5)" office:value-type="float" office:value="0.91944" calcext:value-type="float">
            <text:p>0.91944</text:p>
          </table:table-cell>
          <table:table-cell table:formula="of:=ROUND([.H8]/[$source.$H$1];5)" office:value-type="float" office:value="0.58793" calcext:value-type="float">
            <text:p>0.58793</text:p>
          </table:table-cell>
          <table:table-cell table:style-name="ce4" table:formula="of:=&quot;### Overlay '&quot;&amp;[$source.$B$1]&amp;&quot;' &gt; &quot;&amp;[.D8]&amp;&quot; &gt; &quot;&amp;[$source.N9]" office:value-type="string" office:string-value="### Overlay 'portrait' &gt; 5 &gt; light for 'start'" calcext:value-type="string">
            <text:p>### Overlay 'portrait' &gt; 5 &gt; light for 'start'</text:p>
          </table:table-cell>
          <table:table-cell table:style-name="ce4" table:formula="of:=&quot;overlay&quot;&amp;[$source.$D$1]&amp;&quot;_desc&quot;&amp;[.D8]&amp;&quot; = &quot;&quot;&quot;&amp;COM.MICROSOFT.TEXTJOIN(&quot;,&quot;;0;[$source.B9];[.K8];[.L8];[$source.H9];[.I8];[.J8])&amp;&quot;&quot;&quot;&quot;" office:value-type="string" office:string-value="overlay0_desc5 = &quot;start,0.91944,0.58793,radial,0.05556,0.025&quot;" calcext:value-type="string">
            <text:p>overlay0_desc5 = "start,0.91944,0.58793,radial,0.05556,0.025"</text:p>
          </table:table-cell>
          <table:table-cell table:formula="of:=IF([$source.C9]=&quot;&quot;;&quot;&quot;;&quot;overlay&quot;&amp;[$source.$D$1]&amp;&quot;_desc&quot;&amp;[.D8]&amp;&quot;_overlay = &quot;&amp;[$source.C9])" office:value-type="string" office:string-value="overlay0_desc5_overlay = p-light-shoulder.png" calcext:value-type="string">
            <text:p>overlay0_desc5_overlay = p-light-shoulder.png</text:p>
          </table:table-cell>
          <table:table-cell table:formula="of:=IF([$source.I9]=&quot;&quot;; &quot;overlay&quot;&amp;[$source.$D$1]&amp;&quot;_desc&quot;&amp;[.D8]&amp;&quot;_reach_x = 0&quot;; &quot;overlay&quot;&amp;[$source.$D$1]&amp;&quot;_desc&quot;&amp;[.D8]&amp;&quot;_reach_x = 1.25&quot;&amp;CHAR(10)&amp;&quot;overlay&quot;&amp;[$source.$D$1]&amp;&quot;_desc&quot;&amp;[.D8]&amp;&quot;_reach_y = 1.25&quot; )" office:value-type="string" office:string-value="overlay0_desc5_reach_x = 0" calcext:value-type="string">
            <text:p>overlay0_desc5_reach_x = 0</text:p>
          </table:table-cell>
          <table:table-cell table:style-name="ce4" table:formula="of:=IF([$source.J9]=&quot;&quot;;&quot;&quot;; &quot;overlay&quot;&amp;[$source.$D$1]&amp;&quot;_desc&quot;&amp;[.D8]&amp;&quot;_range_mod = 15&quot;&amp; CHAR(10)&amp; &quot;overlay&quot;&amp;[$source.$D$1]&amp;&quot;_desc&quot;&amp;[.D8]&amp;&quot;_range_mod_exclusive = true&quot; )">
            <text:p/>
          </table:table-cell>
          <table:table-cell table:style-name="ce4" table:formula="of:=IF([$source.K9]=&quot;&quot;;&quot;&quot;; &quot;overlay&quot;&amp;[$source.$D$1]&amp;&quot;_desc&quot;&amp;[.D8]&amp;&quot;_movable = true&quot;&amp; CHAR(10)&amp; &quot;overlay&quot;&amp;[$source.$D$1]&amp;&quot;_desc&quot;&amp;[.D8]&amp;&quot;_saturate_pct = 0.65&quot; )">
            <text:p/>
          </table:table-cell>
          <table:table-cell table:formula="of:=&quot;overlay&quot;&amp;[$source.$D$1]&amp;&quot;_desc&quot;&amp;[.D8]&amp;&quot;_alpha_mod = &quot;&amp;[$source.L9]" office:value-type="string" office:string-value="overlay0_desc5_alpha_mod = 20" calcext:value-type="string">
            <text:p>overlay0_desc5_alpha_mod = 20</text:p>
          </table:table-cell>
          <table:table-cell table:formula="of:=IF([$source.M9]=&quot;&quot;;&quot;&quot;; &quot;overlay&quot;&amp;[$source.$D$1]&amp;&quot;_desc&quot;&amp;[.D8]&amp;&quot;_next_target = &quot;&quot;&quot;&amp;[$source.M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9:.T9])" office:value-type="string" office:string-value="### Overlay 'portrait' &gt; 6 &gt; light for 'up'&#10;overlay0_desc6 = &quot;up,0.25,0.6625,radial,0.07778,0.035&quot;&#10;overlay0_desc6_overlay = p-light-act4.png&#10;overlay0_desc6_reach_x = 0&#10;overlay0_desc6_alpha_mod = 20" calcext:value-type="string">
            <text:p>### Overlay 'portrait' &gt; 6 &gt; light for 'up'</text:p>
            <text:p>overlay0_desc6 = "up,0.25,0.6625,radial,0.07778,0.035"</text:p>
            <text:p>overlay0_desc6_overlay = p-light-act4.png</text:p>
            <text:p>overlay0_desc6_reach_x = 0</text:p>
            <text:p>overlay0_desc6_alpha_mod = 20</text:p>
          </table:table-cell>
          <table:table-cell table:number-columns-repeated="2"/>
          <table:table-cell table:formula="of:=[$source.A10]" office:value-type="float" office:value="6" calcext:value-type="float">
            <text:p>6</text:p>
          </table:table-cell>
          <table:table-cell table:formula="of:=[$source.D10]/2" office:value-type="float" office:value="84" calcext:value-type="float">
            <text:p>84</text:p>
          </table:table-cell>
          <table:table-cell table:formula="of:=[$source.E10]/2" office:value-type="float" office:value="84" calcext:value-type="float">
            <text:p>84</text:p>
          </table:table-cell>
          <table:table-cell table:formula="of:=[$source.F10]+[.E9]" office:value-type="float" office:value="270" calcext:value-type="float">
            <text:p>270</text:p>
          </table:table-cell>
          <table:table-cell table:formula="of:=[$source.G10]+[.F9]" office:value-type="float" office:value="1590" calcext:value-type="float">
            <text:p>1590</text:p>
          </table:table-cell>
          <table:table-cell table:formula="of:=ROUND([.E9]/[$source.$F$1];5)" office:value-type="float" office:value="0.07778" calcext:value-type="float">
            <text:p>0.07778</text:p>
          </table:table-cell>
          <table:table-cell table:formula="of:=ROUND([.F9]/[$source.$H$1];5)" office:value-type="float" office:value="0.035" calcext:value-type="float">
            <text:p>0.035</text:p>
          </table:table-cell>
          <table:table-cell table:formula="of:=ROUND([.G9]/[$source.$F$1];5)" office:value-type="float" office:value="0.25" calcext:value-type="float">
            <text:p>0.25</text:p>
          </table:table-cell>
          <table:table-cell table:formula="of:=ROUND([.H9]/[$source.$H$1];5)" office:value-type="float" office:value="0.6625" calcext:value-type="float">
            <text:p>0.6625</text:p>
          </table:table-cell>
          <table:table-cell table:style-name="ce4" table:formula="of:=&quot;### Overlay '&quot;&amp;[$source.$B$1]&amp;&quot;' &gt; &quot;&amp;[.D9]&amp;&quot; &gt; &quot;&amp;[$source.N10]" office:value-type="string" office:string-value="### Overlay 'portrait' &gt; 6 &gt; light for 'up'" calcext:value-type="string">
            <text:p>### Overlay 'portrait' &gt; 6 &gt; light for 'up'</text:p>
          </table:table-cell>
          <table:table-cell table:style-name="ce4" table:formula="of:=&quot;overlay&quot;&amp;[$source.$D$1]&amp;&quot;_desc&quot;&amp;[.D9]&amp;&quot; = &quot;&quot;&quot;&amp;COM.MICROSOFT.TEXTJOIN(&quot;,&quot;;0;[$source.B10];[.K9];[.L9];[$source.H10];[.I9];[.J9])&amp;&quot;&quot;&quot;&quot;" office:value-type="string" office:string-value="overlay0_desc6 = &quot;up,0.25,0.6625,radial,0.07778,0.035&quot;" calcext:value-type="string">
            <text:p>overlay0_desc6 = "up,0.25,0.6625,radial,0.07778,0.035"</text:p>
          </table:table-cell>
          <table:table-cell table:formula="of:=IF([$source.C10]=&quot;&quot;;&quot;&quot;;&quot;overlay&quot;&amp;[$source.$D$1]&amp;&quot;_desc&quot;&amp;[.D9]&amp;&quot;_overlay = &quot;&amp;[$source.C10])" office:value-type="string" office:string-value="overlay0_desc6_overlay = p-light-act4.png" calcext:value-type="string">
            <text:p>overlay0_desc6_overlay = p-light-act4.png</text:p>
          </table:table-cell>
          <table:table-cell table:formula="of:=IF([$source.I10]=&quot;&quot;; &quot;overlay&quot;&amp;[$source.$D$1]&amp;&quot;_desc&quot;&amp;[.D9]&amp;&quot;_reach_x = 0&quot;; &quot;overlay&quot;&amp;[$source.$D$1]&amp;&quot;_desc&quot;&amp;[.D9]&amp;&quot;_reach_x = 1.25&quot;&amp;CHAR(10)&amp;&quot;overlay&quot;&amp;[$source.$D$1]&amp;&quot;_desc&quot;&amp;[.D9]&amp;&quot;_reach_y = 1.25&quot; )" office:value-type="string" office:string-value="overlay0_desc6_reach_x = 0" calcext:value-type="string">
            <text:p>overlay0_desc6_reach_x = 0</text:p>
          </table:table-cell>
          <table:table-cell table:style-name="ce4" table:formula="of:=IF([$source.J10]=&quot;&quot;;&quot;&quot;; &quot;overlay&quot;&amp;[$source.$D$1]&amp;&quot;_desc&quot;&amp;[.D9]&amp;&quot;_range_mod = 15&quot;&amp; CHAR(10)&amp; &quot;overlay&quot;&amp;[$source.$D$1]&amp;&quot;_desc&quot;&amp;[.D9]&amp;&quot;_range_mod_exclusive = true&quot; )">
            <text:p/>
          </table:table-cell>
          <table:table-cell table:style-name="ce4" table:formula="of:=IF([$source.K10]=&quot;&quot;;&quot;&quot;; &quot;overlay&quot;&amp;[$source.$D$1]&amp;&quot;_desc&quot;&amp;[.D9]&amp;&quot;_movable = true&quot;&amp; CHAR(10)&amp; &quot;overlay&quot;&amp;[$source.$D$1]&amp;&quot;_desc&quot;&amp;[.D9]&amp;&quot;_saturate_pct = 0.65&quot; )">
            <text:p/>
          </table:table-cell>
          <table:table-cell table:formula="of:=&quot;overlay&quot;&amp;[$source.$D$1]&amp;&quot;_desc&quot;&amp;[.D9]&amp;&quot;_alpha_mod = &quot;&amp;[$source.L10]" office:value-type="string" office:string-value="overlay0_desc6_alpha_mod = 20" calcext:value-type="string">
            <text:p>overlay0_desc6_alpha_mod = 20</text:p>
          </table:table-cell>
          <table:table-cell table:formula="of:=IF([$source.M10]=&quot;&quot;;&quot;&quot;; &quot;overlay&quot;&amp;[$source.$D$1]&amp;&quot;_desc&quot;&amp;[.D9]&amp;&quot;_next_target = &quot;&quot;&quot;&amp;[$source.M10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0:.T10])" office:value-type="string" office:string-value="### Overlay 'portrait' &gt; 7 &gt; light for 'left'&#10;overlay0_desc7 = &quot;left,0.12222,0.72,radial,0.07778,0.035&quot;&#10;overlay0_desc7_overlay = p-light-act4.png&#10;overlay0_desc7_reach_x = 0&#10;overlay0_desc7_alpha_mod = 20" calcext:value-type="string">
            <text:p>### Overlay 'portrait' &gt; 7 &gt; light for 'left'</text:p>
            <text:p>overlay0_desc7 = "left,0.12222,0.72,radial,0.07778,0.035"</text:p>
            <text:p>overlay0_desc7_overlay = p-light-act4.png</text:p>
            <text:p>overlay0_desc7_reach_x = 0</text:p>
            <text:p>overlay0_desc7_alpha_mod = 20</text:p>
          </table:table-cell>
          <table:table-cell table:number-columns-repeated="2"/>
          <table:table-cell table:formula="of:=[$source.A11]" office:value-type="float" office:value="7" calcext:value-type="float">
            <text:p>7</text:p>
          </table:table-cell>
          <table:table-cell table:formula="of:=[$source.D11]/2" office:value-type="float" office:value="84" calcext:value-type="float">
            <text:p>84</text:p>
          </table:table-cell>
          <table:table-cell table:formula="of:=[$source.E11]/2" office:value-type="float" office:value="84" calcext:value-type="float">
            <text:p>84</text:p>
          </table:table-cell>
          <table:table-cell table:formula="of:=[$source.F11]+[.E10]" office:value-type="float" office:value="132" calcext:value-type="float">
            <text:p>132</text:p>
          </table:table-cell>
          <table:table-cell table:formula="of:=[$source.G11]+[.F10]" office:value-type="float" office:value="1728" calcext:value-type="float">
            <text:p>1728</text:p>
          </table:table-cell>
          <table:table-cell table:formula="of:=ROUND([.E10]/[$source.$F$1];5)" office:value-type="float" office:value="0.07778" calcext:value-type="float">
            <text:p>0.07778</text:p>
          </table:table-cell>
          <table:table-cell table:formula="of:=ROUND([.F10]/[$source.$H$1];5)" office:value-type="float" office:value="0.035" calcext:value-type="float">
            <text:p>0.035</text:p>
          </table:table-cell>
          <table:table-cell table:formula="of:=ROUND([.G10]/[$source.$F$1];5)" office:value-type="float" office:value="0.12222" calcext:value-type="float">
            <text:p>0.12222</text:p>
          </table:table-cell>
          <table:table-cell table:formula="of:=ROUND([.H10]/[$source.$H$1];5)" office:value-type="float" office:value="0.72" calcext:value-type="float">
            <text:p>0.72</text:p>
          </table:table-cell>
          <table:table-cell table:style-name="ce4" table:formula="of:=&quot;### Overlay '&quot;&amp;[$source.$B$1]&amp;&quot;' &gt; &quot;&amp;[.D10]&amp;&quot; &gt; &quot;&amp;[$source.N11]" office:value-type="string" office:string-value="### Overlay 'portrait' &gt; 7 &gt; light for 'left'" calcext:value-type="string">
            <text:p>### Overlay 'portrait' &gt; 7 &gt; light for 'left'</text:p>
          </table:table-cell>
          <table:table-cell table:style-name="ce4" table:formula="of:=&quot;overlay&quot;&amp;[$source.$D$1]&amp;&quot;_desc&quot;&amp;[.D10]&amp;&quot; = &quot;&quot;&quot;&amp;COM.MICROSOFT.TEXTJOIN(&quot;,&quot;;0;[$source.B11];[.K10];[.L10];[$source.H11];[.I10];[.J10])&amp;&quot;&quot;&quot;&quot;" office:value-type="string" office:string-value="overlay0_desc7 = &quot;left,0.12222,0.72,radial,0.07778,0.035&quot;" calcext:value-type="string">
            <text:p>overlay0_desc7 = "left,0.12222,0.72,radial,0.07778,0.035"</text:p>
          </table:table-cell>
          <table:table-cell table:formula="of:=IF([$source.C11]=&quot;&quot;;&quot;&quot;;&quot;overlay&quot;&amp;[$source.$D$1]&amp;&quot;_desc&quot;&amp;[.D10]&amp;&quot;_overlay = &quot;&amp;[$source.C11])" office:value-type="string" office:string-value="overlay0_desc7_overlay = p-light-act4.png" calcext:value-type="string">
            <text:p>overlay0_desc7_overlay = p-light-act4.png</text:p>
          </table:table-cell>
          <table:table-cell table:formula="of:=IF([$source.I11]=&quot;&quot;; &quot;overlay&quot;&amp;[$source.$D$1]&amp;&quot;_desc&quot;&amp;[.D10]&amp;&quot;_reach_x = 0&quot;; &quot;overlay&quot;&amp;[$source.$D$1]&amp;&quot;_desc&quot;&amp;[.D10]&amp;&quot;_reach_x = 1.25&quot;&amp;CHAR(10)&amp;&quot;overlay&quot;&amp;[$source.$D$1]&amp;&quot;_desc&quot;&amp;[.D10]&amp;&quot;_reach_y = 1.25&quot; )" office:value-type="string" office:string-value="overlay0_desc7_reach_x = 0" calcext:value-type="string">
            <text:p>overlay0_desc7_reach_x = 0</text:p>
          </table:table-cell>
          <table:table-cell table:style-name="ce4" table:formula="of:=IF([$source.J11]=&quot;&quot;;&quot;&quot;; &quot;overlay&quot;&amp;[$source.$D$1]&amp;&quot;_desc&quot;&amp;[.D10]&amp;&quot;_range_mod = 15&quot;&amp; CHAR(10)&amp; &quot;overlay&quot;&amp;[$source.$D$1]&amp;&quot;_desc&quot;&amp;[.D10]&amp;&quot;_range_mod_exclusive = true&quot; )">
            <text:p/>
          </table:table-cell>
          <table:table-cell table:style-name="ce4" table:formula="of:=IF([$source.K11]=&quot;&quot;;&quot;&quot;; &quot;overlay&quot;&amp;[$source.$D$1]&amp;&quot;_desc&quot;&amp;[.D10]&amp;&quot;_movable = true&quot;&amp; CHAR(10)&amp; &quot;overlay&quot;&amp;[$source.$D$1]&amp;&quot;_desc&quot;&amp;[.D10]&amp;&quot;_saturate_pct = 0.65&quot; )">
            <text:p/>
          </table:table-cell>
          <table:table-cell table:formula="of:=&quot;overlay&quot;&amp;[$source.$D$1]&amp;&quot;_desc&quot;&amp;[.D10]&amp;&quot;_alpha_mod = &quot;&amp;[$source.L11]" office:value-type="string" office:string-value="overlay0_desc7_alpha_mod = 20" calcext:value-type="string">
            <text:p>overlay0_desc7_alpha_mod = 20</text:p>
          </table:table-cell>
          <table:table-cell table:formula="of:=IF([$source.M11]=&quot;&quot;;&quot;&quot;; &quot;overlay&quot;&amp;[$source.$D$1]&amp;&quot;_desc&quot;&amp;[.D10]&amp;&quot;_next_target = &quot;&quot;&quot;&amp;[$source.M11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1:.T11])" office:value-type="string" office:string-value="### Overlay 'portrait' &gt; 8 &gt; light for 'right'&#10;overlay0_desc8 = &quot;right,0.37778,0.72,radial,0.07778,0.035&quot;&#10;overlay0_desc8_overlay = p-light-act4.png&#10;overlay0_desc8_reach_x = 0&#10;overlay0_desc8_alpha_mod = 20" calcext:value-type="string">
            <text:p>### Overlay 'portrait' &gt; 8 &gt; light for 'right'</text:p>
            <text:p>overlay0_desc8 = "right,0.37778,0.72,radial,0.07778,0.035"</text:p>
            <text:p>overlay0_desc8_overlay = p-light-act4.png</text:p>
            <text:p>overlay0_desc8_reach_x = 0</text:p>
            <text:p>overlay0_desc8_alpha_mod = 20</text:p>
          </table:table-cell>
          <table:table-cell table:number-columns-repeated="2"/>
          <table:table-cell table:formula="of:=[$source.A12]" office:value-type="float" office:value="8" calcext:value-type="float">
            <text:p>8</text:p>
          </table:table-cell>
          <table:table-cell table:formula="of:=[$source.D12]/2" office:value-type="float" office:value="84" calcext:value-type="float">
            <text:p>84</text:p>
          </table:table-cell>
          <table:table-cell table:formula="of:=[$source.E12]/2" office:value-type="float" office:value="84" calcext:value-type="float">
            <text:p>84</text:p>
          </table:table-cell>
          <table:table-cell table:formula="of:=[$source.F12]+[.E11]" office:value-type="float" office:value="408" calcext:value-type="float">
            <text:p>408</text:p>
          </table:table-cell>
          <table:table-cell table:formula="of:=[$source.G12]+[.F11]" office:value-type="float" office:value="1728" calcext:value-type="float">
            <text:p>1728</text:p>
          </table:table-cell>
          <table:table-cell table:formula="of:=ROUND([.E11]/[$source.$F$1];5)" office:value-type="float" office:value="0.07778" calcext:value-type="float">
            <text:p>0.07778</text:p>
          </table:table-cell>
          <table:table-cell table:formula="of:=ROUND([.F11]/[$source.$H$1];5)" office:value-type="float" office:value="0.035" calcext:value-type="float">
            <text:p>0.035</text:p>
          </table:table-cell>
          <table:table-cell table:formula="of:=ROUND([.G11]/[$source.$F$1];5)" office:value-type="float" office:value="0.37778" calcext:value-type="float">
            <text:p>0.37778</text:p>
          </table:table-cell>
          <table:table-cell table:formula="of:=ROUND([.H11]/[$source.$H$1];5)" office:value-type="float" office:value="0.72" calcext:value-type="float">
            <text:p>0.72</text:p>
          </table:table-cell>
          <table:table-cell table:style-name="ce4" table:formula="of:=&quot;### Overlay '&quot;&amp;[$source.$B$1]&amp;&quot;' &gt; &quot;&amp;[.D11]&amp;&quot; &gt; &quot;&amp;[$source.N12]" office:value-type="string" office:string-value="### Overlay 'portrait' &gt; 8 &gt; light for 'right'" calcext:value-type="string">
            <text:p>### Overlay 'portrait' &gt; 8 &gt; light for 'right'</text:p>
          </table:table-cell>
          <table:table-cell table:style-name="ce4" table:formula="of:=&quot;overlay&quot;&amp;[$source.$D$1]&amp;&quot;_desc&quot;&amp;[.D11]&amp;&quot; = &quot;&quot;&quot;&amp;COM.MICROSOFT.TEXTJOIN(&quot;,&quot;;0;[$source.B12];[.K11];[.L11];[$source.H12];[.I11];[.J11])&amp;&quot;&quot;&quot;&quot;" office:value-type="string" office:string-value="overlay0_desc8 = &quot;right,0.37778,0.72,radial,0.07778,0.035&quot;" calcext:value-type="string">
            <text:p>overlay0_desc8 = "right,0.37778,0.72,radial,0.07778,0.035"</text:p>
          </table:table-cell>
          <table:table-cell table:formula="of:=IF([$source.C12]=&quot;&quot;;&quot;&quot;;&quot;overlay&quot;&amp;[$source.$D$1]&amp;&quot;_desc&quot;&amp;[.D11]&amp;&quot;_overlay = &quot;&amp;[$source.C12])" office:value-type="string" office:string-value="overlay0_desc8_overlay = p-light-act4.png" calcext:value-type="string">
            <text:p>overlay0_desc8_overlay = p-light-act4.png</text:p>
          </table:table-cell>
          <table:table-cell table:formula="of:=IF([$source.I12]=&quot;&quot;; &quot;overlay&quot;&amp;[$source.$D$1]&amp;&quot;_desc&quot;&amp;[.D11]&amp;&quot;_reach_x = 0&quot;; &quot;overlay&quot;&amp;[$source.$D$1]&amp;&quot;_desc&quot;&amp;[.D11]&amp;&quot;_reach_x = 1.25&quot;&amp;CHAR(10)&amp;&quot;overlay&quot;&amp;[$source.$D$1]&amp;&quot;_desc&quot;&amp;[.D11]&amp;&quot;_reach_y = 1.25&quot; )" office:value-type="string" office:string-value="overlay0_desc8_reach_x = 0" calcext:value-type="string">
            <text:p>overlay0_desc8_reach_x = 0</text:p>
          </table:table-cell>
          <table:table-cell table:style-name="ce4" table:formula="of:=IF([$source.J12]=&quot;&quot;;&quot;&quot;; &quot;overlay&quot;&amp;[$source.$D$1]&amp;&quot;_desc&quot;&amp;[.D11]&amp;&quot;_range_mod = 15&quot;&amp; CHAR(10)&amp; &quot;overlay&quot;&amp;[$source.$D$1]&amp;&quot;_desc&quot;&amp;[.D11]&amp;&quot;_range_mod_exclusive = true&quot; )">
            <text:p/>
          </table:table-cell>
          <table:table-cell table:style-name="ce4" table:formula="of:=IF([$source.K12]=&quot;&quot;;&quot;&quot;; &quot;overlay&quot;&amp;[$source.$D$1]&amp;&quot;_desc&quot;&amp;[.D11]&amp;&quot;_movable = true&quot;&amp; CHAR(10)&amp; &quot;overlay&quot;&amp;[$source.$D$1]&amp;&quot;_desc&quot;&amp;[.D11]&amp;&quot;_saturate_pct = 0.65&quot; )">
            <text:p/>
          </table:table-cell>
          <table:table-cell table:formula="of:=&quot;overlay&quot;&amp;[$source.$D$1]&amp;&quot;_desc&quot;&amp;[.D11]&amp;&quot;_alpha_mod = &quot;&amp;[$source.L12]" office:value-type="string" office:string-value="overlay0_desc8_alpha_mod = 20" calcext:value-type="string">
            <text:p>overlay0_desc8_alpha_mod = 20</text:p>
          </table:table-cell>
          <table:table-cell table:formula="of:=IF([$source.M12]=&quot;&quot;;&quot;&quot;; &quot;overlay&quot;&amp;[$source.$D$1]&amp;&quot;_desc&quot;&amp;[.D11]&amp;&quot;_next_target = &quot;&quot;&quot;&amp;[$source.M12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2:.T12])" office:value-type="string" office:string-value="### Overlay 'portrait' &gt; 9 &gt; light for 'down'&#10;overlay0_desc9 = &quot;down,0.25,0.7775,radial,0.07778,0.035&quot;&#10;overlay0_desc9_overlay = p-light-act4.png&#10;overlay0_desc9_reach_x = 0&#10;overlay0_desc9_alpha_mod = 20" calcext:value-type="string">
            <text:p>### Overlay 'portrait' &gt; 9 &gt; light for 'down'</text:p>
            <text:p>overlay0_desc9 = "down,0.25,0.7775,radial,0.07778,0.035"</text:p>
            <text:p>overlay0_desc9_overlay = p-light-act4.png</text:p>
            <text:p>overlay0_desc9_reach_x = 0</text:p>
            <text:p>overlay0_desc9_alpha_mod = 20</text:p>
          </table:table-cell>
          <table:table-cell table:number-columns-repeated="2"/>
          <table:table-cell table:formula="of:=[$source.A13]" office:value-type="float" office:value="9" calcext:value-type="float">
            <text:p>9</text:p>
          </table:table-cell>
          <table:table-cell table:formula="of:=[$source.D13]/2" office:value-type="float" office:value="84" calcext:value-type="float">
            <text:p>84</text:p>
          </table:table-cell>
          <table:table-cell table:formula="of:=[$source.E13]/2" office:value-type="float" office:value="84" calcext:value-type="float">
            <text:p>84</text:p>
          </table:table-cell>
          <table:table-cell table:formula="of:=[$source.F13]+[.E12]" office:value-type="float" office:value="270" calcext:value-type="float">
            <text:p>270</text:p>
          </table:table-cell>
          <table:table-cell table:formula="of:=[$source.G13]+[.F12]" office:value-type="float" office:value="1866" calcext:value-type="float">
            <text:p>1866</text:p>
          </table:table-cell>
          <table:table-cell table:formula="of:=ROUND([.E12]/[$source.$F$1];5)" office:value-type="float" office:value="0.07778" calcext:value-type="float">
            <text:p>0.07778</text:p>
          </table:table-cell>
          <table:table-cell table:formula="of:=ROUND([.F12]/[$source.$H$1];5)" office:value-type="float" office:value="0.035" calcext:value-type="float">
            <text:p>0.035</text:p>
          </table:table-cell>
          <table:table-cell table:formula="of:=ROUND([.G12]/[$source.$F$1];5)" office:value-type="float" office:value="0.25" calcext:value-type="float">
            <text:p>0.25</text:p>
          </table:table-cell>
          <table:table-cell table:formula="of:=ROUND([.H12]/[$source.$H$1];5)" office:value-type="float" office:value="0.7775" calcext:value-type="float">
            <text:p>0.7775</text:p>
          </table:table-cell>
          <table:table-cell table:style-name="ce4" table:formula="of:=&quot;### Overlay '&quot;&amp;[$source.$B$1]&amp;&quot;' &gt; &quot;&amp;[.D12]&amp;&quot; &gt; &quot;&amp;[$source.N13]" office:value-type="string" office:string-value="### Overlay 'portrait' &gt; 9 &gt; light for 'down'" calcext:value-type="string">
            <text:p>### Overlay 'portrait' &gt; 9 &gt; light for 'down'</text:p>
          </table:table-cell>
          <table:table-cell table:style-name="ce4" table:formula="of:=&quot;overlay&quot;&amp;[$source.$D$1]&amp;&quot;_desc&quot;&amp;[.D12]&amp;&quot; = &quot;&quot;&quot;&amp;COM.MICROSOFT.TEXTJOIN(&quot;,&quot;;0;[$source.B13];[.K12];[.L12];[$source.H13];[.I12];[.J12])&amp;&quot;&quot;&quot;&quot;" office:value-type="string" office:string-value="overlay0_desc9 = &quot;down,0.25,0.7775,radial,0.07778,0.035&quot;" calcext:value-type="string">
            <text:p>overlay0_desc9 = "down,0.25,0.7775,radial,0.07778,0.035"</text:p>
          </table:table-cell>
          <table:table-cell table:formula="of:=IF([$source.C13]=&quot;&quot;;&quot;&quot;;&quot;overlay&quot;&amp;[$source.$D$1]&amp;&quot;_desc&quot;&amp;[.D12]&amp;&quot;_overlay = &quot;&amp;[$source.C13])" office:value-type="string" office:string-value="overlay0_desc9_overlay = p-light-act4.png" calcext:value-type="string">
            <text:p>overlay0_desc9_overlay = p-light-act4.png</text:p>
          </table:table-cell>
          <table:table-cell table:formula="of:=IF([$source.I13]=&quot;&quot;; &quot;overlay&quot;&amp;[$source.$D$1]&amp;&quot;_desc&quot;&amp;[.D12]&amp;&quot;_reach_x = 0&quot;; &quot;overlay&quot;&amp;[$source.$D$1]&amp;&quot;_desc&quot;&amp;[.D12]&amp;&quot;_reach_x = 1.25&quot;&amp;CHAR(10)&amp;&quot;overlay&quot;&amp;[$source.$D$1]&amp;&quot;_desc&quot;&amp;[.D12]&amp;&quot;_reach_y = 1.25&quot; )" office:value-type="string" office:string-value="overlay0_desc9_reach_x = 0" calcext:value-type="string">
            <text:p>overlay0_desc9_reach_x = 0</text:p>
          </table:table-cell>
          <table:table-cell table:style-name="ce4" table:formula="of:=IF([$source.J13]=&quot;&quot;;&quot;&quot;; &quot;overlay&quot;&amp;[$source.$D$1]&amp;&quot;_desc&quot;&amp;[.D12]&amp;&quot;_range_mod = 15&quot;&amp; CHAR(10)&amp; &quot;overlay&quot;&amp;[$source.$D$1]&amp;&quot;_desc&quot;&amp;[.D12]&amp;&quot;_range_mod_exclusive = true&quot; )">
            <text:p/>
          </table:table-cell>
          <table:table-cell table:style-name="ce4" table:formula="of:=IF([$source.K13]=&quot;&quot;;&quot;&quot;; &quot;overlay&quot;&amp;[$source.$D$1]&amp;&quot;_desc&quot;&amp;[.D12]&amp;&quot;_movable = true&quot;&amp; CHAR(10)&amp; &quot;overlay&quot;&amp;[$source.$D$1]&amp;&quot;_desc&quot;&amp;[.D12]&amp;&quot;_saturate_pct = 0.65&quot; )">
            <text:p/>
          </table:table-cell>
          <table:table-cell table:formula="of:=&quot;overlay&quot;&amp;[$source.$D$1]&amp;&quot;_desc&quot;&amp;[.D12]&amp;&quot;_alpha_mod = &quot;&amp;[$source.L13]" office:value-type="string" office:string-value="overlay0_desc9_alpha_mod = 20" calcext:value-type="string">
            <text:p>overlay0_desc9_alpha_mod = 20</text:p>
          </table:table-cell>
          <table:table-cell table:formula="of:=IF([$source.M13]=&quot;&quot;;&quot;&quot;; &quot;overlay&quot;&amp;[$source.$D$1]&amp;&quot;_desc&quot;&amp;[.D12]&amp;&quot;_next_target = &quot;&quot;&quot;&amp;[$source.M13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3:.T13])" office:value-type="string" office:string-value="### Overlay 'portrait' &gt; 10 &gt; light for 'up|left'&#10;overlay0_desc10 = &quot;up|left,0.11644,0.6599,radial,0.01667,0.0075&quot;&#10;overlay0_desc10_overlay = p-light-corner.png&#10;overlay0_desc10_reach_x = 0&#10;overlay0_desc10_alpha_mod = 20" calcext:value-type="string">
            <text:p>### Overlay 'portrait' &gt; 10 &gt; light for 'up|left'</text:p>
            <text:p>overlay0_desc10 = "up|left,0.11644,0.6599,radial,0.01667,0.0075"</text:p>
            <text:p>overlay0_desc10_overlay = p-light-corner.png</text:p>
            <text:p>overlay0_desc10_reach_x = 0</text:p>
            <text:p>overlay0_desc10_alpha_mod = 20</text:p>
          </table:table-cell>
          <table:table-cell table:number-columns-repeated="2"/>
          <table:table-cell table:formula="of:=[$source.A14]" office:value-type="float" office:value="10" calcext:value-type="float">
            <text:p>10</text:p>
          </table:table-cell>
          <table:table-cell table:formula="of:=[$source.D14]/2" office:value-type="float" office:value="18" calcext:value-type="float">
            <text:p>18</text:p>
          </table:table-cell>
          <table:table-cell table:formula="of:=[$source.E14]/2" office:value-type="float" office:value="18" calcext:value-type="float">
            <text:p>18</text:p>
          </table:table-cell>
          <table:table-cell table:formula="of:=[$source.F14]+[.E13]" office:value-type="float" office:value="125.75" calcext:value-type="float">
            <text:p>125.75</text:p>
          </table:table-cell>
          <table:table-cell table:formula="of:=[$source.G14]+[.F13]" office:value-type="float" office:value="1583.75" calcext:value-type="float">
            <text:p>1583.75</text:p>
          </table:table-cell>
          <table:table-cell table:formula="of:=ROUND([.E13]/[$source.$F$1];5)" office:value-type="float" office:value="0.01667" calcext:value-type="float">
            <text:p>0.01667</text:p>
          </table:table-cell>
          <table:table-cell table:formula="of:=ROUND([.F13]/[$source.$H$1];5)" office:value-type="float" office:value="0.0075" calcext:value-type="float">
            <text:p>0.0075</text:p>
          </table:table-cell>
          <table:table-cell table:formula="of:=ROUND([.G13]/[$source.$F$1];5)" office:value-type="float" office:value="0.11644" calcext:value-type="float">
            <text:p>0.11644</text:p>
          </table:table-cell>
          <table:table-cell table:formula="of:=ROUND([.H13]/[$source.$H$1];5)" office:value-type="float" office:value="0.6599" calcext:value-type="float">
            <text:p>0.6599</text:p>
          </table:table-cell>
          <table:table-cell table:style-name="ce4" table:formula="of:=&quot;### Overlay '&quot;&amp;[$source.$B$1]&amp;&quot;' &gt; &quot;&amp;[.D13]&amp;&quot; &gt; &quot;&amp;[$source.N14]" office:value-type="string" office:string-value="### Overlay 'portrait' &gt; 10 &gt; light for 'up|left'" calcext:value-type="string">
            <text:p>### Overlay 'portrait' &gt; 10 &gt; light for 'up|left'</text:p>
          </table:table-cell>
          <table:table-cell table:style-name="ce4" table:formula="of:=&quot;overlay&quot;&amp;[$source.$D$1]&amp;&quot;_desc&quot;&amp;[.D13]&amp;&quot; = &quot;&quot;&quot;&amp;COM.MICROSOFT.TEXTJOIN(&quot;,&quot;;0;[$source.B14];[.K13];[.L13];[$source.H14];[.I13];[.J13])&amp;&quot;&quot;&quot;&quot;" office:value-type="string" office:string-value="overlay0_desc10 = &quot;up|left,0.11644,0.6599,radial,0.01667,0.0075&quot;" calcext:value-type="string">
            <text:p>overlay0_desc10 = "up|left,0.11644,0.6599,radial,0.01667,0.0075"</text:p>
          </table:table-cell>
          <table:table-cell table:formula="of:=IF([$source.C14]=&quot;&quot;;&quot;&quot;;&quot;overlay&quot;&amp;[$source.$D$1]&amp;&quot;_desc&quot;&amp;[.D13]&amp;&quot;_overlay = &quot;&amp;[$source.C14])" office:value-type="string" office:string-value="overlay0_desc10_overlay = p-light-corner.png" calcext:value-type="string">
            <text:p>overlay0_desc10_overlay = p-light-corner.png</text:p>
          </table:table-cell>
          <table:table-cell table:formula="of:=IF([$source.I14]=&quot;&quot;; &quot;overlay&quot;&amp;[$source.$D$1]&amp;&quot;_desc&quot;&amp;[.D13]&amp;&quot;_reach_x = 0&quot;; &quot;overlay&quot;&amp;[$source.$D$1]&amp;&quot;_desc&quot;&amp;[.D13]&amp;&quot;_reach_x = 1.25&quot;&amp;CHAR(10)&amp;&quot;overlay&quot;&amp;[$source.$D$1]&amp;&quot;_desc&quot;&amp;[.D13]&amp;&quot;_reach_y = 1.25&quot; )" office:value-type="string" office:string-value="overlay0_desc10_reach_x = 0" calcext:value-type="string">
            <text:p>overlay0_desc10_reach_x = 0</text:p>
          </table:table-cell>
          <table:table-cell table:style-name="ce4" table:formula="of:=IF([$source.J14]=&quot;&quot;;&quot;&quot;; &quot;overlay&quot;&amp;[$source.$D$1]&amp;&quot;_desc&quot;&amp;[.D13]&amp;&quot;_range_mod = 15&quot;&amp; CHAR(10)&amp; &quot;overlay&quot;&amp;[$source.$D$1]&amp;&quot;_desc&quot;&amp;[.D13]&amp;&quot;_range_mod_exclusive = true&quot; )">
            <text:p/>
          </table:table-cell>
          <table:table-cell table:style-name="ce4" table:formula="of:=IF([$source.K14]=&quot;&quot;;&quot;&quot;; &quot;overlay&quot;&amp;[$source.$D$1]&amp;&quot;_desc&quot;&amp;[.D13]&amp;&quot;_movable = true&quot;&amp; CHAR(10)&amp; &quot;overlay&quot;&amp;[$source.$D$1]&amp;&quot;_desc&quot;&amp;[.D13]&amp;&quot;_saturate_pct = 0.65&quot; )">
            <text:p/>
          </table:table-cell>
          <table:table-cell table:formula="of:=&quot;overlay&quot;&amp;[$source.$D$1]&amp;&quot;_desc&quot;&amp;[.D13]&amp;&quot;_alpha_mod = &quot;&amp;[$source.L14]" office:value-type="string" office:string-value="overlay0_desc10_alpha_mod = 20" calcext:value-type="string">
            <text:p>overlay0_desc10_alpha_mod = 20</text:p>
          </table:table-cell>
          <table:table-cell table:formula="of:=IF([$source.M14]=&quot;&quot;;&quot;&quot;; &quot;overlay&quot;&amp;[$source.$D$1]&amp;&quot;_desc&quot;&amp;[.D13]&amp;&quot;_next_target = &quot;&quot;&quot;&amp;[$source.M1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4:.T14])" office:value-type="string" office:string-value="### Overlay 'portrait' &gt; 11 &gt; light for 'up|right'&#10;overlay0_desc11 = &quot;up|right,0.38356,0.6599,radial,0.01667,0.0075&quot;&#10;overlay0_desc11_overlay = p-light-corner.png&#10;overlay0_desc11_reach_x = 0&#10;overlay0_desc11_alpha_mod = 20" calcext:value-type="string">
            <text:p>### Overlay 'portrait' &gt; 11 &gt; light for 'up|right'</text:p>
            <text:p>overlay0_desc11 = "up|right,0.38356,0.6599,radial,0.01667,0.0075"</text:p>
            <text:p>overlay0_desc11_overlay = p-light-corner.png</text:p>
            <text:p>overlay0_desc11_reach_x = 0</text:p>
            <text:p>overlay0_desc11_alpha_mod = 20</text:p>
          </table:table-cell>
          <table:table-cell table:number-columns-repeated="2"/>
          <table:table-cell table:formula="of:=[$source.A15]" office:value-type="float" office:value="11" calcext:value-type="float">
            <text:p>11</text:p>
          </table:table-cell>
          <table:table-cell table:formula="of:=[$source.D15]/2" office:value-type="float" office:value="18" calcext:value-type="float">
            <text:p>18</text:p>
          </table:table-cell>
          <table:table-cell table:formula="of:=[$source.E15]/2" office:value-type="float" office:value="18" calcext:value-type="float">
            <text:p>18</text:p>
          </table:table-cell>
          <table:table-cell table:formula="of:=[$source.F15]+[.E14]" office:value-type="float" office:value="414.25" calcext:value-type="float">
            <text:p>414.25</text:p>
          </table:table-cell>
          <table:table-cell table:formula="of:=[$source.G15]+[.F14]" office:value-type="float" office:value="1583.75" calcext:value-type="float">
            <text:p>1583.75</text:p>
          </table:table-cell>
          <table:table-cell table:formula="of:=ROUND([.E14]/[$source.$F$1];5)" office:value-type="float" office:value="0.01667" calcext:value-type="float">
            <text:p>0.01667</text:p>
          </table:table-cell>
          <table:table-cell table:formula="of:=ROUND([.F14]/[$source.$H$1];5)" office:value-type="float" office:value="0.0075" calcext:value-type="float">
            <text:p>0.0075</text:p>
          </table:table-cell>
          <table:table-cell table:formula="of:=ROUND([.G14]/[$source.$F$1];5)" office:value-type="float" office:value="0.38356" calcext:value-type="float">
            <text:p>0.38356</text:p>
          </table:table-cell>
          <table:table-cell table:formula="of:=ROUND([.H14]/[$source.$H$1];5)" office:value-type="float" office:value="0.6599" calcext:value-type="float">
            <text:p>0.6599</text:p>
          </table:table-cell>
          <table:table-cell table:style-name="ce4" table:formula="of:=&quot;### Overlay '&quot;&amp;[$source.$B$1]&amp;&quot;' &gt; &quot;&amp;[.D14]&amp;&quot; &gt; &quot;&amp;[$source.N15]" office:value-type="string" office:string-value="### Overlay 'portrait' &gt; 11 &gt; light for 'up|right'" calcext:value-type="string">
            <text:p>### Overlay 'portrait' &gt; 11 &gt; light for 'up|right'</text:p>
          </table:table-cell>
          <table:table-cell table:style-name="ce4" table:formula="of:=&quot;overlay&quot;&amp;[$source.$D$1]&amp;&quot;_desc&quot;&amp;[.D14]&amp;&quot; = &quot;&quot;&quot;&amp;COM.MICROSOFT.TEXTJOIN(&quot;,&quot;;0;[$source.B15];[.K14];[.L14];[$source.H15];[.I14];[.J14])&amp;&quot;&quot;&quot;&quot;" office:value-type="string" office:string-value="overlay0_desc11 = &quot;up|right,0.38356,0.6599,radial,0.01667,0.0075&quot;" calcext:value-type="string">
            <text:p>overlay0_desc11 = "up|right,0.38356,0.6599,radial,0.01667,0.0075"</text:p>
          </table:table-cell>
          <table:table-cell table:formula="of:=IF([$source.C15]=&quot;&quot;;&quot;&quot;;&quot;overlay&quot;&amp;[$source.$D$1]&amp;&quot;_desc&quot;&amp;[.D14]&amp;&quot;_overlay = &quot;&amp;[$source.C15])" office:value-type="string" office:string-value="overlay0_desc11_overlay = p-light-corner.png" calcext:value-type="string">
            <text:p>overlay0_desc11_overlay = p-light-corner.png</text:p>
          </table:table-cell>
          <table:table-cell table:formula="of:=IF([$source.I15]=&quot;&quot;; &quot;overlay&quot;&amp;[$source.$D$1]&amp;&quot;_desc&quot;&amp;[.D14]&amp;&quot;_reach_x = 0&quot;; &quot;overlay&quot;&amp;[$source.$D$1]&amp;&quot;_desc&quot;&amp;[.D14]&amp;&quot;_reach_x = 1.25&quot;&amp;CHAR(10)&amp;&quot;overlay&quot;&amp;[$source.$D$1]&amp;&quot;_desc&quot;&amp;[.D14]&amp;&quot;_reach_y = 1.25&quot; )" office:value-type="string" office:string-value="overlay0_desc11_reach_x = 0" calcext:value-type="string">
            <text:p>overlay0_desc11_reach_x = 0</text:p>
          </table:table-cell>
          <table:table-cell table:style-name="ce4" table:formula="of:=IF([$source.J15]=&quot;&quot;;&quot;&quot;; &quot;overlay&quot;&amp;[$source.$D$1]&amp;&quot;_desc&quot;&amp;[.D14]&amp;&quot;_range_mod = 15&quot;&amp; CHAR(10)&amp; &quot;overlay&quot;&amp;[$source.$D$1]&amp;&quot;_desc&quot;&amp;[.D14]&amp;&quot;_range_mod_exclusive = true&quot; )">
            <text:p/>
          </table:table-cell>
          <table:table-cell table:style-name="ce4" table:formula="of:=IF([$source.K15]=&quot;&quot;;&quot;&quot;; &quot;overlay&quot;&amp;[$source.$D$1]&amp;&quot;_desc&quot;&amp;[.D14]&amp;&quot;_movable = true&quot;&amp; CHAR(10)&amp; &quot;overlay&quot;&amp;[$source.$D$1]&amp;&quot;_desc&quot;&amp;[.D14]&amp;&quot;_saturate_pct = 0.65&quot; )">
            <text:p/>
          </table:table-cell>
          <table:table-cell table:formula="of:=&quot;overlay&quot;&amp;[$source.$D$1]&amp;&quot;_desc&quot;&amp;[.D14]&amp;&quot;_alpha_mod = &quot;&amp;[$source.L15]" office:value-type="string" office:string-value="overlay0_desc11_alpha_mod = 20" calcext:value-type="string">
            <text:p>overlay0_desc11_alpha_mod = 20</text:p>
          </table:table-cell>
          <table:table-cell table:formula="of:=IF([$source.M15]=&quot;&quot;;&quot;&quot;; &quot;overlay&quot;&amp;[$source.$D$1]&amp;&quot;_desc&quot;&amp;[.D14]&amp;&quot;_next_target = &quot;&quot;&quot;&amp;[$source.M1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5:.T15])" office:value-type="string" office:string-value="### Overlay 'portrait' &gt; 12 &gt; light for 'down|left'&#10;overlay0_desc12 = &quot;down|left,0.11644,0.7801,radial,0.01667,0.0075&quot;&#10;overlay0_desc12_overlay = p-light-corner.png&#10;overlay0_desc12_reach_x = 0&#10;overlay0_desc12_alpha_mod = 20" calcext:value-type="string">
            <text:p>### Overlay 'portrait' &gt; 12 &gt; light for 'down|left'</text:p>
            <text:p>overlay0_desc12 = "down|left,0.11644,0.7801,radial,0.01667,0.0075"</text:p>
            <text:p>overlay0_desc12_overlay = p-light-corner.png</text:p>
            <text:p>overlay0_desc12_reach_x = 0</text:p>
            <text:p>overlay0_desc12_alpha_mod = 20</text:p>
          </table:table-cell>
          <table:table-cell table:number-columns-repeated="2"/>
          <table:table-cell table:formula="of:=[$source.A16]" office:value-type="float" office:value="12" calcext:value-type="float">
            <text:p>12</text:p>
          </table:table-cell>
          <table:table-cell table:formula="of:=[$source.D16]/2" office:value-type="float" office:value="18" calcext:value-type="float">
            <text:p>18</text:p>
          </table:table-cell>
          <table:table-cell table:formula="of:=[$source.E16]/2" office:value-type="float" office:value="18" calcext:value-type="float">
            <text:p>18</text:p>
          </table:table-cell>
          <table:table-cell table:formula="of:=[$source.F16]+[.E15]" office:value-type="float" office:value="125.75" calcext:value-type="float">
            <text:p>125.75</text:p>
          </table:table-cell>
          <table:table-cell table:formula="of:=[$source.G16]+[.F15]" office:value-type="float" office:value="1872.25" calcext:value-type="float">
            <text:p>1872.25</text:p>
          </table:table-cell>
          <table:table-cell table:formula="of:=ROUND([.E15]/[$source.$F$1];5)" office:value-type="float" office:value="0.01667" calcext:value-type="float">
            <text:p>0.01667</text:p>
          </table:table-cell>
          <table:table-cell table:formula="of:=ROUND([.F15]/[$source.$H$1];5)" office:value-type="float" office:value="0.0075" calcext:value-type="float">
            <text:p>0.0075</text:p>
          </table:table-cell>
          <table:table-cell table:formula="of:=ROUND([.G15]/[$source.$F$1];5)" office:value-type="float" office:value="0.11644" calcext:value-type="float">
            <text:p>0.11644</text:p>
          </table:table-cell>
          <table:table-cell table:formula="of:=ROUND([.H15]/[$source.$H$1];5)" office:value-type="float" office:value="0.7801" calcext:value-type="float">
            <text:p>0.7801</text:p>
          </table:table-cell>
          <table:table-cell table:style-name="ce4" table:formula="of:=&quot;### Overlay '&quot;&amp;[$source.$B$1]&amp;&quot;' &gt; &quot;&amp;[.D15]&amp;&quot; &gt; &quot;&amp;[$source.N16]" office:value-type="string" office:string-value="### Overlay 'portrait' &gt; 12 &gt; light for 'down|left'" calcext:value-type="string">
            <text:p>### Overlay 'portrait' &gt; 12 &gt; light for 'down|left'</text:p>
          </table:table-cell>
          <table:table-cell table:style-name="ce4" table:formula="of:=&quot;overlay&quot;&amp;[$source.$D$1]&amp;&quot;_desc&quot;&amp;[.D15]&amp;&quot; = &quot;&quot;&quot;&amp;COM.MICROSOFT.TEXTJOIN(&quot;,&quot;;0;[$source.B16];[.K15];[.L15];[$source.H16];[.I15];[.J15])&amp;&quot;&quot;&quot;&quot;" office:value-type="string" office:string-value="overlay0_desc12 = &quot;down|left,0.11644,0.7801,radial,0.01667,0.0075&quot;" calcext:value-type="string">
            <text:p>overlay0_desc12 = "down|left,0.11644,0.7801,radial,0.01667,0.0075"</text:p>
          </table:table-cell>
          <table:table-cell table:formula="of:=IF([$source.C16]=&quot;&quot;;&quot;&quot;;&quot;overlay&quot;&amp;[$source.$D$1]&amp;&quot;_desc&quot;&amp;[.D15]&amp;&quot;_overlay = &quot;&amp;[$source.C16])" office:value-type="string" office:string-value="overlay0_desc12_overlay = p-light-corner.png" calcext:value-type="string">
            <text:p>overlay0_desc12_overlay = p-light-corner.png</text:p>
          </table:table-cell>
          <table:table-cell table:formula="of:=IF([$source.I16]=&quot;&quot;; &quot;overlay&quot;&amp;[$source.$D$1]&amp;&quot;_desc&quot;&amp;[.D15]&amp;&quot;_reach_x = 0&quot;; &quot;overlay&quot;&amp;[$source.$D$1]&amp;&quot;_desc&quot;&amp;[.D15]&amp;&quot;_reach_x = 1.25&quot;&amp;CHAR(10)&amp;&quot;overlay&quot;&amp;[$source.$D$1]&amp;&quot;_desc&quot;&amp;[.D15]&amp;&quot;_reach_y = 1.25&quot; )" office:value-type="string" office:string-value="overlay0_desc12_reach_x = 0" calcext:value-type="string">
            <text:p>overlay0_desc12_reach_x = 0</text:p>
          </table:table-cell>
          <table:table-cell table:style-name="ce4" table:formula="of:=IF([$source.J16]=&quot;&quot;;&quot;&quot;; &quot;overlay&quot;&amp;[$source.$D$1]&amp;&quot;_desc&quot;&amp;[.D15]&amp;&quot;_range_mod = 15&quot;&amp; CHAR(10)&amp; &quot;overlay&quot;&amp;[$source.$D$1]&amp;&quot;_desc&quot;&amp;[.D15]&amp;&quot;_range_mod_exclusive = true&quot; )">
            <text:p/>
          </table:table-cell>
          <table:table-cell table:style-name="ce4" table:formula="of:=IF([$source.K16]=&quot;&quot;;&quot;&quot;; &quot;overlay&quot;&amp;[$source.$D$1]&amp;&quot;_desc&quot;&amp;[.D15]&amp;&quot;_movable = true&quot;&amp; CHAR(10)&amp; &quot;overlay&quot;&amp;[$source.$D$1]&amp;&quot;_desc&quot;&amp;[.D15]&amp;&quot;_saturate_pct = 0.65&quot; )">
            <text:p/>
          </table:table-cell>
          <table:table-cell table:formula="of:=&quot;overlay&quot;&amp;[$source.$D$1]&amp;&quot;_desc&quot;&amp;[.D15]&amp;&quot;_alpha_mod = &quot;&amp;[$source.L16]" office:value-type="string" office:string-value="overlay0_desc12_alpha_mod = 20" calcext:value-type="string">
            <text:p>overlay0_desc12_alpha_mod = 20</text:p>
          </table:table-cell>
          <table:table-cell table:formula="of:=IF([$source.M16]=&quot;&quot;;&quot;&quot;; &quot;overlay&quot;&amp;[$source.$D$1]&amp;&quot;_desc&quot;&amp;[.D15]&amp;&quot;_next_target = &quot;&quot;&quot;&amp;[$source.M1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6:.T16])" office:value-type="string" office:string-value="### Overlay 'portrait' &gt; 13 &gt; light for 'down|right'&#10;overlay0_desc13 = &quot;down|right,0.38356,0.7801,radial,0.01667,0.0075&quot;&#10;overlay0_desc13_overlay = p-light-corner.png&#10;overlay0_desc13_reach_x = 0&#10;overlay0_desc13_alpha_mod = 20" calcext:value-type="string">
            <text:p>### Overlay 'portrait' &gt; 13 &gt; light for 'down|right'</text:p>
            <text:p>overlay0_desc13 = "down|right,0.38356,0.7801,radial,0.01667,0.0075"</text:p>
            <text:p>overlay0_desc13_overlay = p-light-corner.png</text:p>
            <text:p>overlay0_desc13_reach_x = 0</text:p>
            <text:p>overlay0_desc13_alpha_mod = 20</text:p>
          </table:table-cell>
          <table:table-cell table:number-columns-repeated="2"/>
          <table:table-cell table:formula="of:=[$source.A17]" office:value-type="float" office:value="13" calcext:value-type="float">
            <text:p>13</text:p>
          </table:table-cell>
          <table:table-cell table:formula="of:=[$source.D17]/2" office:value-type="float" office:value="18" calcext:value-type="float">
            <text:p>18</text:p>
          </table:table-cell>
          <table:table-cell table:formula="of:=[$source.E17]/2" office:value-type="float" office:value="18" calcext:value-type="float">
            <text:p>18</text:p>
          </table:table-cell>
          <table:table-cell table:formula="of:=[$source.F17]+[.E16]" office:value-type="float" office:value="414.25" calcext:value-type="float">
            <text:p>414.25</text:p>
          </table:table-cell>
          <table:table-cell table:formula="of:=[$source.G17]+[.F16]" office:value-type="float" office:value="1872.25" calcext:value-type="float">
            <text:p>1872.25</text:p>
          </table:table-cell>
          <table:table-cell table:formula="of:=ROUND([.E16]/[$source.$F$1];5)" office:value-type="float" office:value="0.01667" calcext:value-type="float">
            <text:p>0.01667</text:p>
          </table:table-cell>
          <table:table-cell table:formula="of:=ROUND([.F16]/[$source.$H$1];5)" office:value-type="float" office:value="0.0075" calcext:value-type="float">
            <text:p>0.0075</text:p>
          </table:table-cell>
          <table:table-cell table:formula="of:=ROUND([.G16]/[$source.$F$1];5)" office:value-type="float" office:value="0.38356" calcext:value-type="float">
            <text:p>0.38356</text:p>
          </table:table-cell>
          <table:table-cell table:formula="of:=ROUND([.H16]/[$source.$H$1];5)" office:value-type="float" office:value="0.7801" calcext:value-type="float">
            <text:p>0.7801</text:p>
          </table:table-cell>
          <table:table-cell table:style-name="ce4" table:formula="of:=&quot;### Overlay '&quot;&amp;[$source.$B$1]&amp;&quot;' &gt; &quot;&amp;[.D16]&amp;&quot; &gt; &quot;&amp;[$source.N17]" office:value-type="string" office:string-value="### Overlay 'portrait' &gt; 13 &gt; light for 'down|right'" calcext:value-type="string">
            <text:p>### Overlay 'portrait' &gt; 13 &gt; light for 'down|right'</text:p>
          </table:table-cell>
          <table:table-cell table:style-name="ce4" table:formula="of:=&quot;overlay&quot;&amp;[$source.$D$1]&amp;&quot;_desc&quot;&amp;[.D16]&amp;&quot; = &quot;&quot;&quot;&amp;COM.MICROSOFT.TEXTJOIN(&quot;,&quot;;0;[$source.B17];[.K16];[.L16];[$source.H17];[.I16];[.J16])&amp;&quot;&quot;&quot;&quot;" office:value-type="string" office:string-value="overlay0_desc13 = &quot;down|right,0.38356,0.7801,radial,0.01667,0.0075&quot;" calcext:value-type="string">
            <text:p>overlay0_desc13 = "down|right,0.38356,0.7801,radial,0.01667,0.0075"</text:p>
          </table:table-cell>
          <table:table-cell table:formula="of:=IF([$source.C17]=&quot;&quot;;&quot;&quot;;&quot;overlay&quot;&amp;[$source.$D$1]&amp;&quot;_desc&quot;&amp;[.D16]&amp;&quot;_overlay = &quot;&amp;[$source.C17])" office:value-type="string" office:string-value="overlay0_desc13_overlay = p-light-corner.png" calcext:value-type="string">
            <text:p>overlay0_desc13_overlay = p-light-corner.png</text:p>
          </table:table-cell>
          <table:table-cell table:formula="of:=IF([$source.I17]=&quot;&quot;; &quot;overlay&quot;&amp;[$source.$D$1]&amp;&quot;_desc&quot;&amp;[.D16]&amp;&quot;_reach_x = 0&quot;; &quot;overlay&quot;&amp;[$source.$D$1]&amp;&quot;_desc&quot;&amp;[.D16]&amp;&quot;_reach_x = 1.25&quot;&amp;CHAR(10)&amp;&quot;overlay&quot;&amp;[$source.$D$1]&amp;&quot;_desc&quot;&amp;[.D16]&amp;&quot;_reach_y = 1.25&quot; )" office:value-type="string" office:string-value="overlay0_desc13_reach_x = 0" calcext:value-type="string">
            <text:p>overlay0_desc13_reach_x = 0</text:p>
          </table:table-cell>
          <table:table-cell table:style-name="ce4" table:formula="of:=IF([$source.J17]=&quot;&quot;;&quot;&quot;; &quot;overlay&quot;&amp;[$source.$D$1]&amp;&quot;_desc&quot;&amp;[.D16]&amp;&quot;_range_mod = 15&quot;&amp; CHAR(10)&amp; &quot;overlay&quot;&amp;[$source.$D$1]&amp;&quot;_desc&quot;&amp;[.D16]&amp;&quot;_range_mod_exclusive = true&quot; )">
            <text:p/>
          </table:table-cell>
          <table:table-cell table:style-name="ce4" table:formula="of:=IF([$source.K17]=&quot;&quot;;&quot;&quot;; &quot;overlay&quot;&amp;[$source.$D$1]&amp;&quot;_desc&quot;&amp;[.D16]&amp;&quot;_movable = true&quot;&amp; CHAR(10)&amp; &quot;overlay&quot;&amp;[$source.$D$1]&amp;&quot;_desc&quot;&amp;[.D16]&amp;&quot;_saturate_pct = 0.65&quot; )">
            <text:p/>
          </table:table-cell>
          <table:table-cell table:formula="of:=&quot;overlay&quot;&amp;[$source.$D$1]&amp;&quot;_desc&quot;&amp;[.D16]&amp;&quot;_alpha_mod = &quot;&amp;[$source.L17]" office:value-type="string" office:string-value="overlay0_desc13_alpha_mod = 20" calcext:value-type="string">
            <text:p>overlay0_desc13_alpha_mod = 20</text:p>
          </table:table-cell>
          <table:table-cell table:formula="of:=IF([$source.M17]=&quot;&quot;;&quot;&quot;; &quot;overlay&quot;&amp;[$source.$D$1]&amp;&quot;_desc&quot;&amp;[.D16]&amp;&quot;_next_target = &quot;&quot;&quot;&amp;[$source.M1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7:.T17])" office:value-type="string" office:string-value="### Overlay 'portrait' &gt; 14 &gt; light for 'a'&#10;overlay0_desc14 = &quot;a,0.84382,0.69563,radial,0.09722,0.04375&quot;&#10;overlay0_desc14_overlay = p-light-act2.png&#10;overlay0_desc14_reach_x = 0&#10;overlay0_desc14_alpha_mod = 20" calcext:value-type="string">
            <text:p>### Overlay 'portrait' &gt; 14 &gt; light for 'a'</text:p>
            <text:p>overlay0_desc14 = "a,0.84382,0.69563,radial,0.09722,0.04375"</text:p>
            <text:p>overlay0_desc14_overlay = p-light-act2.png</text:p>
            <text:p>overlay0_desc14_reach_x = 0</text:p>
            <text:p>overlay0_desc14_alpha_mod = 20</text:p>
          </table:table-cell>
          <table:table-cell table:number-columns-repeated="2"/>
          <table:table-cell table:formula="of:=[$source.A18]" office:value-type="float" office:value="14" calcext:value-type="float">
            <text:p>14</text:p>
          </table:table-cell>
          <table:table-cell table:formula="of:=[$source.D18]/2" office:value-type="float" office:value="105" calcext:value-type="float">
            <text:p>105</text:p>
          </table:table-cell>
          <table:table-cell table:formula="of:=[$source.E18]/2" office:value-type="float" office:value="105" calcext:value-type="float">
            <text:p>105</text:p>
          </table:table-cell>
          <table:table-cell table:formula="of:=[$source.F18]+[.E17]" office:value-type="float" office:value="911.325" calcext:value-type="float">
            <text:p>911.325</text:p>
          </table:table-cell>
          <table:table-cell table:formula="of:=[$source.G18]+[.F17]" office:value-type="float" office:value="1669.5" calcext:value-type="float">
            <text:p>1669.5</text:p>
          </table:table-cell>
          <table:table-cell table:formula="of:=ROUND([.E17]/[$source.$F$1];5)" office:value-type="float" office:value="0.09722" calcext:value-type="float">
            <text:p>0.09722</text:p>
          </table:table-cell>
          <table:table-cell table:formula="of:=ROUND([.F17]/[$source.$H$1];5)" office:value-type="float" office:value="0.04375" calcext:value-type="float">
            <text:p>0.04375</text:p>
          </table:table-cell>
          <table:table-cell table:formula="of:=ROUND([.G17]/[$source.$F$1];5)" office:value-type="float" office:value="0.84382" calcext:value-type="float">
            <text:p>0.84382</text:p>
          </table:table-cell>
          <table:table-cell table:formula="of:=ROUND([.H17]/[$source.$H$1];5)" office:value-type="float" office:value="0.69563" calcext:value-type="float">
            <text:p>0.69563</text:p>
          </table:table-cell>
          <table:table-cell table:style-name="ce4" table:formula="of:=&quot;### Overlay '&quot;&amp;[$source.$B$1]&amp;&quot;' &gt; &quot;&amp;[.D17]&amp;&quot; &gt; &quot;&amp;[$source.N18]" office:value-type="string" office:string-value="### Overlay 'portrait' &gt; 14 &gt; light for 'a'" calcext:value-type="string">
            <text:p>### Overlay 'portrait' &gt; 14 &gt; light for 'a'</text:p>
          </table:table-cell>
          <table:table-cell table:style-name="ce4" table:formula="of:=&quot;overlay&quot;&amp;[$source.$D$1]&amp;&quot;_desc&quot;&amp;[.D17]&amp;&quot; = &quot;&quot;&quot;&amp;COM.MICROSOFT.TEXTJOIN(&quot;,&quot;;0;[$source.B18];[.K17];[.L17];[$source.H18];[.I17];[.J17])&amp;&quot;&quot;&quot;&quot;" office:value-type="string" office:string-value="overlay0_desc14 = &quot;a,0.84382,0.69563,radial,0.09722,0.04375&quot;" calcext:value-type="string">
            <text:p>overlay0_desc14 = "a,0.84382,0.69563,radial,0.09722,0.04375"</text:p>
          </table:table-cell>
          <table:table-cell table:formula="of:=IF([$source.C18]=&quot;&quot;;&quot;&quot;;&quot;overlay&quot;&amp;[$source.$D$1]&amp;&quot;_desc&quot;&amp;[.D17]&amp;&quot;_overlay = &quot;&amp;[$source.C18])" office:value-type="string" office:string-value="overlay0_desc14_overlay = p-light-act2.png" calcext:value-type="string">
            <text:p>overlay0_desc14_overlay = p-light-act2.png</text:p>
          </table:table-cell>
          <table:table-cell table:formula="of:=IF([$source.I18]=&quot;&quot;; &quot;overlay&quot;&amp;[$source.$D$1]&amp;&quot;_desc&quot;&amp;[.D17]&amp;&quot;_reach_x = 0&quot;; &quot;overlay&quot;&amp;[$source.$D$1]&amp;&quot;_desc&quot;&amp;[.D17]&amp;&quot;_reach_x = 1.25&quot;&amp;CHAR(10)&amp;&quot;overlay&quot;&amp;[$source.$D$1]&amp;&quot;_desc&quot;&amp;[.D17]&amp;&quot;_reach_y = 1.25&quot; )" office:value-type="string" office:string-value="overlay0_desc14_reach_x = 0" calcext:value-type="string">
            <text:p>overlay0_desc14_reach_x = 0</text:p>
          </table:table-cell>
          <table:table-cell table:style-name="ce4" table:formula="of:=IF([$source.J18]=&quot;&quot;;&quot;&quot;; &quot;overlay&quot;&amp;[$source.$D$1]&amp;&quot;_desc&quot;&amp;[.D17]&amp;&quot;_range_mod = 15&quot;&amp; CHAR(10)&amp; &quot;overlay&quot;&amp;[$source.$D$1]&amp;&quot;_desc&quot;&amp;[.D17]&amp;&quot;_range_mod_exclusive = true&quot; )">
            <text:p/>
          </table:table-cell>
          <table:table-cell table:style-name="ce4" table:formula="of:=IF([$source.K18]=&quot;&quot;;&quot;&quot;; &quot;overlay&quot;&amp;[$source.$D$1]&amp;&quot;_desc&quot;&amp;[.D17]&amp;&quot;_movable = true&quot;&amp; CHAR(10)&amp; &quot;overlay&quot;&amp;[$source.$D$1]&amp;&quot;_desc&quot;&amp;[.D17]&amp;&quot;_saturate_pct = 0.65&quot; )">
            <text:p/>
          </table:table-cell>
          <table:table-cell table:formula="of:=&quot;overlay&quot;&amp;[$source.$D$1]&amp;&quot;_desc&quot;&amp;[.D17]&amp;&quot;_alpha_mod = &quot;&amp;[$source.L18]" office:value-type="string" office:string-value="overlay0_desc14_alpha_mod = 20" calcext:value-type="string">
            <text:p>overlay0_desc14_alpha_mod = 20</text:p>
          </table:table-cell>
          <table:table-cell table:formula="of:=IF([$source.M18]=&quot;&quot;;&quot;&quot;; &quot;overlay&quot;&amp;[$source.$D$1]&amp;&quot;_desc&quot;&amp;[.D17]&amp;&quot;_next_target = &quot;&quot;&quot;&amp;[$source.M1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8:.T18])" office:value-type="string" office:string-value="### Overlay 'portrait' &gt; 15 &gt; light for 'b'&#10;overlay0_desc15 = &quot;b,0.65618,0.74438,radial,0.09722,0.04375&quot;&#10;overlay0_desc15_overlay = p-light-act2.png&#10;overlay0_desc15_reach_x = 0&#10;overlay0_desc15_alpha_mod = 20" calcext:value-type="string">
            <text:p>### Overlay 'portrait' &gt; 15 &gt; light for 'b'</text:p>
            <text:p>overlay0_desc15 = "b,0.65618,0.74438,radial,0.09722,0.04375"</text:p>
            <text:p>overlay0_desc15_overlay = p-light-act2.png</text:p>
            <text:p>overlay0_desc15_reach_x = 0</text:p>
            <text:p>overlay0_desc15_alpha_mod = 20</text:p>
          </table:table-cell>
          <table:table-cell table:number-columns-repeated="2"/>
          <table:table-cell table:formula="of:=[$source.A19]" office:value-type="float" office:value="15" calcext:value-type="float">
            <text:p>15</text:p>
          </table:table-cell>
          <table:table-cell table:formula="of:=[$source.D19]/2" office:value-type="float" office:value="105" calcext:value-type="float">
            <text:p>105</text:p>
          </table:table-cell>
          <table:table-cell table:formula="of:=[$source.E19]/2" office:value-type="float" office:value="105" calcext:value-type="float">
            <text:p>105</text:p>
          </table:table-cell>
          <table:table-cell table:formula="of:=[$source.F19]+[.E18]" office:value-type="float" office:value="708.675" calcext:value-type="float">
            <text:p>708.675</text:p>
          </table:table-cell>
          <table:table-cell table:formula="of:=[$source.G19]+[.F18]" office:value-type="float" office:value="1786.5" calcext:value-type="float">
            <text:p>1786.5</text:p>
          </table:table-cell>
          <table:table-cell table:formula="of:=ROUND([.E18]/[$source.$F$1];5)" office:value-type="float" office:value="0.09722" calcext:value-type="float">
            <text:p>0.09722</text:p>
          </table:table-cell>
          <table:table-cell table:formula="of:=ROUND([.F18]/[$source.$H$1];5)" office:value-type="float" office:value="0.04375" calcext:value-type="float">
            <text:p>0.04375</text:p>
          </table:table-cell>
          <table:table-cell table:formula="of:=ROUND([.G18]/[$source.$F$1];5)" office:value-type="float" office:value="0.65618" calcext:value-type="float">
            <text:p>0.65618</text:p>
          </table:table-cell>
          <table:table-cell table:formula="of:=ROUND([.H18]/[$source.$H$1];5)" office:value-type="float" office:value="0.74438" calcext:value-type="float">
            <text:p>0.74438</text:p>
          </table:table-cell>
          <table:table-cell table:style-name="ce4" table:formula="of:=&quot;### Overlay '&quot;&amp;[$source.$B$1]&amp;&quot;' &gt; &quot;&amp;[.D18]&amp;&quot; &gt; &quot;&amp;[$source.N19]" office:value-type="string" office:string-value="### Overlay 'portrait' &gt; 15 &gt; light for 'b'" calcext:value-type="string">
            <text:p>### Overlay 'portrait' &gt; 15 &gt; light for 'b'</text:p>
          </table:table-cell>
          <table:table-cell table:style-name="ce4" table:formula="of:=&quot;overlay&quot;&amp;[$source.$D$1]&amp;&quot;_desc&quot;&amp;[.D18]&amp;&quot; = &quot;&quot;&quot;&amp;COM.MICROSOFT.TEXTJOIN(&quot;,&quot;;0;[$source.B19];[.K18];[.L18];[$source.H19];[.I18];[.J18])&amp;&quot;&quot;&quot;&quot;" office:value-type="string" office:string-value="overlay0_desc15 = &quot;b,0.65618,0.74438,radial,0.09722,0.04375&quot;" calcext:value-type="string">
            <text:p>overlay0_desc15 = "b,0.65618,0.74438,radial,0.09722,0.04375"</text:p>
          </table:table-cell>
          <table:table-cell table:formula="of:=IF([$source.C19]=&quot;&quot;;&quot;&quot;;&quot;overlay&quot;&amp;[$source.$D$1]&amp;&quot;_desc&quot;&amp;[.D18]&amp;&quot;_overlay = &quot;&amp;[$source.C19])" office:value-type="string" office:string-value="overlay0_desc15_overlay = p-light-act2.png" calcext:value-type="string">
            <text:p>overlay0_desc15_overlay = p-light-act2.png</text:p>
          </table:table-cell>
          <table:table-cell table:formula="of:=IF([$source.I19]=&quot;&quot;; &quot;overlay&quot;&amp;[$source.$D$1]&amp;&quot;_desc&quot;&amp;[.D18]&amp;&quot;_reach_x = 0&quot;; &quot;overlay&quot;&amp;[$source.$D$1]&amp;&quot;_desc&quot;&amp;[.D18]&amp;&quot;_reach_x = 1.25&quot;&amp;CHAR(10)&amp;&quot;overlay&quot;&amp;[$source.$D$1]&amp;&quot;_desc&quot;&amp;[.D18]&amp;&quot;_reach_y = 1.25&quot; )" office:value-type="string" office:string-value="overlay0_desc15_reach_x = 0" calcext:value-type="string">
            <text:p>overlay0_desc15_reach_x = 0</text:p>
          </table:table-cell>
          <table:table-cell table:style-name="ce4" table:formula="of:=IF([$source.J19]=&quot;&quot;;&quot;&quot;; &quot;overlay&quot;&amp;[$source.$D$1]&amp;&quot;_desc&quot;&amp;[.D18]&amp;&quot;_range_mod = 15&quot;&amp; CHAR(10)&amp; &quot;overlay&quot;&amp;[$source.$D$1]&amp;&quot;_desc&quot;&amp;[.D18]&amp;&quot;_range_mod_exclusive = true&quot; )">
            <text:p/>
          </table:table-cell>
          <table:table-cell table:style-name="ce4" table:formula="of:=IF([$source.K19]=&quot;&quot;;&quot;&quot;; &quot;overlay&quot;&amp;[$source.$D$1]&amp;&quot;_desc&quot;&amp;[.D18]&amp;&quot;_movable = true&quot;&amp; CHAR(10)&amp; &quot;overlay&quot;&amp;[$source.$D$1]&amp;&quot;_desc&quot;&amp;[.D18]&amp;&quot;_saturate_pct = 0.65&quot; )">
            <text:p/>
          </table:table-cell>
          <table:table-cell table:formula="of:=&quot;overlay&quot;&amp;[$source.$D$1]&amp;&quot;_desc&quot;&amp;[.D18]&amp;&quot;_alpha_mod = &quot;&amp;[$source.L19]" office:value-type="string" office:string-value="overlay0_desc15_alpha_mod = 20" calcext:value-type="string">
            <text:p>overlay0_desc15_alpha_mod = 20</text:p>
          </table:table-cell>
          <table:table-cell table:formula="of:=IF([$source.M19]=&quot;&quot;;&quot;&quot;; &quot;overlay&quot;&amp;[$source.$D$1]&amp;&quot;_desc&quot;&amp;[.D18]&amp;&quot;_next_target = &quot;&quot;&quot;&amp;[$source.M1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9:.T19])" office:value-type="string" office:string-value="### Overlay 'portrait' &gt; 16 &gt; button for 'toggle_fast_forward'&#10;overlay0_desc16 = &quot;toggle_fast_forward,0.08056,0.9225,radial,0.05,0.0225&quot;&#10;overlay0_desc16_overlay = p-btn-fast-forward.png&#10;overlay0_desc16_reach_x = 1.25&#10;overlay0_desc16_reach_y = 1.25&#10;overlay0_desc16_alpha_mod = 2" calcext:value-type="string">
            <text:p>### Overlay 'portrait' &gt; 16 &gt; button for 'toggle_fast_forward'</text:p>
            <text:p>overlay0_desc16 = "toggle_fast_forward,0.08056,0.9225,radial,0.05,0.0225"</text:p>
            <text:p>overlay0_desc16_overlay = p-btn-fast-forward.png</text:p>
            <text:p>overlay0_desc16_reach_x = 1.25</text:p>
            <text:p>overlay0_desc16_reach_y = 1.25</text:p>
            <text:p>overlay0_desc16_alpha_mod = 2</text:p>
          </table:table-cell>
          <table:table-cell table:number-columns-repeated="2"/>
          <table:table-cell table:formula="of:=[$source.A20]" office:value-type="float" office:value="16" calcext:value-type="float">
            <text:p>16</text:p>
          </table:table-cell>
          <table:table-cell table:formula="of:=[$source.D20]/2" office:value-type="float" office:value="54" calcext:value-type="float">
            <text:p>54</text:p>
          </table:table-cell>
          <table:table-cell table:formula="of:=[$source.E20]/2" office:value-type="float" office:value="54" calcext:value-type="float">
            <text:p>54</text:p>
          </table:table-cell>
          <table:table-cell table:formula="of:=[$source.F20]+[.E19]" office:value-type="float" office:value="87" calcext:value-type="float">
            <text:p>87</text:p>
          </table:table-cell>
          <table:table-cell table:formula="of:=[$source.G20]+[.F19]" office:value-type="float" office:value="2214" calcext:value-type="float">
            <text:p>2214</text:p>
          </table:table-cell>
          <table:table-cell table:formula="of:=ROUND([.E19]/[$source.$F$1];5)" office:value-type="float" office:value="0.05" calcext:value-type="float">
            <text:p>0.05</text:p>
          </table:table-cell>
          <table:table-cell table:formula="of:=ROUND([.F19]/[$source.$H$1];5)" office:value-type="float" office:value="0.0225" calcext:value-type="float">
            <text:p>0.0225</text:p>
          </table:table-cell>
          <table:table-cell table:formula="of:=ROUND([.G19]/[$source.$F$1];5)" office:value-type="float" office:value="0.08056" calcext:value-type="float">
            <text:p>0.08056</text:p>
          </table:table-cell>
          <table:table-cell table:formula="of:=ROUND([.H19]/[$source.$H$1];5)" office:value-type="float" office:value="0.9225" calcext:value-type="float">
            <text:p>0.9225</text:p>
          </table:table-cell>
          <table:table-cell table:style-name="ce4" table:formula="of:=&quot;### Overlay '&quot;&amp;[$source.$B$1]&amp;&quot;' &gt; &quot;&amp;[.D19]&amp;&quot; &gt; &quot;&amp;[$source.N20]" office:value-type="string" office:string-value="### Overlay 'portrait' &gt; 16 &gt; button for 'toggle_fast_forward'" calcext:value-type="string">
            <text:p>### Overlay 'portrait' &gt; 16 &gt; button for 'toggle_fast_forward'</text:p>
          </table:table-cell>
          <table:table-cell table:style-name="ce4" table:formula="of:=&quot;overlay&quot;&amp;[$source.$D$1]&amp;&quot;_desc&quot;&amp;[.D19]&amp;&quot; = &quot;&quot;&quot;&amp;COM.MICROSOFT.TEXTJOIN(&quot;,&quot;;0;[$source.B20];[.K19];[.L19];[$source.H20];[.I19];[.J19])&amp;&quot;&quot;&quot;&quot;" office:value-type="string" office:string-value="overlay0_desc16 = &quot;toggle_fast_forward,0.08056,0.9225,radial,0.05,0.0225&quot;" calcext:value-type="string">
            <text:p>overlay0_desc16 = "toggle_fast_forward,0.08056,0.9225,radial,0.05,0.0225"</text:p>
          </table:table-cell>
          <table:table-cell table:formula="of:=IF([$source.C20]=&quot;&quot;;&quot;&quot;;&quot;overlay&quot;&amp;[$source.$D$1]&amp;&quot;_desc&quot;&amp;[.D19]&amp;&quot;_overlay = &quot;&amp;[$source.C20])" office:value-type="string" office:string-value="overlay0_desc16_overlay = p-btn-fast-forward.png" calcext:value-type="string">
            <text:p>overlay0_desc16_overlay = p-btn-fast-forward.png</text:p>
          </table:table-cell>
          <table:table-cell table:formula="of:=IF([$source.I20]=&quot;&quot;; &quot;overlay&quot;&amp;[$source.$D$1]&amp;&quot;_desc&quot;&amp;[.D19]&amp;&quot;_reach_x = 0&quot;; &quot;overlay&quot;&amp;[$source.$D$1]&amp;&quot;_desc&quot;&amp;[.D19]&amp;&quot;_reach_x = 1.25&quot;&amp;CHAR(10)&amp;&quot;overlay&quot;&amp;[$source.$D$1]&amp;&quot;_desc&quot;&amp;[.D19]&amp;&quot;_reach_y = 1.25&quot; )" office:value-type="string" office:string-value="overlay0_desc16_reach_x = 1.25&#10;overlay0_desc16_reach_y = 1.25" calcext:value-type="string">
            <text:p>overlay0_desc16_reach_x = 1.25</text:p>
            <text:p>overlay0_desc16_reach_y = 1.25</text:p>
          </table:table-cell>
          <table:table-cell table:style-name="ce4" table:formula="of:=IF([$source.J20]=&quot;&quot;;&quot;&quot;; &quot;overlay&quot;&amp;[$source.$D$1]&amp;&quot;_desc&quot;&amp;[.D19]&amp;&quot;_range_mod = 15&quot;&amp; CHAR(10)&amp; &quot;overlay&quot;&amp;[$source.$D$1]&amp;&quot;_desc&quot;&amp;[.D19]&amp;&quot;_range_mod_exclusive = true&quot; )">
            <text:p/>
          </table:table-cell>
          <table:table-cell table:style-name="ce4" table:formula="of:=IF([$source.K20]=&quot;&quot;;&quot;&quot;; &quot;overlay&quot;&amp;[$source.$D$1]&amp;&quot;_desc&quot;&amp;[.D19]&amp;&quot;_movable = true&quot;&amp; CHAR(10)&amp; &quot;overlay&quot;&amp;[$source.$D$1]&amp;&quot;_desc&quot;&amp;[.D19]&amp;&quot;_saturate_pct = 0.65&quot; )">
            <text:p/>
          </table:table-cell>
          <table:table-cell table:formula="of:=&quot;overlay&quot;&amp;[$source.$D$1]&amp;&quot;_desc&quot;&amp;[.D19]&amp;&quot;_alpha_mod = &quot;&amp;[$source.L20]" office:value-type="string" office:string-value="overlay0_desc16_alpha_mod = 2" calcext:value-type="string">
            <text:p>overlay0_desc16_alpha_mod = 2</text:p>
          </table:table-cell>
          <table:table-cell table:formula="of:=IF([$source.M20]=&quot;&quot;;&quot;&quot;; &quot;overlay&quot;&amp;[$source.$D$1]&amp;&quot;_desc&quot;&amp;[.D19]&amp;&quot;_next_target = &quot;&quot;&quot;&amp;[$source.M20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0:.T20])" office:value-type="string" office:string-value="### Overlay 'portrait' &gt; 17 &gt; button for 'load_state'&#10;overlay0_desc17 = &quot;load_state,0.36019,0.9225,radial,0.05,0.0225&quot;&#10;overlay0_desc17_overlay = p-btn-load.png&#10;overlay0_desc17_reach_x = 1.25&#10;overlay0_desc17_reach_y = 1.25&#10;overlay0_desc17_alpha_mod = 2" calcext:value-type="string">
            <text:p>### Overlay 'portrait' &gt; 17 &gt; button for 'load_state'</text:p>
            <text:p>overlay0_desc17 = "load_state,0.36019,0.9225,radial,0.05,0.0225"</text:p>
            <text:p>overlay0_desc17_overlay = p-btn-load.png</text:p>
            <text:p>overlay0_desc17_reach_x = 1.25</text:p>
            <text:p>overlay0_desc17_reach_y = 1.25</text:p>
            <text:p>overlay0_desc17_alpha_mod = 2</text:p>
          </table:table-cell>
          <table:table-cell table:number-columns-repeated="2"/>
          <table:table-cell table:formula="of:=[$source.A21]" office:value-type="float" office:value="17" calcext:value-type="float">
            <text:p>17</text:p>
          </table:table-cell>
          <table:table-cell table:formula="of:=[$source.D21]/2" office:value-type="float" office:value="54" calcext:value-type="float">
            <text:p>54</text:p>
          </table:table-cell>
          <table:table-cell table:formula="of:=[$source.E21]/2" office:value-type="float" office:value="54" calcext:value-type="float">
            <text:p>54</text:p>
          </table:table-cell>
          <table:table-cell table:formula="of:=[$source.F21]+[.E20]" office:value-type="float" office:value="389" calcext:value-type="float">
            <text:p>389</text:p>
          </table:table-cell>
          <table:table-cell table:formula="of:=[$source.G21]+[.F20]" office:value-type="float" office:value="2214" calcext:value-type="float">
            <text:p>2214</text:p>
          </table:table-cell>
          <table:table-cell table:formula="of:=ROUND([.E20]/[$source.$F$1];5)" office:value-type="float" office:value="0.05" calcext:value-type="float">
            <text:p>0.05</text:p>
          </table:table-cell>
          <table:table-cell table:formula="of:=ROUND([.F20]/[$source.$H$1];5)" office:value-type="float" office:value="0.0225" calcext:value-type="float">
            <text:p>0.0225</text:p>
          </table:table-cell>
          <table:table-cell table:formula="of:=ROUND([.G20]/[$source.$F$1];5)" office:value-type="float" office:value="0.36019" calcext:value-type="float">
            <text:p>0.36019</text:p>
          </table:table-cell>
          <table:table-cell table:formula="of:=ROUND([.H20]/[$source.$H$1];5)" office:value-type="float" office:value="0.9225" calcext:value-type="float">
            <text:p>0.9225</text:p>
          </table:table-cell>
          <table:table-cell table:style-name="ce4" table:formula="of:=&quot;### Overlay '&quot;&amp;[$source.$B$1]&amp;&quot;' &gt; &quot;&amp;[.D20]&amp;&quot; &gt; &quot;&amp;[$source.N21]" office:value-type="string" office:string-value="### Overlay 'portrait' &gt; 17 &gt; button for 'load_state'" calcext:value-type="string">
            <text:p>### Overlay 'portrait' &gt; 17 &gt; button for 'load_state'</text:p>
          </table:table-cell>
          <table:table-cell table:style-name="ce4" table:formula="of:=&quot;overlay&quot;&amp;[$source.$D$1]&amp;&quot;_desc&quot;&amp;[.D20]&amp;&quot; = &quot;&quot;&quot;&amp;COM.MICROSOFT.TEXTJOIN(&quot;,&quot;;0;[$source.B21];[.K20];[.L20];[$source.H21];[.I20];[.J20])&amp;&quot;&quot;&quot;&quot;" office:value-type="string" office:string-value="overlay0_desc17 = &quot;load_state,0.36019,0.9225,radial,0.05,0.0225&quot;" calcext:value-type="string">
            <text:p>overlay0_desc17 = "load_state,0.36019,0.9225,radial,0.05,0.0225"</text:p>
          </table:table-cell>
          <table:table-cell table:formula="of:=IF([$source.C21]=&quot;&quot;;&quot;&quot;;&quot;overlay&quot;&amp;[$source.$D$1]&amp;&quot;_desc&quot;&amp;[.D20]&amp;&quot;_overlay = &quot;&amp;[$source.C21])" office:value-type="string" office:string-value="overlay0_desc17_overlay = p-btn-load.png" calcext:value-type="string">
            <text:p>overlay0_desc17_overlay = p-btn-load.png</text:p>
          </table:table-cell>
          <table:table-cell table:formula="of:=IF([$source.I21]=&quot;&quot;; &quot;overlay&quot;&amp;[$source.$D$1]&amp;&quot;_desc&quot;&amp;[.D20]&amp;&quot;_reach_x = 0&quot;; &quot;overlay&quot;&amp;[$source.$D$1]&amp;&quot;_desc&quot;&amp;[.D20]&amp;&quot;_reach_x = 1.25&quot;&amp;CHAR(10)&amp;&quot;overlay&quot;&amp;[$source.$D$1]&amp;&quot;_desc&quot;&amp;[.D20]&amp;&quot;_reach_y = 1.25&quot; )" office:value-type="string" office:string-value="overlay0_desc17_reach_x = 1.25&#10;overlay0_desc17_reach_y = 1.25" calcext:value-type="string">
            <text:p>overlay0_desc17_reach_x = 1.25</text:p>
            <text:p>overlay0_desc17_reach_y = 1.25</text:p>
          </table:table-cell>
          <table:table-cell table:style-name="ce4" table:formula="of:=IF([$source.J21]=&quot;&quot;;&quot;&quot;; &quot;overlay&quot;&amp;[$source.$D$1]&amp;&quot;_desc&quot;&amp;[.D20]&amp;&quot;_range_mod = 15&quot;&amp; CHAR(10)&amp; &quot;overlay&quot;&amp;[$source.$D$1]&amp;&quot;_desc&quot;&amp;[.D20]&amp;&quot;_range_mod_exclusive = true&quot; )">
            <text:p/>
          </table:table-cell>
          <table:table-cell table:style-name="ce4" table:formula="of:=IF([$source.K21]=&quot;&quot;;&quot;&quot;; &quot;overlay&quot;&amp;[$source.$D$1]&amp;&quot;_desc&quot;&amp;[.D20]&amp;&quot;_movable = true&quot;&amp; CHAR(10)&amp; &quot;overlay&quot;&amp;[$source.$D$1]&amp;&quot;_desc&quot;&amp;[.D20]&amp;&quot;_saturate_pct = 0.65&quot; )">
            <text:p/>
          </table:table-cell>
          <table:table-cell table:formula="of:=&quot;overlay&quot;&amp;[$source.$D$1]&amp;&quot;_desc&quot;&amp;[.D20]&amp;&quot;_alpha_mod = &quot;&amp;[$source.L21]" office:value-type="string" office:string-value="overlay0_desc17_alpha_mod = 2" calcext:value-type="string">
            <text:p>overlay0_desc17_alpha_mod = 2</text:p>
          </table:table-cell>
          <table:table-cell table:formula="of:=IF([$source.M21]=&quot;&quot;;&quot;&quot;; &quot;overlay&quot;&amp;[$source.$D$1]&amp;&quot;_desc&quot;&amp;[.D20]&amp;&quot;_next_target = &quot;&quot;&quot;&amp;[$source.M21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1:.T21])" office:value-type="string" office:string-value="### Overlay 'portrait' &gt; 18 &gt; button for 'save_state'&#10;overlay0_desc18 = &quot;save_state,0.63981,0.9225,radial,0.05,0.0225&quot;&#10;overlay0_desc18_overlay = p-btn-save.png&#10;overlay0_desc18_reach_x = 1.25&#10;overlay0_desc18_reach_y = 1.25&#10;overlay0_desc18_alpha_mod = 2" calcext:value-type="string">
            <text:p>### Overlay 'portrait' &gt; 18 &gt; button for 'save_state'</text:p>
            <text:p>overlay0_desc18 = "save_state,0.63981,0.9225,radial,0.05,0.0225"</text:p>
            <text:p>overlay0_desc18_overlay = p-btn-save.png</text:p>
            <text:p>overlay0_desc18_reach_x = 1.25</text:p>
            <text:p>overlay0_desc18_reach_y = 1.25</text:p>
            <text:p>overlay0_desc18_alpha_mod = 2</text:p>
          </table:table-cell>
          <table:table-cell table:number-columns-repeated="2"/>
          <table:table-cell table:formula="of:=[$source.A22]" office:value-type="float" office:value="18" calcext:value-type="float">
            <text:p>18</text:p>
          </table:table-cell>
          <table:table-cell table:formula="of:=[$source.D22]/2" office:value-type="float" office:value="54" calcext:value-type="float">
            <text:p>54</text:p>
          </table:table-cell>
          <table:table-cell table:formula="of:=[$source.E22]/2" office:value-type="float" office:value="54" calcext:value-type="float">
            <text:p>54</text:p>
          </table:table-cell>
          <table:table-cell table:formula="of:=[$source.F22]+[.E21]" office:value-type="float" office:value="691" calcext:value-type="float">
            <text:p>691</text:p>
          </table:table-cell>
          <table:table-cell table:formula="of:=[$source.G22]+[.F21]" office:value-type="float" office:value="2214" calcext:value-type="float">
            <text:p>2214</text:p>
          </table:table-cell>
          <table:table-cell table:formula="of:=ROUND([.E21]/[$source.$F$1];5)" office:value-type="float" office:value="0.05" calcext:value-type="float">
            <text:p>0.05</text:p>
          </table:table-cell>
          <table:table-cell table:formula="of:=ROUND([.F21]/[$source.$H$1];5)" office:value-type="float" office:value="0.0225" calcext:value-type="float">
            <text:p>0.0225</text:p>
          </table:table-cell>
          <table:table-cell table:formula="of:=ROUND([.G21]/[$source.$F$1];5)" office:value-type="float" office:value="0.63981" calcext:value-type="float">
            <text:p>0.63981</text:p>
          </table:table-cell>
          <table:table-cell table:formula="of:=ROUND([.H21]/[$source.$H$1];5)" office:value-type="float" office:value="0.9225" calcext:value-type="float">
            <text:p>0.9225</text:p>
          </table:table-cell>
          <table:table-cell table:style-name="ce4" table:formula="of:=&quot;### Overlay '&quot;&amp;[$source.$B$1]&amp;&quot;' &gt; &quot;&amp;[.D21]&amp;&quot; &gt; &quot;&amp;[$source.N22]" office:value-type="string" office:string-value="### Overlay 'portrait' &gt; 18 &gt; button for 'save_state'" calcext:value-type="string">
            <text:p>### Overlay 'portrait' &gt; 18 &gt; button for 'save_state'</text:p>
          </table:table-cell>
          <table:table-cell table:style-name="ce4" table:formula="of:=&quot;overlay&quot;&amp;[$source.$D$1]&amp;&quot;_desc&quot;&amp;[.D21]&amp;&quot; = &quot;&quot;&quot;&amp;COM.MICROSOFT.TEXTJOIN(&quot;,&quot;;0;[$source.B22];[.K21];[.L21];[$source.H22];[.I21];[.J21])&amp;&quot;&quot;&quot;&quot;" office:value-type="string" office:string-value="overlay0_desc18 = &quot;save_state,0.63981,0.9225,radial,0.05,0.0225&quot;" calcext:value-type="string">
            <text:p>overlay0_desc18 = "save_state,0.63981,0.9225,radial,0.05,0.0225"</text:p>
          </table:table-cell>
          <table:table-cell table:formula="of:=IF([$source.C22]=&quot;&quot;;&quot;&quot;;&quot;overlay&quot;&amp;[$source.$D$1]&amp;&quot;_desc&quot;&amp;[.D21]&amp;&quot;_overlay = &quot;&amp;[$source.C22])" office:value-type="string" office:string-value="overlay0_desc18_overlay = p-btn-save.png" calcext:value-type="string">
            <text:p>overlay0_desc18_overlay = p-btn-save.png</text:p>
          </table:table-cell>
          <table:table-cell table:formula="of:=IF([$source.I22]=&quot;&quot;; &quot;overlay&quot;&amp;[$source.$D$1]&amp;&quot;_desc&quot;&amp;[.D21]&amp;&quot;_reach_x = 0&quot;; &quot;overlay&quot;&amp;[$source.$D$1]&amp;&quot;_desc&quot;&amp;[.D21]&amp;&quot;_reach_x = 1.25&quot;&amp;CHAR(10)&amp;&quot;overlay&quot;&amp;[$source.$D$1]&amp;&quot;_desc&quot;&amp;[.D21]&amp;&quot;_reach_y = 1.25&quot; )" office:value-type="string" office:string-value="overlay0_desc18_reach_x = 1.25&#10;overlay0_desc18_reach_y = 1.25" calcext:value-type="string">
            <text:p>overlay0_desc18_reach_x = 1.25</text:p>
            <text:p>overlay0_desc18_reach_y = 1.25</text:p>
          </table:table-cell>
          <table:table-cell table:style-name="ce4" table:formula="of:=IF([$source.J22]=&quot;&quot;;&quot;&quot;; &quot;overlay&quot;&amp;[$source.$D$1]&amp;&quot;_desc&quot;&amp;[.D21]&amp;&quot;_range_mod = 15&quot;&amp; CHAR(10)&amp; &quot;overlay&quot;&amp;[$source.$D$1]&amp;&quot;_desc&quot;&amp;[.D21]&amp;&quot;_range_mod_exclusive = true&quot; )">
            <text:p/>
          </table:table-cell>
          <table:table-cell table:style-name="ce4" table:formula="of:=IF([$source.K22]=&quot;&quot;;&quot;&quot;; &quot;overlay&quot;&amp;[$source.$D$1]&amp;&quot;_desc&quot;&amp;[.D21]&amp;&quot;_movable = true&quot;&amp; CHAR(10)&amp; &quot;overlay&quot;&amp;[$source.$D$1]&amp;&quot;_desc&quot;&amp;[.D21]&amp;&quot;_saturate_pct = 0.65&quot; )">
            <text:p/>
          </table:table-cell>
          <table:table-cell table:formula="of:=&quot;overlay&quot;&amp;[$source.$D$1]&amp;&quot;_desc&quot;&amp;[.D21]&amp;&quot;_alpha_mod = &quot;&amp;[$source.L22]" office:value-type="string" office:string-value="overlay0_desc18_alpha_mod = 2" calcext:value-type="string">
            <text:p>overlay0_desc18_alpha_mod = 2</text:p>
          </table:table-cell>
          <table:table-cell table:formula="of:=IF([$source.M22]=&quot;&quot;;&quot;&quot;; &quot;overlay&quot;&amp;[$source.$D$1]&amp;&quot;_desc&quot;&amp;[.D21]&amp;&quot;_next_target = &quot;&quot;&quot;&amp;[$source.M22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2:.T22])" office:value-type="string" office:string-value="### Overlay 'portrait' &gt; 19 &gt; button for 'menu_toggle'&#10;overlay0_desc19 = &quot;menu_toggle,0.91944,0.9225,radial,0.05,0.0225&quot;&#10;overlay0_desc19_overlay = p-btn-menu.png&#10;overlay0_desc19_reach_x = 1.25&#10;overlay0_desc19_reach_y = 1.25&#10;overlay0_desc19_alpha_mod = 2" calcext:value-type="string">
            <text:p>### Overlay 'portrait' &gt; 19 &gt; button for 'menu_toggle'</text:p>
            <text:p>overlay0_desc19 = "menu_toggle,0.91944,0.9225,radial,0.05,0.0225"</text:p>
            <text:p>overlay0_desc19_overlay = p-btn-menu.png</text:p>
            <text:p>overlay0_desc19_reach_x = 1.25</text:p>
            <text:p>overlay0_desc19_reach_y = 1.25</text:p>
            <text:p>overlay0_desc19_alpha_mod = 2</text:p>
          </table:table-cell>
          <table:table-cell table:number-columns-repeated="2"/>
          <table:table-cell table:formula="of:=[$source.A23]" office:value-type="float" office:value="19" calcext:value-type="float">
            <text:p>19</text:p>
          </table:table-cell>
          <table:table-cell table:formula="of:=[$source.D23]/2" office:value-type="float" office:value="54" calcext:value-type="float">
            <text:p>54</text:p>
          </table:table-cell>
          <table:table-cell table:formula="of:=[$source.E23]/2" office:value-type="float" office:value="54" calcext:value-type="float">
            <text:p>54</text:p>
          </table:table-cell>
          <table:table-cell table:formula="of:=[$source.F23]+[.E22]" office:value-type="float" office:value="993" calcext:value-type="float">
            <text:p>993</text:p>
          </table:table-cell>
          <table:table-cell table:formula="of:=[$source.G23]+[.F22]" office:value-type="float" office:value="2214" calcext:value-type="float">
            <text:p>2214</text:p>
          </table:table-cell>
          <table:table-cell table:formula="of:=ROUND([.E22]/[$source.$F$1];5)" office:value-type="float" office:value="0.05" calcext:value-type="float">
            <text:p>0.05</text:p>
          </table:table-cell>
          <table:table-cell table:formula="of:=ROUND([.F22]/[$source.$H$1];5)" office:value-type="float" office:value="0.0225" calcext:value-type="float">
            <text:p>0.0225</text:p>
          </table:table-cell>
          <table:table-cell table:formula="of:=ROUND([.G22]/[$source.$F$1];5)" office:value-type="float" office:value="0.91944" calcext:value-type="float">
            <text:p>0.91944</text:p>
          </table:table-cell>
          <table:table-cell table:formula="of:=ROUND([.H22]/[$source.$H$1];5)" office:value-type="float" office:value="0.9225" calcext:value-type="float">
            <text:p>0.9225</text:p>
          </table:table-cell>
          <table:table-cell table:style-name="ce4" table:formula="of:=&quot;### Overlay '&quot;&amp;[$source.$B$1]&amp;&quot;' &gt; &quot;&amp;[.D22]&amp;&quot; &gt; &quot;&amp;[$source.N23]" office:value-type="string" office:string-value="### Overlay 'portrait' &gt; 19 &gt; button for 'menu_toggle'" calcext:value-type="string">
            <text:p>### Overlay 'portrait' &gt; 19 &gt; button for 'menu_toggle'</text:p>
          </table:table-cell>
          <table:table-cell table:style-name="ce4" table:formula="of:=&quot;overlay&quot;&amp;[$source.$D$1]&amp;&quot;_desc&quot;&amp;[.D22]&amp;&quot; = &quot;&quot;&quot;&amp;COM.MICROSOFT.TEXTJOIN(&quot;,&quot;;0;[$source.B23];[.K22];[.L22];[$source.H23];[.I22];[.J22])&amp;&quot;&quot;&quot;&quot;" office:value-type="string" office:string-value="overlay0_desc19 = &quot;menu_toggle,0.91944,0.9225,radial,0.05,0.0225&quot;" calcext:value-type="string">
            <text:p>overlay0_desc19 = "menu_toggle,0.91944,0.9225,radial,0.05,0.0225"</text:p>
          </table:table-cell>
          <table:table-cell table:formula="of:=IF([$source.C23]=&quot;&quot;;&quot;&quot;;&quot;overlay&quot;&amp;[$source.$D$1]&amp;&quot;_desc&quot;&amp;[.D22]&amp;&quot;_overlay = &quot;&amp;[$source.C23])" office:value-type="string" office:string-value="overlay0_desc19_overlay = p-btn-menu.png" calcext:value-type="string">
            <text:p>overlay0_desc19_overlay = p-btn-menu.png</text:p>
          </table:table-cell>
          <table:table-cell table:formula="of:=IF([$source.I23]=&quot;&quot;; &quot;overlay&quot;&amp;[$source.$D$1]&amp;&quot;_desc&quot;&amp;[.D22]&amp;&quot;_reach_x = 0&quot;; &quot;overlay&quot;&amp;[$source.$D$1]&amp;&quot;_desc&quot;&amp;[.D22]&amp;&quot;_reach_x = 1.25&quot;&amp;CHAR(10)&amp;&quot;overlay&quot;&amp;[$source.$D$1]&amp;&quot;_desc&quot;&amp;[.D22]&amp;&quot;_reach_y = 1.25&quot; )" office:value-type="string" office:string-value="overlay0_desc19_reach_x = 1.25&#10;overlay0_desc19_reach_y = 1.25" calcext:value-type="string">
            <text:p>overlay0_desc19_reach_x = 1.25</text:p>
            <text:p>overlay0_desc19_reach_y = 1.25</text:p>
          </table:table-cell>
          <table:table-cell table:style-name="ce4" table:formula="of:=IF([$source.J23]=&quot;&quot;;&quot;&quot;; &quot;overlay&quot;&amp;[$source.$D$1]&amp;&quot;_desc&quot;&amp;[.D22]&amp;&quot;_range_mod = 15&quot;&amp; CHAR(10)&amp; &quot;overlay&quot;&amp;[$source.$D$1]&amp;&quot;_desc&quot;&amp;[.D22]&amp;&quot;_range_mod_exclusive = true&quot; )">
            <text:p/>
          </table:table-cell>
          <table:table-cell table:style-name="ce4" table:formula="of:=IF([$source.K23]=&quot;&quot;;&quot;&quot;; &quot;overlay&quot;&amp;[$source.$D$1]&amp;&quot;_desc&quot;&amp;[.D22]&amp;&quot;_movable = true&quot;&amp; CHAR(10)&amp; &quot;overlay&quot;&amp;[$source.$D$1]&amp;&quot;_desc&quot;&amp;[.D22]&amp;&quot;_saturate_pct = 0.65&quot; )">
            <text:p/>
          </table:table-cell>
          <table:table-cell table:formula="of:=&quot;overlay&quot;&amp;[$source.$D$1]&amp;&quot;_desc&quot;&amp;[.D22]&amp;&quot;_alpha_mod = &quot;&amp;[$source.L23]" office:value-type="string" office:string-value="overlay0_desc19_alpha_mod = 2" calcext:value-type="string">
            <text:p>overlay0_desc19_alpha_mod = 2</text:p>
          </table:table-cell>
          <table:table-cell table:formula="of:=IF([$source.M23]=&quot;&quot;;&quot;&quot;; &quot;overlay&quot;&amp;[$source.$D$1]&amp;&quot;_desc&quot;&amp;[.D22]&amp;&quot;_next_target = &quot;&quot;&quot;&amp;[$source.M23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3:.T23])" office:value-type="string" office:string-value="### Overlay 'portrait' &gt; 20 &gt; button for 'select'&#10;overlay0_desc20 = &quot;select,0.08056,0.58793,radial,0.06667,0.03&quot;&#10;overlay0_desc20_overlay = p-btn-select.png&#10;overlay0_desc20_reach_x = 1.25&#10;overlay0_desc20_reach_y = 1.25&#10;overlay0_desc20_alpha_mod = 2" calcext:value-type="string">
            <text:p>### Overlay 'portrait' &gt; 20 &gt; button for 'select'</text:p>
            <text:p>overlay0_desc20 = "select,0.08056,0.58793,radial,0.06667,0.03"</text:p>
            <text:p>overlay0_desc20_overlay = p-btn-select.png</text:p>
            <text:p>overlay0_desc20_reach_x = 1.25</text:p>
            <text:p>overlay0_desc20_reach_y = 1.25</text:p>
            <text:p>overlay0_desc20_alpha_mod = 2</text:p>
          </table:table-cell>
          <table:table-cell table:number-columns-repeated="2"/>
          <table:table-cell table:formula="of:=[$source.A24]" office:value-type="float" office:value="20" calcext:value-type="float">
            <text:p>20</text:p>
          </table:table-cell>
          <table:table-cell table:formula="of:=[$source.D24]/2" office:value-type="float" office:value="72" calcext:value-type="float">
            <text:p>72</text:p>
          </table:table-cell>
          <table:table-cell table:formula="of:=[$source.E24]/2" office:value-type="float" office:value="72" calcext:value-type="float">
            <text:p>72</text:p>
          </table:table-cell>
          <table:table-cell table:formula="of:=[$source.F24]+[.E23]" office:value-type="float" office:value="87" calcext:value-type="float">
            <text:p>87</text:p>
          </table:table-cell>
          <table:table-cell table:formula="of:=[$source.G24]+[.F23]" office:value-type="float" office:value="1411.035" calcext:value-type="float">
            <text:p>1411.035</text:p>
          </table:table-cell>
          <table:table-cell table:formula="of:=ROUND([.E23]/[$source.$F$1];5)" office:value-type="float" office:value="0.06667" calcext:value-type="float">
            <text:p>0.06667</text:p>
          </table:table-cell>
          <table:table-cell table:formula="of:=ROUND([.F23]/[$source.$H$1];5)" office:value-type="float" office:value="0.03" calcext:value-type="float">
            <text:p>0.03</text:p>
          </table:table-cell>
          <table:table-cell table:formula="of:=ROUND([.G23]/[$source.$F$1];5)" office:value-type="float" office:value="0.08056" calcext:value-type="float">
            <text:p>0.08056</text:p>
          </table:table-cell>
          <table:table-cell table:formula="of:=ROUND([.H23]/[$source.$H$1];5)" office:value-type="float" office:value="0.58793" calcext:value-type="float">
            <text:p>0.58793</text:p>
          </table:table-cell>
          <table:table-cell table:style-name="ce4" table:formula="of:=&quot;### Overlay '&quot;&amp;[$source.$B$1]&amp;&quot;' &gt; &quot;&amp;[.D23]&amp;&quot; &gt; &quot;&amp;[$source.N24]" office:value-type="string" office:string-value="### Overlay 'portrait' &gt; 20 &gt; button for 'select'" calcext:value-type="string">
            <text:p>### Overlay 'portrait' &gt; 20 &gt; button for 'select'</text:p>
          </table:table-cell>
          <table:table-cell table:style-name="ce4" table:formula="of:=&quot;overlay&quot;&amp;[$source.$D$1]&amp;&quot;_desc&quot;&amp;[.D23]&amp;&quot; = &quot;&quot;&quot;&amp;COM.MICROSOFT.TEXTJOIN(&quot;,&quot;;0;[$source.B24];[.K23];[.L23];[$source.H24];[.I23];[.J23])&amp;&quot;&quot;&quot;&quot;" office:value-type="string" office:string-value="overlay0_desc20 = &quot;select,0.08056,0.58793,radial,0.06667,0.03&quot;" calcext:value-type="string">
            <text:p>overlay0_desc20 = "select,0.08056,0.58793,radial,0.06667,0.03"</text:p>
          </table:table-cell>
          <table:table-cell table:formula="of:=IF([$source.C24]=&quot;&quot;;&quot;&quot;;&quot;overlay&quot;&amp;[$source.$D$1]&amp;&quot;_desc&quot;&amp;[.D23]&amp;&quot;_overlay = &quot;&amp;[$source.C24])" office:value-type="string" office:string-value="overlay0_desc20_overlay = p-btn-select.png" calcext:value-type="string">
            <text:p>overlay0_desc20_overlay = p-btn-select.png</text:p>
          </table:table-cell>
          <table:table-cell table:formula="of:=IF([$source.I24]=&quot;&quot;; &quot;overlay&quot;&amp;[$source.$D$1]&amp;&quot;_desc&quot;&amp;[.D23]&amp;&quot;_reach_x = 0&quot;; &quot;overlay&quot;&amp;[$source.$D$1]&amp;&quot;_desc&quot;&amp;[.D23]&amp;&quot;_reach_x = 1.25&quot;&amp;CHAR(10)&amp;&quot;overlay&quot;&amp;[$source.$D$1]&amp;&quot;_desc&quot;&amp;[.D23]&amp;&quot;_reach_y = 1.25&quot; )" office:value-type="string" office:string-value="overlay0_desc20_reach_x = 1.25&#10;overlay0_desc20_reach_y = 1.25" calcext:value-type="string">
            <text:p>overlay0_desc20_reach_x = 1.25</text:p>
            <text:p>overlay0_desc20_reach_y = 1.25</text:p>
          </table:table-cell>
          <table:table-cell table:style-name="ce4" table:formula="of:=IF([$source.J24]=&quot;&quot;;&quot;&quot;; &quot;overlay&quot;&amp;[$source.$D$1]&amp;&quot;_desc&quot;&amp;[.D23]&amp;&quot;_range_mod = 15&quot;&amp; CHAR(10)&amp; &quot;overlay&quot;&amp;[$source.$D$1]&amp;&quot;_desc&quot;&amp;[.D23]&amp;&quot;_range_mod_exclusive = true&quot; )">
            <text:p/>
          </table:table-cell>
          <table:table-cell table:style-name="ce4" table:formula="of:=IF([$source.K24]=&quot;&quot;;&quot;&quot;; &quot;overlay&quot;&amp;[$source.$D$1]&amp;&quot;_desc&quot;&amp;[.D23]&amp;&quot;_movable = true&quot;&amp; CHAR(10)&amp; &quot;overlay&quot;&amp;[$source.$D$1]&amp;&quot;_desc&quot;&amp;[.D23]&amp;&quot;_saturate_pct = 0.65&quot; )">
            <text:p/>
          </table:table-cell>
          <table:table-cell table:formula="of:=&quot;overlay&quot;&amp;[$source.$D$1]&amp;&quot;_desc&quot;&amp;[.D23]&amp;&quot;_alpha_mod = &quot;&amp;[$source.L24]" office:value-type="string" office:string-value="overlay0_desc20_alpha_mod = 2" calcext:value-type="string">
            <text:p>overlay0_desc20_alpha_mod = 2</text:p>
          </table:table-cell>
          <table:table-cell table:formula="of:=IF([$source.M24]=&quot;&quot;;&quot;&quot;; &quot;overlay&quot;&amp;[$source.$D$1]&amp;&quot;_desc&quot;&amp;[.D23]&amp;&quot;_next_target = &quot;&quot;&quot;&amp;[$source.M2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4:.T24])" office:value-type="string" office:string-value="### Overlay 'portrait' &gt; 21 &gt; button for 'start'&#10;overlay0_desc21 = &quot;start,0.91944,0.58793,radial,0.06667,0.03&quot;&#10;overlay0_desc21_overlay = p-btn-start.png&#10;overlay0_desc21_reach_x = 1.25&#10;overlay0_desc21_reach_y = 1.25&#10;overlay0_desc21_alpha_mod = 2" calcext:value-type="string">
            <text:p>### Overlay 'portrait' &gt; 21 &gt; button for 'start'</text:p>
            <text:p>overlay0_desc21 = "start,0.91944,0.58793,radial,0.06667,0.03"</text:p>
            <text:p>overlay0_desc21_overlay = p-btn-start.png</text:p>
            <text:p>overlay0_desc21_reach_x = 1.25</text:p>
            <text:p>overlay0_desc21_reach_y = 1.25</text:p>
            <text:p>overlay0_desc21_alpha_mod = 2</text:p>
          </table:table-cell>
          <table:table-cell table:number-columns-repeated="2"/>
          <table:table-cell table:formula="of:=[$source.A25]" office:value-type="float" office:value="21" calcext:value-type="float">
            <text:p>21</text:p>
          </table:table-cell>
          <table:table-cell table:formula="of:=[$source.D25]/2" office:value-type="float" office:value="72" calcext:value-type="float">
            <text:p>72</text:p>
          </table:table-cell>
          <table:table-cell table:formula="of:=[$source.E25]/2" office:value-type="float" office:value="72" calcext:value-type="float">
            <text:p>72</text:p>
          </table:table-cell>
          <table:table-cell table:formula="of:=[$source.F25]+[.E24]" office:value-type="float" office:value="993" calcext:value-type="float">
            <text:p>993</text:p>
          </table:table-cell>
          <table:table-cell table:formula="of:=[$source.G25]+[.F24]" office:value-type="float" office:value="1411.035" calcext:value-type="float">
            <text:p>1411.035</text:p>
          </table:table-cell>
          <table:table-cell table:formula="of:=ROUND([.E24]/[$source.$F$1];5)" office:value-type="float" office:value="0.06667" calcext:value-type="float">
            <text:p>0.06667</text:p>
          </table:table-cell>
          <table:table-cell table:formula="of:=ROUND([.F24]/[$source.$H$1];5)" office:value-type="float" office:value="0.03" calcext:value-type="float">
            <text:p>0.03</text:p>
          </table:table-cell>
          <table:table-cell table:formula="of:=ROUND([.G24]/[$source.$F$1];5)" office:value-type="float" office:value="0.91944" calcext:value-type="float">
            <text:p>0.91944</text:p>
          </table:table-cell>
          <table:table-cell table:formula="of:=ROUND([.H24]/[$source.$H$1];5)" office:value-type="float" office:value="0.58793" calcext:value-type="float">
            <text:p>0.58793</text:p>
          </table:table-cell>
          <table:table-cell table:style-name="ce4" table:formula="of:=&quot;### Overlay '&quot;&amp;[$source.$B$1]&amp;&quot;' &gt; &quot;&amp;[.D24]&amp;&quot; &gt; &quot;&amp;[$source.N25]" office:value-type="string" office:string-value="### Overlay 'portrait' &gt; 21 &gt; button for 'start'" calcext:value-type="string">
            <text:p>### Overlay 'portrait' &gt; 21 &gt; button for 'start'</text:p>
          </table:table-cell>
          <table:table-cell table:style-name="ce4" table:formula="of:=&quot;overlay&quot;&amp;[$source.$D$1]&amp;&quot;_desc&quot;&amp;[.D24]&amp;&quot; = &quot;&quot;&quot;&amp;COM.MICROSOFT.TEXTJOIN(&quot;,&quot;;0;[$source.B25];[.K24];[.L24];[$source.H25];[.I24];[.J24])&amp;&quot;&quot;&quot;&quot;" office:value-type="string" office:string-value="overlay0_desc21 = &quot;start,0.91944,0.58793,radial,0.06667,0.03&quot;" calcext:value-type="string">
            <text:p>overlay0_desc21 = "start,0.91944,0.58793,radial,0.06667,0.03"</text:p>
          </table:table-cell>
          <table:table-cell table:formula="of:=IF([$source.C25]=&quot;&quot;;&quot;&quot;;&quot;overlay&quot;&amp;[$source.$D$1]&amp;&quot;_desc&quot;&amp;[.D24]&amp;&quot;_overlay = &quot;&amp;[$source.C25])" office:value-type="string" office:string-value="overlay0_desc21_overlay = p-btn-start.png" calcext:value-type="string">
            <text:p>overlay0_desc21_overlay = p-btn-start.png</text:p>
          </table:table-cell>
          <table:table-cell table:formula="of:=IF([$source.I25]=&quot;&quot;; &quot;overlay&quot;&amp;[$source.$D$1]&amp;&quot;_desc&quot;&amp;[.D24]&amp;&quot;_reach_x = 0&quot;; &quot;overlay&quot;&amp;[$source.$D$1]&amp;&quot;_desc&quot;&amp;[.D24]&amp;&quot;_reach_x = 1.25&quot;&amp;CHAR(10)&amp;&quot;overlay&quot;&amp;[$source.$D$1]&amp;&quot;_desc&quot;&amp;[.D24]&amp;&quot;_reach_y = 1.25&quot; )" office:value-type="string" office:string-value="overlay0_desc21_reach_x = 1.25&#10;overlay0_desc21_reach_y = 1.25" calcext:value-type="string">
            <text:p>overlay0_desc21_reach_x = 1.25</text:p>
            <text:p>overlay0_desc21_reach_y = 1.25</text:p>
          </table:table-cell>
          <table:table-cell table:style-name="ce4" table:formula="of:=IF([$source.J25]=&quot;&quot;;&quot;&quot;; &quot;overlay&quot;&amp;[$source.$D$1]&amp;&quot;_desc&quot;&amp;[.D24]&amp;&quot;_range_mod = 15&quot;&amp; CHAR(10)&amp; &quot;overlay&quot;&amp;[$source.$D$1]&amp;&quot;_desc&quot;&amp;[.D24]&amp;&quot;_range_mod_exclusive = true&quot; )">
            <text:p/>
          </table:table-cell>
          <table:table-cell table:style-name="ce4" table:formula="of:=IF([$source.K25]=&quot;&quot;;&quot;&quot;; &quot;overlay&quot;&amp;[$source.$D$1]&amp;&quot;_desc&quot;&amp;[.D24]&amp;&quot;_movable = true&quot;&amp; CHAR(10)&amp; &quot;overlay&quot;&amp;[$source.$D$1]&amp;&quot;_desc&quot;&amp;[.D24]&amp;&quot;_saturate_pct = 0.65&quot; )">
            <text:p/>
          </table:table-cell>
          <table:table-cell table:formula="of:=&quot;overlay&quot;&amp;[$source.$D$1]&amp;&quot;_desc&quot;&amp;[.D24]&amp;&quot;_alpha_mod = &quot;&amp;[$source.L25]" office:value-type="string" office:string-value="overlay0_desc21_alpha_mod = 2" calcext:value-type="string">
            <text:p>overlay0_desc21_alpha_mod = 2</text:p>
          </table:table-cell>
          <table:table-cell table:formula="of:=IF([$source.M25]=&quot;&quot;;&quot;&quot;; &quot;overlay&quot;&amp;[$source.$D$1]&amp;&quot;_desc&quot;&amp;[.D24]&amp;&quot;_next_target = &quot;&quot;&quot;&amp;[$source.M2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5:.T25])" office:value-type="string" office:string-value="### Overlay 'portrait' &gt; 22 &gt; button for 'up', disabled, handled by dpad_area&#10;overlay0_desc22 = &quot;up,0.25,0.6625,radial,0.07778,0.035&quot;&#10;overlay0_desc22_overlay = p-btn-dpad-up.png&#10;overlay0_desc22_reach_x = 0&#10;overlay0_desc22_alpha_mod = 2" calcext:value-type="string">
            <text:p>### Overlay 'portrait' &gt; 22 &gt; button for 'up', disabled, handled by dpad_area</text:p>
            <text:p>overlay0_desc22 = "up,0.25,0.6625,radial,0.07778,0.035"</text:p>
            <text:p>overlay0_desc22_overlay = p-btn-dpad-up.png</text:p>
            <text:p>overlay0_desc22_reach_x = 0</text:p>
            <text:p>overlay0_desc22_alpha_mod = 2</text:p>
          </table:table-cell>
          <table:table-cell table:number-columns-repeated="2"/>
          <table:table-cell table:formula="of:=[$source.A26]" office:value-type="float" office:value="22" calcext:value-type="float">
            <text:p>22</text:p>
          </table:table-cell>
          <table:table-cell table:formula="of:=[$source.D26]/2" office:value-type="float" office:value="84" calcext:value-type="float">
            <text:p>84</text:p>
          </table:table-cell>
          <table:table-cell table:formula="of:=[$source.E26]/2" office:value-type="float" office:value="84" calcext:value-type="float">
            <text:p>84</text:p>
          </table:table-cell>
          <table:table-cell table:formula="of:=[$source.F26]+[.E25]" office:value-type="float" office:value="270" calcext:value-type="float">
            <text:p>270</text:p>
          </table:table-cell>
          <table:table-cell table:formula="of:=[$source.G26]+[.F25]" office:value-type="float" office:value="1590" calcext:value-type="float">
            <text:p>1590</text:p>
          </table:table-cell>
          <table:table-cell table:formula="of:=ROUND([.E25]/[$source.$F$1];5)" office:value-type="float" office:value="0.07778" calcext:value-type="float">
            <text:p>0.07778</text:p>
          </table:table-cell>
          <table:table-cell table:formula="of:=ROUND([.F25]/[$source.$H$1];5)" office:value-type="float" office:value="0.035" calcext:value-type="float">
            <text:p>0.035</text:p>
          </table:table-cell>
          <table:table-cell table:formula="of:=ROUND([.G25]/[$source.$F$1];5)" office:value-type="float" office:value="0.25" calcext:value-type="float">
            <text:p>0.25</text:p>
          </table:table-cell>
          <table:table-cell table:formula="of:=ROUND([.H25]/[$source.$H$1];5)" office:value-type="float" office:value="0.6625" calcext:value-type="float">
            <text:p>0.6625</text:p>
          </table:table-cell>
          <table:table-cell table:style-name="ce4" table:formula="of:=&quot;### Overlay '&quot;&amp;[$source.$B$1]&amp;&quot;' &gt; &quot;&amp;[.D25]&amp;&quot; &gt; &quot;&amp;[$source.N26]" office:value-type="string" office:string-value="### Overlay 'portrait' &gt; 22 &gt; button for 'up', disabled, handled by dpad_area" calcext:value-type="string">
            <text:p>### Overlay 'portrait' &gt; 22 &gt; button for 'up', disabled, handled by dpad_area</text:p>
          </table:table-cell>
          <table:table-cell table:style-name="ce4" table:formula="of:=&quot;overlay&quot;&amp;[$source.$D$1]&amp;&quot;_desc&quot;&amp;[.D25]&amp;&quot; = &quot;&quot;&quot;&amp;COM.MICROSOFT.TEXTJOIN(&quot;,&quot;;0;[$source.B26];[.K25];[.L25];[$source.H26];[.I25];[.J25])&amp;&quot;&quot;&quot;&quot;" office:value-type="string" office:string-value="overlay0_desc22 = &quot;up,0.25,0.6625,radial,0.07778,0.035&quot;" calcext:value-type="string">
            <text:p>overlay0_desc22 = "up,0.25,0.6625,radial,0.07778,0.035"</text:p>
          </table:table-cell>
          <table:table-cell table:formula="of:=IF([$source.C26]=&quot;&quot;;&quot;&quot;;&quot;overlay&quot;&amp;[$source.$D$1]&amp;&quot;_desc&quot;&amp;[.D25]&amp;&quot;_overlay = &quot;&amp;[$source.C26])" office:value-type="string" office:string-value="overlay0_desc22_overlay = p-btn-dpad-up.png" calcext:value-type="string">
            <text:p>overlay0_desc22_overlay = p-btn-dpad-up.png</text:p>
          </table:table-cell>
          <table:table-cell table:formula="of:=IF([$source.I26]=&quot;&quot;; &quot;overlay&quot;&amp;[$source.$D$1]&amp;&quot;_desc&quot;&amp;[.D25]&amp;&quot;_reach_x = 0&quot;; &quot;overlay&quot;&amp;[$source.$D$1]&amp;&quot;_desc&quot;&amp;[.D25]&amp;&quot;_reach_x = 1.25&quot;&amp;CHAR(10)&amp;&quot;overlay&quot;&amp;[$source.$D$1]&amp;&quot;_desc&quot;&amp;[.D25]&amp;&quot;_reach_y = 1.25&quot; )" office:value-type="string" office:string-value="overlay0_desc22_reach_x = 0" calcext:value-type="string">
            <text:p>overlay0_desc22_reach_x = 0</text:p>
          </table:table-cell>
          <table:table-cell table:style-name="ce4" table:formula="of:=IF([$source.J26]=&quot;&quot;;&quot;&quot;; &quot;overlay&quot;&amp;[$source.$D$1]&amp;&quot;_desc&quot;&amp;[.D25]&amp;&quot;_range_mod = 15&quot;&amp; CHAR(10)&amp; &quot;overlay&quot;&amp;[$source.$D$1]&amp;&quot;_desc&quot;&amp;[.D25]&amp;&quot;_range_mod_exclusive = true&quot; )">
            <text:p/>
          </table:table-cell>
          <table:table-cell table:style-name="ce4" table:formula="of:=IF([$source.K26]=&quot;&quot;;&quot;&quot;; &quot;overlay&quot;&amp;[$source.$D$1]&amp;&quot;_desc&quot;&amp;[.D25]&amp;&quot;_movable = true&quot;&amp; CHAR(10)&amp; &quot;overlay&quot;&amp;[$source.$D$1]&amp;&quot;_desc&quot;&amp;[.D25]&amp;&quot;_saturate_pct = 0.65&quot; )">
            <text:p/>
          </table:table-cell>
          <table:table-cell table:formula="of:=&quot;overlay&quot;&amp;[$source.$D$1]&amp;&quot;_desc&quot;&amp;[.D25]&amp;&quot;_alpha_mod = &quot;&amp;[$source.L26]" office:value-type="string" office:string-value="overlay0_desc22_alpha_mod = 2" calcext:value-type="string">
            <text:p>overlay0_desc22_alpha_mod = 2</text:p>
          </table:table-cell>
          <table:table-cell table:formula="of:=IF([$source.M26]=&quot;&quot;;&quot;&quot;; &quot;overlay&quot;&amp;[$source.$D$1]&amp;&quot;_desc&quot;&amp;[.D25]&amp;&quot;_next_target = &quot;&quot;&quot;&amp;[$source.M2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6:.T26])" office:value-type="string" office:string-value="### Overlay 'portrait' &gt; 23 &gt; button for 'left', disabled, handled by dpad_area&#10;overlay0_desc23 = &quot;left,0.12222,0.72,radial,0.07778,0.035&quot;&#10;overlay0_desc23_overlay = p-btn-dpad-left.png&#10;overlay0_desc23_reach_x = 0&#10;overlay0_desc23_alpha_mod = 2" calcext:value-type="string">
            <text:p>### Overlay 'portrait' &gt; 23 &gt; button for 'left', disabled, handled by dpad_area</text:p>
            <text:p>overlay0_desc23 = "left,0.12222,0.72,radial,0.07778,0.035"</text:p>
            <text:p>overlay0_desc23_overlay = p-btn-dpad-left.png</text:p>
            <text:p>overlay0_desc23_reach_x = 0</text:p>
            <text:p>overlay0_desc23_alpha_mod = 2</text:p>
          </table:table-cell>
          <table:table-cell table:number-columns-repeated="2"/>
          <table:table-cell table:formula="of:=[$source.A27]" office:value-type="float" office:value="23" calcext:value-type="float">
            <text:p>23</text:p>
          </table:table-cell>
          <table:table-cell table:formula="of:=[$source.D27]/2" office:value-type="float" office:value="84" calcext:value-type="float">
            <text:p>84</text:p>
          </table:table-cell>
          <table:table-cell table:formula="of:=[$source.E27]/2" office:value-type="float" office:value="84" calcext:value-type="float">
            <text:p>84</text:p>
          </table:table-cell>
          <table:table-cell table:formula="of:=[$source.F27]+[.E26]" office:value-type="float" office:value="132" calcext:value-type="float">
            <text:p>132</text:p>
          </table:table-cell>
          <table:table-cell table:formula="of:=[$source.G27]+[.F26]" office:value-type="float" office:value="1728" calcext:value-type="float">
            <text:p>1728</text:p>
          </table:table-cell>
          <table:table-cell table:formula="of:=ROUND([.E26]/[$source.$F$1];5)" office:value-type="float" office:value="0.07778" calcext:value-type="float">
            <text:p>0.07778</text:p>
          </table:table-cell>
          <table:table-cell table:formula="of:=ROUND([.F26]/[$source.$H$1];5)" office:value-type="float" office:value="0.035" calcext:value-type="float">
            <text:p>0.035</text:p>
          </table:table-cell>
          <table:table-cell table:formula="of:=ROUND([.G26]/[$source.$F$1];5)" office:value-type="float" office:value="0.12222" calcext:value-type="float">
            <text:p>0.12222</text:p>
          </table:table-cell>
          <table:table-cell table:formula="of:=ROUND([.H26]/[$source.$H$1];5)" office:value-type="float" office:value="0.72" calcext:value-type="float">
            <text:p>0.72</text:p>
          </table:table-cell>
          <table:table-cell table:style-name="ce4" table:formula="of:=&quot;### Overlay '&quot;&amp;[$source.$B$1]&amp;&quot;' &gt; &quot;&amp;[.D26]&amp;&quot; &gt; &quot;&amp;[$source.N27]" office:value-type="string" office:string-value="### Overlay 'portrait' &gt; 23 &gt; button for 'left', disabled, handled by dpad_area" calcext:value-type="string">
            <text:p>### Overlay 'portrait' &gt; 23 &gt; button for 'left', disabled, handled by dpad_area</text:p>
          </table:table-cell>
          <table:table-cell table:style-name="ce4" table:formula="of:=&quot;overlay&quot;&amp;[$source.$D$1]&amp;&quot;_desc&quot;&amp;[.D26]&amp;&quot; = &quot;&quot;&quot;&amp;COM.MICROSOFT.TEXTJOIN(&quot;,&quot;;0;[$source.B27];[.K26];[.L26];[$source.H27];[.I26];[.J26])&amp;&quot;&quot;&quot;&quot;" office:value-type="string" office:string-value="overlay0_desc23 = &quot;left,0.12222,0.72,radial,0.07778,0.035&quot;" calcext:value-type="string">
            <text:p>overlay0_desc23 = "left,0.12222,0.72,radial,0.07778,0.035"</text:p>
          </table:table-cell>
          <table:table-cell table:formula="of:=IF([$source.C27]=&quot;&quot;;&quot;&quot;;&quot;overlay&quot;&amp;[$source.$D$1]&amp;&quot;_desc&quot;&amp;[.D26]&amp;&quot;_overlay = &quot;&amp;[$source.C27])" office:value-type="string" office:string-value="overlay0_desc23_overlay = p-btn-dpad-left.png" calcext:value-type="string">
            <text:p>overlay0_desc23_overlay = p-btn-dpad-left.png</text:p>
          </table:table-cell>
          <table:table-cell table:formula="of:=IF([$source.I27]=&quot;&quot;; &quot;overlay&quot;&amp;[$source.$D$1]&amp;&quot;_desc&quot;&amp;[.D26]&amp;&quot;_reach_x = 0&quot;; &quot;overlay&quot;&amp;[$source.$D$1]&amp;&quot;_desc&quot;&amp;[.D26]&amp;&quot;_reach_x = 1.25&quot;&amp;CHAR(10)&amp;&quot;overlay&quot;&amp;[$source.$D$1]&amp;&quot;_desc&quot;&amp;[.D26]&amp;&quot;_reach_y = 1.25&quot; )" office:value-type="string" office:string-value="overlay0_desc23_reach_x = 0" calcext:value-type="string">
            <text:p>overlay0_desc23_reach_x = 0</text:p>
          </table:table-cell>
          <table:table-cell table:style-name="ce4" table:formula="of:=IF([$source.J27]=&quot;&quot;;&quot;&quot;; &quot;overlay&quot;&amp;[$source.$D$1]&amp;&quot;_desc&quot;&amp;[.D26]&amp;&quot;_range_mod = 15&quot;&amp; CHAR(10)&amp; &quot;overlay&quot;&amp;[$source.$D$1]&amp;&quot;_desc&quot;&amp;[.D26]&amp;&quot;_range_mod_exclusive = true&quot; )">
            <text:p/>
          </table:table-cell>
          <table:table-cell table:style-name="ce4" table:formula="of:=IF([$source.K27]=&quot;&quot;;&quot;&quot;; &quot;overlay&quot;&amp;[$source.$D$1]&amp;&quot;_desc&quot;&amp;[.D26]&amp;&quot;_movable = true&quot;&amp; CHAR(10)&amp; &quot;overlay&quot;&amp;[$source.$D$1]&amp;&quot;_desc&quot;&amp;[.D26]&amp;&quot;_saturate_pct = 0.65&quot; )">
            <text:p/>
          </table:table-cell>
          <table:table-cell table:formula="of:=&quot;overlay&quot;&amp;[$source.$D$1]&amp;&quot;_desc&quot;&amp;[.D26]&amp;&quot;_alpha_mod = &quot;&amp;[$source.L27]" office:value-type="string" office:string-value="overlay0_desc23_alpha_mod = 2" calcext:value-type="string">
            <text:p>overlay0_desc23_alpha_mod = 2</text:p>
          </table:table-cell>
          <table:table-cell table:formula="of:=IF([$source.M27]=&quot;&quot;;&quot;&quot;; &quot;overlay&quot;&amp;[$source.$D$1]&amp;&quot;_desc&quot;&amp;[.D26]&amp;&quot;_next_target = &quot;&quot;&quot;&amp;[$source.M2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7:.T27])" office:value-type="string" office:string-value="### Overlay 'portrait' &gt; 24 &gt; button for 'right', disabled, handled by dpad_area&#10;overlay0_desc24 = &quot;right,0.37778,0.72,radial,0.07778,0.035&quot;&#10;overlay0_desc24_overlay = p-btn-dpad-right.png&#10;overlay0_desc24_reach_x = 0&#10;overlay0_desc24_alpha_mod = 2" calcext:value-type="string">
            <text:p>### Overlay 'portrait' &gt; 24 &gt; button for 'right', disabled, handled by dpad_area</text:p>
            <text:p>overlay0_desc24 = "right,0.37778,0.72,radial,0.07778,0.035"</text:p>
            <text:p>overlay0_desc24_overlay = p-btn-dpad-right.png</text:p>
            <text:p>overlay0_desc24_reach_x = 0</text:p>
            <text:p>overlay0_desc24_alpha_mod = 2</text:p>
          </table:table-cell>
          <table:table-cell table:number-columns-repeated="2"/>
          <table:table-cell table:formula="of:=[$source.A28]" office:value-type="float" office:value="24" calcext:value-type="float">
            <text:p>24</text:p>
          </table:table-cell>
          <table:table-cell table:formula="of:=[$source.D28]/2" office:value-type="float" office:value="84" calcext:value-type="float">
            <text:p>84</text:p>
          </table:table-cell>
          <table:table-cell table:formula="of:=[$source.E28]/2" office:value-type="float" office:value="84" calcext:value-type="float">
            <text:p>84</text:p>
          </table:table-cell>
          <table:table-cell table:formula="of:=[$source.F28]+[.E27]" office:value-type="float" office:value="408" calcext:value-type="float">
            <text:p>408</text:p>
          </table:table-cell>
          <table:table-cell table:formula="of:=[$source.G28]+[.F27]" office:value-type="float" office:value="1728" calcext:value-type="float">
            <text:p>1728</text:p>
          </table:table-cell>
          <table:table-cell table:formula="of:=ROUND([.E27]/[$source.$F$1];5)" office:value-type="float" office:value="0.07778" calcext:value-type="float">
            <text:p>0.07778</text:p>
          </table:table-cell>
          <table:table-cell table:formula="of:=ROUND([.F27]/[$source.$H$1];5)" office:value-type="float" office:value="0.035" calcext:value-type="float">
            <text:p>0.035</text:p>
          </table:table-cell>
          <table:table-cell table:formula="of:=ROUND([.G27]/[$source.$F$1];5)" office:value-type="float" office:value="0.37778" calcext:value-type="float">
            <text:p>0.37778</text:p>
          </table:table-cell>
          <table:table-cell table:formula="of:=ROUND([.H27]/[$source.$H$1];5)" office:value-type="float" office:value="0.72" calcext:value-type="float">
            <text:p>0.72</text:p>
          </table:table-cell>
          <table:table-cell table:style-name="ce4" table:formula="of:=&quot;### Overlay '&quot;&amp;[$source.$B$1]&amp;&quot;' &gt; &quot;&amp;[.D27]&amp;&quot; &gt; &quot;&amp;[$source.N28]" office:value-type="string" office:string-value="### Overlay 'portrait' &gt; 24 &gt; button for 'right', disabled, handled by dpad_area" calcext:value-type="string">
            <text:p>### Overlay 'portrait' &gt; 24 &gt; button for 'right', disabled, handled by dpad_area</text:p>
          </table:table-cell>
          <table:table-cell table:style-name="ce4" table:formula="of:=&quot;overlay&quot;&amp;[$source.$D$1]&amp;&quot;_desc&quot;&amp;[.D27]&amp;&quot; = &quot;&quot;&quot;&amp;COM.MICROSOFT.TEXTJOIN(&quot;,&quot;;0;[$source.B28];[.K27];[.L27];[$source.H28];[.I27];[.J27])&amp;&quot;&quot;&quot;&quot;" office:value-type="string" office:string-value="overlay0_desc24 = &quot;right,0.37778,0.72,radial,0.07778,0.035&quot;" calcext:value-type="string">
            <text:p>overlay0_desc24 = "right,0.37778,0.72,radial,0.07778,0.035"</text:p>
          </table:table-cell>
          <table:table-cell table:formula="of:=IF([$source.C28]=&quot;&quot;;&quot;&quot;;&quot;overlay&quot;&amp;[$source.$D$1]&amp;&quot;_desc&quot;&amp;[.D27]&amp;&quot;_overlay = &quot;&amp;[$source.C28])" office:value-type="string" office:string-value="overlay0_desc24_overlay = p-btn-dpad-right.png" calcext:value-type="string">
            <text:p>overlay0_desc24_overlay = p-btn-dpad-right.png</text:p>
          </table:table-cell>
          <table:table-cell table:formula="of:=IF([$source.I28]=&quot;&quot;; &quot;overlay&quot;&amp;[$source.$D$1]&amp;&quot;_desc&quot;&amp;[.D27]&amp;&quot;_reach_x = 0&quot;; &quot;overlay&quot;&amp;[$source.$D$1]&amp;&quot;_desc&quot;&amp;[.D27]&amp;&quot;_reach_x = 1.25&quot;&amp;CHAR(10)&amp;&quot;overlay&quot;&amp;[$source.$D$1]&amp;&quot;_desc&quot;&amp;[.D27]&amp;&quot;_reach_y = 1.25&quot; )" office:value-type="string" office:string-value="overlay0_desc24_reach_x = 0" calcext:value-type="string">
            <text:p>overlay0_desc24_reach_x = 0</text:p>
          </table:table-cell>
          <table:table-cell table:style-name="ce4" table:formula="of:=IF([$source.J28]=&quot;&quot;;&quot;&quot;; &quot;overlay&quot;&amp;[$source.$D$1]&amp;&quot;_desc&quot;&amp;[.D27]&amp;&quot;_range_mod = 15&quot;&amp; CHAR(10)&amp; &quot;overlay&quot;&amp;[$source.$D$1]&amp;&quot;_desc&quot;&amp;[.D27]&amp;&quot;_range_mod_exclusive = true&quot; )">
            <text:p/>
          </table:table-cell>
          <table:table-cell table:style-name="ce4" table:formula="of:=IF([$source.K28]=&quot;&quot;;&quot;&quot;; &quot;overlay&quot;&amp;[$source.$D$1]&amp;&quot;_desc&quot;&amp;[.D27]&amp;&quot;_movable = true&quot;&amp; CHAR(10)&amp; &quot;overlay&quot;&amp;[$source.$D$1]&amp;&quot;_desc&quot;&amp;[.D27]&amp;&quot;_saturate_pct = 0.65&quot; )">
            <text:p/>
          </table:table-cell>
          <table:table-cell table:formula="of:=&quot;overlay&quot;&amp;[$source.$D$1]&amp;&quot;_desc&quot;&amp;[.D27]&amp;&quot;_alpha_mod = &quot;&amp;[$source.L28]" office:value-type="string" office:string-value="overlay0_desc24_alpha_mod = 2" calcext:value-type="string">
            <text:p>overlay0_desc24_alpha_mod = 2</text:p>
          </table:table-cell>
          <table:table-cell table:formula="of:=IF([$source.M28]=&quot;&quot;;&quot;&quot;; &quot;overlay&quot;&amp;[$source.$D$1]&amp;&quot;_desc&quot;&amp;[.D27]&amp;&quot;_next_target = &quot;&quot;&quot;&amp;[$source.M2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8:.T28])" office:value-type="string" office:string-value="### Overlay 'portrait' &gt; 25 &gt; button for 'down', disabled, handled by dpad_area&#10;overlay0_desc25 = &quot;down,0.25,0.7775,radial,0.07778,0.035&quot;&#10;overlay0_desc25_overlay = p-btn-dpad-down.png&#10;overlay0_desc25_reach_x = 0&#10;overlay0_desc25_alpha_mod = 2" calcext:value-type="string">
            <text:p>### Overlay 'portrait' &gt; 25 &gt; button for 'down', disabled, handled by dpad_area</text:p>
            <text:p>overlay0_desc25 = "down,0.25,0.7775,radial,0.07778,0.035"</text:p>
            <text:p>overlay0_desc25_overlay = p-btn-dpad-down.png</text:p>
            <text:p>overlay0_desc25_reach_x = 0</text:p>
            <text:p>overlay0_desc25_alpha_mod = 2</text:p>
          </table:table-cell>
          <table:table-cell table:number-columns-repeated="2"/>
          <table:table-cell table:formula="of:=[$source.A29]" office:value-type="float" office:value="25" calcext:value-type="float">
            <text:p>25</text:p>
          </table:table-cell>
          <table:table-cell table:formula="of:=[$source.D29]/2" office:value-type="float" office:value="84" calcext:value-type="float">
            <text:p>84</text:p>
          </table:table-cell>
          <table:table-cell table:formula="of:=[$source.E29]/2" office:value-type="float" office:value="84" calcext:value-type="float">
            <text:p>84</text:p>
          </table:table-cell>
          <table:table-cell table:formula="of:=[$source.F29]+[.E28]" office:value-type="float" office:value="270" calcext:value-type="float">
            <text:p>270</text:p>
          </table:table-cell>
          <table:table-cell table:formula="of:=[$source.G29]+[.F28]" office:value-type="float" office:value="1866" calcext:value-type="float">
            <text:p>1866</text:p>
          </table:table-cell>
          <table:table-cell table:formula="of:=ROUND([.E28]/[$source.$F$1];5)" office:value-type="float" office:value="0.07778" calcext:value-type="float">
            <text:p>0.07778</text:p>
          </table:table-cell>
          <table:table-cell table:formula="of:=ROUND([.F28]/[$source.$H$1];5)" office:value-type="float" office:value="0.035" calcext:value-type="float">
            <text:p>0.035</text:p>
          </table:table-cell>
          <table:table-cell table:formula="of:=ROUND([.G28]/[$source.$F$1];5)" office:value-type="float" office:value="0.25" calcext:value-type="float">
            <text:p>0.25</text:p>
          </table:table-cell>
          <table:table-cell table:formula="of:=ROUND([.H28]/[$source.$H$1];5)" office:value-type="float" office:value="0.7775" calcext:value-type="float">
            <text:p>0.7775</text:p>
          </table:table-cell>
          <table:table-cell table:style-name="ce4" table:formula="of:=&quot;### Overlay '&quot;&amp;[$source.$B$1]&amp;&quot;' &gt; &quot;&amp;[.D28]&amp;&quot; &gt; &quot;&amp;[$source.N29]" office:value-type="string" office:string-value="### Overlay 'portrait' &gt; 25 &gt; button for 'down', disabled, handled by dpad_area" calcext:value-type="string">
            <text:p>### Overlay 'portrait' &gt; 25 &gt; button for 'down', disabled, handled by dpad_area</text:p>
          </table:table-cell>
          <table:table-cell table:style-name="ce4" table:formula="of:=&quot;overlay&quot;&amp;[$source.$D$1]&amp;&quot;_desc&quot;&amp;[.D28]&amp;&quot; = &quot;&quot;&quot;&amp;COM.MICROSOFT.TEXTJOIN(&quot;,&quot;;0;[$source.B29];[.K28];[.L28];[$source.H29];[.I28];[.J28])&amp;&quot;&quot;&quot;&quot;" office:value-type="string" office:string-value="overlay0_desc25 = &quot;down,0.25,0.7775,radial,0.07778,0.035&quot;" calcext:value-type="string">
            <text:p>overlay0_desc25 = "down,0.25,0.7775,radial,0.07778,0.035"</text:p>
          </table:table-cell>
          <table:table-cell table:formula="of:=IF([$source.C29]=&quot;&quot;;&quot;&quot;;&quot;overlay&quot;&amp;[$source.$D$1]&amp;&quot;_desc&quot;&amp;[.D28]&amp;&quot;_overlay = &quot;&amp;[$source.C29])" office:value-type="string" office:string-value="overlay0_desc25_overlay = p-btn-dpad-down.png" calcext:value-type="string">
            <text:p>overlay0_desc25_overlay = p-btn-dpad-down.png</text:p>
          </table:table-cell>
          <table:table-cell table:formula="of:=IF([$source.I29]=&quot;&quot;; &quot;overlay&quot;&amp;[$source.$D$1]&amp;&quot;_desc&quot;&amp;[.D28]&amp;&quot;_reach_x = 0&quot;; &quot;overlay&quot;&amp;[$source.$D$1]&amp;&quot;_desc&quot;&amp;[.D28]&amp;&quot;_reach_x = 1.25&quot;&amp;CHAR(10)&amp;&quot;overlay&quot;&amp;[$source.$D$1]&amp;&quot;_desc&quot;&amp;[.D28]&amp;&quot;_reach_y = 1.25&quot; )" office:value-type="string" office:string-value="overlay0_desc25_reach_x = 0" calcext:value-type="string">
            <text:p>overlay0_desc25_reach_x = 0</text:p>
          </table:table-cell>
          <table:table-cell table:style-name="ce4" table:formula="of:=IF([$source.J29]=&quot;&quot;;&quot;&quot;; &quot;overlay&quot;&amp;[$source.$D$1]&amp;&quot;_desc&quot;&amp;[.D28]&amp;&quot;_range_mod = 15&quot;&amp; CHAR(10)&amp; &quot;overlay&quot;&amp;[$source.$D$1]&amp;&quot;_desc&quot;&amp;[.D28]&amp;&quot;_range_mod_exclusive = true&quot; )">
            <text:p/>
          </table:table-cell>
          <table:table-cell table:style-name="ce4" table:formula="of:=IF([$source.K29]=&quot;&quot;;&quot;&quot;; &quot;overlay&quot;&amp;[$source.$D$1]&amp;&quot;_desc&quot;&amp;[.D28]&amp;&quot;_movable = true&quot;&amp; CHAR(10)&amp; &quot;overlay&quot;&amp;[$source.$D$1]&amp;&quot;_desc&quot;&amp;[.D28]&amp;&quot;_saturate_pct = 0.65&quot; )">
            <text:p/>
          </table:table-cell>
          <table:table-cell table:formula="of:=&quot;overlay&quot;&amp;[$source.$D$1]&amp;&quot;_desc&quot;&amp;[.D28]&amp;&quot;_alpha_mod = &quot;&amp;[$source.L29]" office:value-type="string" office:string-value="overlay0_desc25_alpha_mod = 2" calcext:value-type="string">
            <text:p>overlay0_desc25_alpha_mod = 2</text:p>
          </table:table-cell>
          <table:table-cell table:formula="of:=IF([$source.M29]=&quot;&quot;;&quot;&quot;; &quot;overlay&quot;&amp;[$source.$D$1]&amp;&quot;_desc&quot;&amp;[.D28]&amp;&quot;_next_target = &quot;&quot;&quot;&amp;[$source.M2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9:.T29])" office:value-type="string" office:string-value="### Overlay 'portrait' &gt; 26 &gt; button for 'up|left', disabled, handled by dpad_area&#10;overlay0_desc26 = &quot;up|left,0.11644,0.6599,radial,0.01667,0.0075&quot;&#10;overlay0_desc26_overlay = p-btn-corner.png&#10;overlay0_desc26_reach_x = 0&#10;overlay0_desc26_alpha_mod = 2" calcext:value-type="string">
            <text:p>### Overlay 'portrait' &gt; 26 &gt; button for 'up|left', disabled, handled by dpad_area</text:p>
            <text:p>overlay0_desc26 = "up|left,0.11644,0.6599,radial,0.01667,0.0075"</text:p>
            <text:p>overlay0_desc26_overlay = p-btn-corner.png</text:p>
            <text:p>overlay0_desc26_reach_x = 0</text:p>
            <text:p>overlay0_desc26_alpha_mod = 2</text:p>
          </table:table-cell>
          <table:table-cell table:number-columns-repeated="2"/>
          <table:table-cell table:formula="of:=[$source.A30]" office:value-type="float" office:value="26" calcext:value-type="float">
            <text:p>26</text:p>
          </table:table-cell>
          <table:table-cell table:formula="of:=[$source.D30]/2" office:value-type="float" office:value="18" calcext:value-type="float">
            <text:p>18</text:p>
          </table:table-cell>
          <table:table-cell table:formula="of:=[$source.E30]/2" office:value-type="float" office:value="18" calcext:value-type="float">
            <text:p>18</text:p>
          </table:table-cell>
          <table:table-cell table:formula="of:=[$source.F30]+[.E29]" office:value-type="float" office:value="125.75" calcext:value-type="float">
            <text:p>125.75</text:p>
          </table:table-cell>
          <table:table-cell table:formula="of:=[$source.G30]+[.F29]" office:value-type="float" office:value="1583.75" calcext:value-type="float">
            <text:p>1583.75</text:p>
          </table:table-cell>
          <table:table-cell table:formula="of:=ROUND([.E29]/[$source.$F$1];5)" office:value-type="float" office:value="0.01667" calcext:value-type="float">
            <text:p>0.01667</text:p>
          </table:table-cell>
          <table:table-cell table:formula="of:=ROUND([.F29]/[$source.$H$1];5)" office:value-type="float" office:value="0.0075" calcext:value-type="float">
            <text:p>0.0075</text:p>
          </table:table-cell>
          <table:table-cell table:formula="of:=ROUND([.G29]/[$source.$F$1];5)" office:value-type="float" office:value="0.11644" calcext:value-type="float">
            <text:p>0.11644</text:p>
          </table:table-cell>
          <table:table-cell table:formula="of:=ROUND([.H29]/[$source.$H$1];5)" office:value-type="float" office:value="0.6599" calcext:value-type="float">
            <text:p>0.6599</text:p>
          </table:table-cell>
          <table:table-cell table:style-name="ce4" table:formula="of:=&quot;### Overlay '&quot;&amp;[$source.$B$1]&amp;&quot;' &gt; &quot;&amp;[.D29]&amp;&quot; &gt; &quot;&amp;[$source.N30]" office:value-type="string" office:string-value="### Overlay 'portrait' &gt; 26 &gt; button for 'up|left', disabled, handled by dpad_area" calcext:value-type="string">
            <text:p>### Overlay 'portrait' &gt; 26 &gt; button for 'up|left', disabled, handled by dpad_area</text:p>
          </table:table-cell>
          <table:table-cell table:style-name="ce4" table:formula="of:=&quot;overlay&quot;&amp;[$source.$D$1]&amp;&quot;_desc&quot;&amp;[.D29]&amp;&quot; = &quot;&quot;&quot;&amp;COM.MICROSOFT.TEXTJOIN(&quot;,&quot;;0;[$source.B30];[.K29];[.L29];[$source.H30];[.I29];[.J29])&amp;&quot;&quot;&quot;&quot;" office:value-type="string" office:string-value="overlay0_desc26 = &quot;up|left,0.11644,0.6599,radial,0.01667,0.0075&quot;" calcext:value-type="string">
            <text:p>overlay0_desc26 = "up|left,0.11644,0.6599,radial,0.01667,0.0075"</text:p>
          </table:table-cell>
          <table:table-cell table:formula="of:=IF([$source.C30]=&quot;&quot;;&quot;&quot;;&quot;overlay&quot;&amp;[$source.$D$1]&amp;&quot;_desc&quot;&amp;[.D29]&amp;&quot;_overlay = &quot;&amp;[$source.C30])" office:value-type="string" office:string-value="overlay0_desc26_overlay = p-btn-corner.png" calcext:value-type="string">
            <text:p>overlay0_desc26_overlay = p-btn-corner.png</text:p>
          </table:table-cell>
          <table:table-cell table:formula="of:=IF([$source.I30]=&quot;&quot;; &quot;overlay&quot;&amp;[$source.$D$1]&amp;&quot;_desc&quot;&amp;[.D29]&amp;&quot;_reach_x = 0&quot;; &quot;overlay&quot;&amp;[$source.$D$1]&amp;&quot;_desc&quot;&amp;[.D29]&amp;&quot;_reach_x = 1.25&quot;&amp;CHAR(10)&amp;&quot;overlay&quot;&amp;[$source.$D$1]&amp;&quot;_desc&quot;&amp;[.D29]&amp;&quot;_reach_y = 1.25&quot; )" office:value-type="string" office:string-value="overlay0_desc26_reach_x = 0" calcext:value-type="string">
            <text:p>overlay0_desc26_reach_x = 0</text:p>
          </table:table-cell>
          <table:table-cell table:style-name="ce4" table:formula="of:=IF([$source.J30]=&quot;&quot;;&quot;&quot;; &quot;overlay&quot;&amp;[$source.$D$1]&amp;&quot;_desc&quot;&amp;[.D29]&amp;&quot;_range_mod = 15&quot;&amp; CHAR(10)&amp; &quot;overlay&quot;&amp;[$source.$D$1]&amp;&quot;_desc&quot;&amp;[.D29]&amp;&quot;_range_mod_exclusive = true&quot; )">
            <text:p/>
          </table:table-cell>
          <table:table-cell table:style-name="ce4" table:formula="of:=IF([$source.K30]=&quot;&quot;;&quot;&quot;; &quot;overlay&quot;&amp;[$source.$D$1]&amp;&quot;_desc&quot;&amp;[.D29]&amp;&quot;_movable = true&quot;&amp; CHAR(10)&amp; &quot;overlay&quot;&amp;[$source.$D$1]&amp;&quot;_desc&quot;&amp;[.D29]&amp;&quot;_saturate_pct = 0.65&quot; )">
            <text:p/>
          </table:table-cell>
          <table:table-cell table:formula="of:=&quot;overlay&quot;&amp;[$source.$D$1]&amp;&quot;_desc&quot;&amp;[.D29]&amp;&quot;_alpha_mod = &quot;&amp;[$source.L30]" office:value-type="string" office:string-value="overlay0_desc26_alpha_mod = 2" calcext:value-type="string">
            <text:p>overlay0_desc26_alpha_mod = 2</text:p>
          </table:table-cell>
          <table:table-cell table:formula="of:=IF([$source.M30]=&quot;&quot;;&quot;&quot;; &quot;overlay&quot;&amp;[$source.$D$1]&amp;&quot;_desc&quot;&amp;[.D29]&amp;&quot;_next_target = &quot;&quot;&quot;&amp;[$source.M30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0:.T30])" office:value-type="string" office:string-value="### Overlay 'portrait' &gt; 27 &gt; button for 'up|right', disabled, handled by dpad_area&#10;overlay0_desc27 = &quot;up|right,0.38356,0.6599,radial,0.01667,0.0075&quot;&#10;overlay0_desc27_overlay = p-btn-corner.png&#10;overlay0_desc27_reach_x = 0&#10;overlay0_desc27_alpha_mod = 2" calcext:value-type="string">
            <text:p>### Overlay 'portrait' &gt; 27 &gt; button for 'up|right', disabled, handled by dpad_area</text:p>
            <text:p>overlay0_desc27 = "up|right,0.38356,0.6599,radial,0.01667,0.0075"</text:p>
            <text:p>overlay0_desc27_overlay = p-btn-corner.png</text:p>
            <text:p>overlay0_desc27_reach_x = 0</text:p>
            <text:p>overlay0_desc27_alpha_mod = 2</text:p>
          </table:table-cell>
          <table:table-cell table:number-columns-repeated="2"/>
          <table:table-cell table:formula="of:=[$source.A31]" office:value-type="float" office:value="27" calcext:value-type="float">
            <text:p>27</text:p>
          </table:table-cell>
          <table:table-cell table:formula="of:=[$source.D31]/2" office:value-type="float" office:value="18" calcext:value-type="float">
            <text:p>18</text:p>
          </table:table-cell>
          <table:table-cell table:formula="of:=[$source.E31]/2" office:value-type="float" office:value="18" calcext:value-type="float">
            <text:p>18</text:p>
          </table:table-cell>
          <table:table-cell table:formula="of:=[$source.F31]+[.E30]" office:value-type="float" office:value="414.25" calcext:value-type="float">
            <text:p>414.25</text:p>
          </table:table-cell>
          <table:table-cell table:formula="of:=[$source.G31]+[.F30]" office:value-type="float" office:value="1583.75" calcext:value-type="float">
            <text:p>1583.75</text:p>
          </table:table-cell>
          <table:table-cell table:formula="of:=ROUND([.E30]/[$source.$F$1];5)" office:value-type="float" office:value="0.01667" calcext:value-type="float">
            <text:p>0.01667</text:p>
          </table:table-cell>
          <table:table-cell table:formula="of:=ROUND([.F30]/[$source.$H$1];5)" office:value-type="float" office:value="0.0075" calcext:value-type="float">
            <text:p>0.0075</text:p>
          </table:table-cell>
          <table:table-cell table:formula="of:=ROUND([.G30]/[$source.$F$1];5)" office:value-type="float" office:value="0.38356" calcext:value-type="float">
            <text:p>0.38356</text:p>
          </table:table-cell>
          <table:table-cell table:formula="of:=ROUND([.H30]/[$source.$H$1];5)" office:value-type="float" office:value="0.6599" calcext:value-type="float">
            <text:p>0.6599</text:p>
          </table:table-cell>
          <table:table-cell table:style-name="ce4" table:formula="of:=&quot;### Overlay '&quot;&amp;[$source.$B$1]&amp;&quot;' &gt; &quot;&amp;[.D30]&amp;&quot; &gt; &quot;&amp;[$source.N31]" office:value-type="string" office:string-value="### Overlay 'portrait' &gt; 27 &gt; button for 'up|right', disabled, handled by dpad_area" calcext:value-type="string">
            <text:p>### Overlay 'portrait' &gt; 27 &gt; button for 'up|right', disabled, handled by dpad_area</text:p>
          </table:table-cell>
          <table:table-cell table:style-name="ce4" table:formula="of:=&quot;overlay&quot;&amp;[$source.$D$1]&amp;&quot;_desc&quot;&amp;[.D30]&amp;&quot; = &quot;&quot;&quot;&amp;COM.MICROSOFT.TEXTJOIN(&quot;,&quot;;0;[$source.B31];[.K30];[.L30];[$source.H31];[.I30];[.J30])&amp;&quot;&quot;&quot;&quot;" office:value-type="string" office:string-value="overlay0_desc27 = &quot;up|right,0.38356,0.6599,radial,0.01667,0.0075&quot;" calcext:value-type="string">
            <text:p>overlay0_desc27 = "up|right,0.38356,0.6599,radial,0.01667,0.0075"</text:p>
          </table:table-cell>
          <table:table-cell table:formula="of:=IF([$source.C31]=&quot;&quot;;&quot;&quot;;&quot;overlay&quot;&amp;[$source.$D$1]&amp;&quot;_desc&quot;&amp;[.D30]&amp;&quot;_overlay = &quot;&amp;[$source.C31])" office:value-type="string" office:string-value="overlay0_desc27_overlay = p-btn-corner.png" calcext:value-type="string">
            <text:p>overlay0_desc27_overlay = p-btn-corner.png</text:p>
          </table:table-cell>
          <table:table-cell table:formula="of:=IF([$source.I31]=&quot;&quot;; &quot;overlay&quot;&amp;[$source.$D$1]&amp;&quot;_desc&quot;&amp;[.D30]&amp;&quot;_reach_x = 0&quot;; &quot;overlay&quot;&amp;[$source.$D$1]&amp;&quot;_desc&quot;&amp;[.D30]&amp;&quot;_reach_x = 1.25&quot;&amp;CHAR(10)&amp;&quot;overlay&quot;&amp;[$source.$D$1]&amp;&quot;_desc&quot;&amp;[.D30]&amp;&quot;_reach_y = 1.25&quot; )" office:value-type="string" office:string-value="overlay0_desc27_reach_x = 0" calcext:value-type="string">
            <text:p>overlay0_desc27_reach_x = 0</text:p>
          </table:table-cell>
          <table:table-cell table:style-name="ce4" table:formula="of:=IF([$source.J31]=&quot;&quot;;&quot;&quot;; &quot;overlay&quot;&amp;[$source.$D$1]&amp;&quot;_desc&quot;&amp;[.D30]&amp;&quot;_range_mod = 15&quot;&amp; CHAR(10)&amp; &quot;overlay&quot;&amp;[$source.$D$1]&amp;&quot;_desc&quot;&amp;[.D30]&amp;&quot;_range_mod_exclusive = true&quot; )">
            <text:p/>
          </table:table-cell>
          <table:table-cell table:style-name="ce4" table:formula="of:=IF([$source.K31]=&quot;&quot;;&quot;&quot;; &quot;overlay&quot;&amp;[$source.$D$1]&amp;&quot;_desc&quot;&amp;[.D30]&amp;&quot;_movable = true&quot;&amp; CHAR(10)&amp; &quot;overlay&quot;&amp;[$source.$D$1]&amp;&quot;_desc&quot;&amp;[.D30]&amp;&quot;_saturate_pct = 0.65&quot; )">
            <text:p/>
          </table:table-cell>
          <table:table-cell table:formula="of:=&quot;overlay&quot;&amp;[$source.$D$1]&amp;&quot;_desc&quot;&amp;[.D30]&amp;&quot;_alpha_mod = &quot;&amp;[$source.L31]" office:value-type="string" office:string-value="overlay0_desc27_alpha_mod = 2" calcext:value-type="string">
            <text:p>overlay0_desc27_alpha_mod = 2</text:p>
          </table:table-cell>
          <table:table-cell table:formula="of:=IF([$source.M31]=&quot;&quot;;&quot;&quot;; &quot;overlay&quot;&amp;[$source.$D$1]&amp;&quot;_desc&quot;&amp;[.D30]&amp;&quot;_next_target = &quot;&quot;&quot;&amp;[$source.M31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1:.T31])" office:value-type="string" office:string-value="### Overlay 'portrait' &gt; 28 &gt; button for 'down|left', disabled, handled by dpad_area&#10;overlay0_desc28 = &quot;down|left,0.11644,0.7801,radial,0.01667,0.0075&quot;&#10;overlay0_desc28_overlay = p-btn-corner.png&#10;overlay0_desc28_reach_x = 0&#10;overlay0_desc28_alpha_mod = 2" calcext:value-type="string">
            <text:p>### Overlay 'portrait' &gt; 28 &gt; button for 'down|left', disabled, handled by dpad_area</text:p>
            <text:p>overlay0_desc28 = "down|left,0.11644,0.7801,radial,0.01667,0.0075"</text:p>
            <text:p>overlay0_desc28_overlay = p-btn-corner.png</text:p>
            <text:p>overlay0_desc28_reach_x = 0</text:p>
            <text:p>overlay0_desc28_alpha_mod = 2</text:p>
          </table:table-cell>
          <table:table-cell table:number-columns-repeated="2"/>
          <table:table-cell table:formula="of:=[$source.A32]" office:value-type="float" office:value="28" calcext:value-type="float">
            <text:p>28</text:p>
          </table:table-cell>
          <table:table-cell table:formula="of:=[$source.D32]/2" office:value-type="float" office:value="18" calcext:value-type="float">
            <text:p>18</text:p>
          </table:table-cell>
          <table:table-cell table:formula="of:=[$source.E32]/2" office:value-type="float" office:value="18" calcext:value-type="float">
            <text:p>18</text:p>
          </table:table-cell>
          <table:table-cell table:formula="of:=[$source.F32]+[.E31]" office:value-type="float" office:value="125.75" calcext:value-type="float">
            <text:p>125.75</text:p>
          </table:table-cell>
          <table:table-cell table:formula="of:=[$source.G32]+[.F31]" office:value-type="float" office:value="1872.25" calcext:value-type="float">
            <text:p>1872.25</text:p>
          </table:table-cell>
          <table:table-cell table:formula="of:=ROUND([.E31]/[$source.$F$1];5)" office:value-type="float" office:value="0.01667" calcext:value-type="float">
            <text:p>0.01667</text:p>
          </table:table-cell>
          <table:table-cell table:formula="of:=ROUND([.F31]/[$source.$H$1];5)" office:value-type="float" office:value="0.0075" calcext:value-type="float">
            <text:p>0.0075</text:p>
          </table:table-cell>
          <table:table-cell table:formula="of:=ROUND([.G31]/[$source.$F$1];5)" office:value-type="float" office:value="0.11644" calcext:value-type="float">
            <text:p>0.11644</text:p>
          </table:table-cell>
          <table:table-cell table:formula="of:=ROUND([.H31]/[$source.$H$1];5)" office:value-type="float" office:value="0.7801" calcext:value-type="float">
            <text:p>0.7801</text:p>
          </table:table-cell>
          <table:table-cell table:style-name="ce4" table:formula="of:=&quot;### Overlay '&quot;&amp;[$source.$B$1]&amp;&quot;' &gt; &quot;&amp;[.D31]&amp;&quot; &gt; &quot;&amp;[$source.N32]" office:value-type="string" office:string-value="### Overlay 'portrait' &gt; 28 &gt; button for 'down|left', disabled, handled by dpad_area" calcext:value-type="string">
            <text:p>### Overlay 'portrait' &gt; 28 &gt; button for 'down|left', disabled, handled by dpad_area</text:p>
          </table:table-cell>
          <table:table-cell table:style-name="ce4" table:formula="of:=&quot;overlay&quot;&amp;[$source.$D$1]&amp;&quot;_desc&quot;&amp;[.D31]&amp;&quot; = &quot;&quot;&quot;&amp;COM.MICROSOFT.TEXTJOIN(&quot;,&quot;;0;[$source.B32];[.K31];[.L31];[$source.H32];[.I31];[.J31])&amp;&quot;&quot;&quot;&quot;" office:value-type="string" office:string-value="overlay0_desc28 = &quot;down|left,0.11644,0.7801,radial,0.01667,0.0075&quot;" calcext:value-type="string">
            <text:p>overlay0_desc28 = "down|left,0.11644,0.7801,radial,0.01667,0.0075"</text:p>
          </table:table-cell>
          <table:table-cell table:formula="of:=IF([$source.C32]=&quot;&quot;;&quot;&quot;;&quot;overlay&quot;&amp;[$source.$D$1]&amp;&quot;_desc&quot;&amp;[.D31]&amp;&quot;_overlay = &quot;&amp;[$source.C32])" office:value-type="string" office:string-value="overlay0_desc28_overlay = p-btn-corner.png" calcext:value-type="string">
            <text:p>overlay0_desc28_overlay = p-btn-corner.png</text:p>
          </table:table-cell>
          <table:table-cell table:formula="of:=IF([$source.I32]=&quot;&quot;; &quot;overlay&quot;&amp;[$source.$D$1]&amp;&quot;_desc&quot;&amp;[.D31]&amp;&quot;_reach_x = 0&quot;; &quot;overlay&quot;&amp;[$source.$D$1]&amp;&quot;_desc&quot;&amp;[.D31]&amp;&quot;_reach_x = 1.25&quot;&amp;CHAR(10)&amp;&quot;overlay&quot;&amp;[$source.$D$1]&amp;&quot;_desc&quot;&amp;[.D31]&amp;&quot;_reach_y = 1.25&quot; )" office:value-type="string" office:string-value="overlay0_desc28_reach_x = 0" calcext:value-type="string">
            <text:p>overlay0_desc28_reach_x = 0</text:p>
          </table:table-cell>
          <table:table-cell table:style-name="ce4" table:formula="of:=IF([$source.J32]=&quot;&quot;;&quot;&quot;; &quot;overlay&quot;&amp;[$source.$D$1]&amp;&quot;_desc&quot;&amp;[.D31]&amp;&quot;_range_mod = 15&quot;&amp; CHAR(10)&amp; &quot;overlay&quot;&amp;[$source.$D$1]&amp;&quot;_desc&quot;&amp;[.D31]&amp;&quot;_range_mod_exclusive = true&quot; )">
            <text:p/>
          </table:table-cell>
          <table:table-cell table:style-name="ce4" table:formula="of:=IF([$source.K32]=&quot;&quot;;&quot;&quot;; &quot;overlay&quot;&amp;[$source.$D$1]&amp;&quot;_desc&quot;&amp;[.D31]&amp;&quot;_movable = true&quot;&amp; CHAR(10)&amp; &quot;overlay&quot;&amp;[$source.$D$1]&amp;&quot;_desc&quot;&amp;[.D31]&amp;&quot;_saturate_pct = 0.65&quot; )">
            <text:p/>
          </table:table-cell>
          <table:table-cell table:formula="of:=&quot;overlay&quot;&amp;[$source.$D$1]&amp;&quot;_desc&quot;&amp;[.D31]&amp;&quot;_alpha_mod = &quot;&amp;[$source.L32]" office:value-type="string" office:string-value="overlay0_desc28_alpha_mod = 2" calcext:value-type="string">
            <text:p>overlay0_desc28_alpha_mod = 2</text:p>
          </table:table-cell>
          <table:table-cell table:formula="of:=IF([$source.M32]=&quot;&quot;;&quot;&quot;; &quot;overlay&quot;&amp;[$source.$D$1]&amp;&quot;_desc&quot;&amp;[.D31]&amp;&quot;_next_target = &quot;&quot;&quot;&amp;[$source.M32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2:.T32])" office:value-type="string" office:string-value="### Overlay 'portrait' &gt; 29 &gt; button for 'down|right', disabled, handled by dpad_area&#10;overlay0_desc29 = &quot;down|right,0.38356,0.7801,radial,0.01667,0.0075&quot;&#10;overlay0_desc29_overlay = p-btn-corner.png&#10;overlay0_desc29_reach_x = 0&#10;overlay0_desc29_alpha_mod = 2" calcext:value-type="string">
            <text:p>### Overlay 'portrait' &gt; 29 &gt; button for 'down|right', disabled, handled by dpad_area</text:p>
            <text:p>overlay0_desc29 = "down|right,0.38356,0.7801,radial,0.01667,0.0075"</text:p>
            <text:p>overlay0_desc29_overlay = p-btn-corner.png</text:p>
            <text:p>overlay0_desc29_reach_x = 0</text:p>
            <text:p>overlay0_desc29_alpha_mod = 2</text:p>
          </table:table-cell>
          <table:table-cell table:number-columns-repeated="2"/>
          <table:table-cell table:formula="of:=[$source.A33]" office:value-type="float" office:value="29" calcext:value-type="float">
            <text:p>29</text:p>
          </table:table-cell>
          <table:table-cell table:formula="of:=[$source.D33]/2" office:value-type="float" office:value="18" calcext:value-type="float">
            <text:p>18</text:p>
          </table:table-cell>
          <table:table-cell table:formula="of:=[$source.E33]/2" office:value-type="float" office:value="18" calcext:value-type="float">
            <text:p>18</text:p>
          </table:table-cell>
          <table:table-cell table:formula="of:=[$source.F33]+[.E32]" office:value-type="float" office:value="414.25" calcext:value-type="float">
            <text:p>414.25</text:p>
          </table:table-cell>
          <table:table-cell table:formula="of:=[$source.G33]+[.F32]" office:value-type="float" office:value="1872.25" calcext:value-type="float">
            <text:p>1872.25</text:p>
          </table:table-cell>
          <table:table-cell table:formula="of:=ROUND([.E32]/[$source.$F$1];5)" office:value-type="float" office:value="0.01667" calcext:value-type="float">
            <text:p>0.01667</text:p>
          </table:table-cell>
          <table:table-cell table:formula="of:=ROUND([.F32]/[$source.$H$1];5)" office:value-type="float" office:value="0.0075" calcext:value-type="float">
            <text:p>0.0075</text:p>
          </table:table-cell>
          <table:table-cell table:formula="of:=ROUND([.G32]/[$source.$F$1];5)" office:value-type="float" office:value="0.38356" calcext:value-type="float">
            <text:p>0.38356</text:p>
          </table:table-cell>
          <table:table-cell table:formula="of:=ROUND([.H32]/[$source.$H$1];5)" office:value-type="float" office:value="0.7801" calcext:value-type="float">
            <text:p>0.7801</text:p>
          </table:table-cell>
          <table:table-cell table:style-name="ce4" table:formula="of:=&quot;### Overlay '&quot;&amp;[$source.$B$1]&amp;&quot;' &gt; &quot;&amp;[.D32]&amp;&quot; &gt; &quot;&amp;[$source.N33]" office:value-type="string" office:string-value="### Overlay 'portrait' &gt; 29 &gt; button for 'down|right', disabled, handled by dpad_area" calcext:value-type="string">
            <text:p>### Overlay 'portrait' &gt; 29 &gt; button for 'down|right', disabled, handled by dpad_area</text:p>
          </table:table-cell>
          <table:table-cell table:style-name="ce4" table:formula="of:=&quot;overlay&quot;&amp;[$source.$D$1]&amp;&quot;_desc&quot;&amp;[.D32]&amp;&quot; = &quot;&quot;&quot;&amp;COM.MICROSOFT.TEXTJOIN(&quot;,&quot;;0;[$source.B33];[.K32];[.L32];[$source.H33];[.I32];[.J32])&amp;&quot;&quot;&quot;&quot;" office:value-type="string" office:string-value="overlay0_desc29 = &quot;down|right,0.38356,0.7801,radial,0.01667,0.0075&quot;" calcext:value-type="string">
            <text:p>overlay0_desc29 = "down|right,0.38356,0.7801,radial,0.01667,0.0075"</text:p>
          </table:table-cell>
          <table:table-cell table:formula="of:=IF([$source.C33]=&quot;&quot;;&quot;&quot;;&quot;overlay&quot;&amp;[$source.$D$1]&amp;&quot;_desc&quot;&amp;[.D32]&amp;&quot;_overlay = &quot;&amp;[$source.C33])" office:value-type="string" office:string-value="overlay0_desc29_overlay = p-btn-corner.png" calcext:value-type="string">
            <text:p>overlay0_desc29_overlay = p-btn-corner.png</text:p>
          </table:table-cell>
          <table:table-cell table:formula="of:=IF([$source.I33]=&quot;&quot;; &quot;overlay&quot;&amp;[$source.$D$1]&amp;&quot;_desc&quot;&amp;[.D32]&amp;&quot;_reach_x = 0&quot;; &quot;overlay&quot;&amp;[$source.$D$1]&amp;&quot;_desc&quot;&amp;[.D32]&amp;&quot;_reach_x = 1.25&quot;&amp;CHAR(10)&amp;&quot;overlay&quot;&amp;[$source.$D$1]&amp;&quot;_desc&quot;&amp;[.D32]&amp;&quot;_reach_y = 1.25&quot; )" office:value-type="string" office:string-value="overlay0_desc29_reach_x = 0" calcext:value-type="string">
            <text:p>overlay0_desc29_reach_x = 0</text:p>
          </table:table-cell>
          <table:table-cell table:style-name="ce4" table:formula="of:=IF([$source.J33]=&quot;&quot;;&quot;&quot;; &quot;overlay&quot;&amp;[$source.$D$1]&amp;&quot;_desc&quot;&amp;[.D32]&amp;&quot;_range_mod = 15&quot;&amp; CHAR(10)&amp; &quot;overlay&quot;&amp;[$source.$D$1]&amp;&quot;_desc&quot;&amp;[.D32]&amp;&quot;_range_mod_exclusive = true&quot; )">
            <text:p/>
          </table:table-cell>
          <table:table-cell table:style-name="ce4" table:formula="of:=IF([$source.K33]=&quot;&quot;;&quot;&quot;; &quot;overlay&quot;&amp;[$source.$D$1]&amp;&quot;_desc&quot;&amp;[.D32]&amp;&quot;_movable = true&quot;&amp; CHAR(10)&amp; &quot;overlay&quot;&amp;[$source.$D$1]&amp;&quot;_desc&quot;&amp;[.D32]&amp;&quot;_saturate_pct = 0.65&quot; )">
            <text:p/>
          </table:table-cell>
          <table:table-cell table:formula="of:=&quot;overlay&quot;&amp;[$source.$D$1]&amp;&quot;_desc&quot;&amp;[.D32]&amp;&quot;_alpha_mod = &quot;&amp;[$source.L33]" office:value-type="string" office:string-value="overlay0_desc29_alpha_mod = 2" calcext:value-type="string">
            <text:p>overlay0_desc29_alpha_mod = 2</text:p>
          </table:table-cell>
          <table:table-cell table:formula="of:=IF([$source.M33]=&quot;&quot;;&quot;&quot;; &quot;overlay&quot;&amp;[$source.$D$1]&amp;&quot;_desc&quot;&amp;[.D32]&amp;&quot;_next_target = &quot;&quot;&quot;&amp;[$source.M33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3:.T33])" office:value-type="string" office:string-value="### Overlay 'portrait' &gt; 30 &gt; handler for 'dpad_area'&#10;overlay0_desc30 = &quot;dpad_area,0.25,0.72,radial,0.22778,0.1025&quot;&#10;overlay0_desc30_overlay = p-area-dpad.png&#10;overlay0_desc30_reach_x = 1.25&#10;overlay0_desc30_reach_y = 1.25&#10;overlay0_desc30_alpha_mod = 1" calcext:value-type="string">
            <text:p>### Overlay 'portrait' &gt; 30 &gt; handler for 'dpad_area'</text:p>
            <text:p>overlay0_desc30 = "dpad_area,0.25,0.72,radial,0.22778,0.1025"</text:p>
            <text:p>overlay0_desc30_overlay = p-area-dpad.png</text:p>
            <text:p>overlay0_desc30_reach_x = 1.25</text:p>
            <text:p>overlay0_desc30_reach_y = 1.25</text:p>
            <text:p>overlay0_desc30_alpha_mod = 1</text:p>
          </table:table-cell>
          <table:table-cell table:number-columns-repeated="2"/>
          <table:table-cell table:formula="of:=[$source.A34]" office:value-type="float" office:value="30" calcext:value-type="float">
            <text:p>30</text:p>
          </table:table-cell>
          <table:table-cell table:formula="of:=[$source.D34]/2" office:value-type="float" office:value="246" calcext:value-type="float">
            <text:p>246</text:p>
          </table:table-cell>
          <table:table-cell table:formula="of:=[$source.E34]/2" office:value-type="float" office:value="246" calcext:value-type="float">
            <text:p>246</text:p>
          </table:table-cell>
          <table:table-cell table:formula="of:=[$source.F34]+[.E33]" office:value-type="float" office:value="270" calcext:value-type="float">
            <text:p>270</text:p>
          </table:table-cell>
          <table:table-cell table:formula="of:=[$source.G34]+[.F33]" office:value-type="float" office:value="1728" calcext:value-type="float">
            <text:p>1728</text:p>
          </table:table-cell>
          <table:table-cell table:formula="of:=ROUND([.E33]/[$source.$F$1];5)" office:value-type="float" office:value="0.22778" calcext:value-type="float">
            <text:p>0.22778</text:p>
          </table:table-cell>
          <table:table-cell table:formula="of:=ROUND([.F33]/[$source.$H$1];5)" office:value-type="float" office:value="0.1025" calcext:value-type="float">
            <text:p>0.1025</text:p>
          </table:table-cell>
          <table:table-cell table:formula="of:=ROUND([.G33]/[$source.$F$1];5)" office:value-type="float" office:value="0.25" calcext:value-type="float">
            <text:p>0.25</text:p>
          </table:table-cell>
          <table:table-cell table:formula="of:=ROUND([.H33]/[$source.$H$1];5)" office:value-type="float" office:value="0.72" calcext:value-type="float">
            <text:p>0.72</text:p>
          </table:table-cell>
          <table:table-cell table:style-name="ce4" table:formula="of:=&quot;### Overlay '&quot;&amp;[$source.$B$1]&amp;&quot;' &gt; &quot;&amp;[.D33]&amp;&quot; &gt; &quot;&amp;[$source.N34]" office:value-type="string" office:string-value="### Overlay 'portrait' &gt; 30 &gt; handler for 'dpad_area'" calcext:value-type="string">
            <text:p>### Overlay 'portrait' &gt; 30 &gt; handler for 'dpad_area'</text:p>
          </table:table-cell>
          <table:table-cell table:style-name="ce4" table:formula="of:=&quot;overlay&quot;&amp;[$source.$D$1]&amp;&quot;_desc&quot;&amp;[.D33]&amp;&quot; = &quot;&quot;&quot;&amp;COM.MICROSOFT.TEXTJOIN(&quot;,&quot;;0;[$source.B34];[.K33];[.L33];[$source.H34];[.I33];[.J33])&amp;&quot;&quot;&quot;&quot;" office:value-type="string" office:string-value="overlay0_desc30 = &quot;dpad_area,0.25,0.72,radial,0.22778,0.1025&quot;" calcext:value-type="string">
            <text:p>overlay0_desc30 = "dpad_area,0.25,0.72,radial,0.22778,0.1025"</text:p>
          </table:table-cell>
          <table:table-cell table:formula="of:=IF([$source.C34]=&quot;&quot;;&quot;&quot;;&quot;overlay&quot;&amp;[$source.$D$1]&amp;&quot;_desc&quot;&amp;[.D33]&amp;&quot;_overlay = &quot;&amp;[$source.C34])" office:value-type="string" office:string-value="overlay0_desc30_overlay = p-area-dpad.png" calcext:value-type="string">
            <text:p>overlay0_desc30_overlay = p-area-dpad.png</text:p>
          </table:table-cell>
          <table:table-cell table:formula="of:=IF([$source.I34]=&quot;&quot;; &quot;overlay&quot;&amp;[$source.$D$1]&amp;&quot;_desc&quot;&amp;[.D33]&amp;&quot;_reach_x = 0&quot;; &quot;overlay&quot;&amp;[$source.$D$1]&amp;&quot;_desc&quot;&amp;[.D33]&amp;&quot;_reach_x = 1.25&quot;&amp;CHAR(10)&amp;&quot;overlay&quot;&amp;[$source.$D$1]&amp;&quot;_desc&quot;&amp;[.D33]&amp;&quot;_reach_y = 1.25&quot; )" office:value-type="string" office:string-value="overlay0_desc30_reach_x = 1.25&#10;overlay0_desc30_reach_y = 1.25" calcext:value-type="string">
            <text:p>overlay0_desc30_reach_x = 1.25</text:p>
            <text:p>overlay0_desc30_reach_y = 1.25</text:p>
          </table:table-cell>
          <table:table-cell table:style-name="ce4" table:formula="of:=IF([$source.J34]=&quot;&quot;;&quot;&quot;; &quot;overlay&quot;&amp;[$source.$D$1]&amp;&quot;_desc&quot;&amp;[.D33]&amp;&quot;_range_mod = 15&quot;&amp; CHAR(10)&amp; &quot;overlay&quot;&amp;[$source.$D$1]&amp;&quot;_desc&quot;&amp;[.D33]&amp;&quot;_range_mod_exclusive = true&quot; )">
            <text:p/>
          </table:table-cell>
          <table:table-cell table:style-name="ce4" table:formula="of:=IF([$source.K34]=&quot;&quot;;&quot;&quot;; &quot;overlay&quot;&amp;[$source.$D$1]&amp;&quot;_desc&quot;&amp;[.D33]&amp;&quot;_movable = true&quot;&amp; CHAR(10)&amp; &quot;overlay&quot;&amp;[$source.$D$1]&amp;&quot;_desc&quot;&amp;[.D33]&amp;&quot;_saturate_pct = 0.65&quot; )">
            <text:p/>
          </table:table-cell>
          <table:table-cell table:formula="of:=&quot;overlay&quot;&amp;[$source.$D$1]&amp;&quot;_desc&quot;&amp;[.D33]&amp;&quot;_alpha_mod = &quot;&amp;[$source.L34]" office:value-type="string" office:string-value="overlay0_desc30_alpha_mod = 1" calcext:value-type="string">
            <text:p>overlay0_desc30_alpha_mod = 1</text:p>
          </table:table-cell>
          <table:table-cell table:formula="of:=IF([$source.M34]=&quot;&quot;;&quot;&quot;; &quot;overlay&quot;&amp;[$source.$D$1]&amp;&quot;_desc&quot;&amp;[.D33]&amp;&quot;_next_target = &quot;&quot;&quot;&amp;[$source.M3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4:.T34])" office:value-type="string" office:string-value="### Overlay 'portrait' &gt; 31 &gt; button for 'a’&#10;overlay0_desc31 = &quot;a,0.84382,0.69563,radial,0.09722,0.04375&quot;&#10;overlay0_desc31_overlay = p-btn-act2-a.png&#10;overlay0_desc31_reach_x = 1.25&#10;overlay0_desc31_reach_y = 1.25&#10;overlay0_desc31_alpha_mod = 2" calcext:value-type="string">
            <text:p>### Overlay 'portrait' &gt; 31 &gt; button for 'a’</text:p>
            <text:p>overlay0_desc31 = "a,0.84382,0.69563,radial,0.09722,0.04375"</text:p>
            <text:p>overlay0_desc31_overlay = p-btn-act2-a.png</text:p>
            <text:p>overlay0_desc31_reach_x = 1.25</text:p>
            <text:p>overlay0_desc31_reach_y = 1.25</text:p>
            <text:p>overlay0_desc31_alpha_mod = 2</text:p>
          </table:table-cell>
          <table:table-cell table:number-columns-repeated="2"/>
          <table:table-cell table:formula="of:=[$source.A35]" office:value-type="float" office:value="31" calcext:value-type="float">
            <text:p>31</text:p>
          </table:table-cell>
          <table:table-cell table:formula="of:=[$source.D35]/2" office:value-type="float" office:value="105" calcext:value-type="float">
            <text:p>105</text:p>
          </table:table-cell>
          <table:table-cell table:formula="of:=[$source.E35]/2" office:value-type="float" office:value="105" calcext:value-type="float">
            <text:p>105</text:p>
          </table:table-cell>
          <table:table-cell table:formula="of:=[$source.F35]+[.E34]" office:value-type="float" office:value="911.325" calcext:value-type="float">
            <text:p>911.325</text:p>
          </table:table-cell>
          <table:table-cell table:formula="of:=[$source.G35]+[.F34]" office:value-type="float" office:value="1669.5" calcext:value-type="float">
            <text:p>1669.5</text:p>
          </table:table-cell>
          <table:table-cell table:formula="of:=ROUND([.E34]/[$source.$F$1];5)" office:value-type="float" office:value="0.09722" calcext:value-type="float">
            <text:p>0.09722</text:p>
          </table:table-cell>
          <table:table-cell table:formula="of:=ROUND([.F34]/[$source.$H$1];5)" office:value-type="float" office:value="0.04375" calcext:value-type="float">
            <text:p>0.04375</text:p>
          </table:table-cell>
          <table:table-cell table:formula="of:=ROUND([.G34]/[$source.$F$1];5)" office:value-type="float" office:value="0.84382" calcext:value-type="float">
            <text:p>0.84382</text:p>
          </table:table-cell>
          <table:table-cell table:formula="of:=ROUND([.H34]/[$source.$H$1];5)" office:value-type="float" office:value="0.69563" calcext:value-type="float">
            <text:p>0.69563</text:p>
          </table:table-cell>
          <table:table-cell table:style-name="ce4" table:formula="of:=&quot;### Overlay '&quot;&amp;[$source.$B$1]&amp;&quot;' &gt; &quot;&amp;[.D34]&amp;&quot; &gt; &quot;&amp;[$source.N35]" office:value-type="string" office:string-value="### Overlay 'portrait' &gt; 31 &gt; button for 'a’" calcext:value-type="string">
            <text:p>### Overlay 'portrait' &gt; 31 &gt; button for 'a’</text:p>
          </table:table-cell>
          <table:table-cell table:style-name="ce4" table:formula="of:=&quot;overlay&quot;&amp;[$source.$D$1]&amp;&quot;_desc&quot;&amp;[.D34]&amp;&quot; = &quot;&quot;&quot;&amp;COM.MICROSOFT.TEXTJOIN(&quot;,&quot;;0;[$source.B35];[.K34];[.L34];[$source.H35];[.I34];[.J34])&amp;&quot;&quot;&quot;&quot;" office:value-type="string" office:string-value="overlay0_desc31 = &quot;a,0.84382,0.69563,radial,0.09722,0.04375&quot;" calcext:value-type="string">
            <text:p>overlay0_desc31 = "a,0.84382,0.69563,radial,0.09722,0.04375"</text:p>
          </table:table-cell>
          <table:table-cell table:formula="of:=IF([$source.C35]=&quot;&quot;;&quot;&quot;;&quot;overlay&quot;&amp;[$source.$D$1]&amp;&quot;_desc&quot;&amp;[.D34]&amp;&quot;_overlay = &quot;&amp;[$source.C35])" office:value-type="string" office:string-value="overlay0_desc31_overlay = p-btn-act2-a.png" calcext:value-type="string">
            <text:p>overlay0_desc31_overlay = p-btn-act2-a.png</text:p>
          </table:table-cell>
          <table:table-cell table:formula="of:=IF([$source.I35]=&quot;&quot;; &quot;overlay&quot;&amp;[$source.$D$1]&amp;&quot;_desc&quot;&amp;[.D34]&amp;&quot;_reach_x = 0&quot;; &quot;overlay&quot;&amp;[$source.$D$1]&amp;&quot;_desc&quot;&amp;[.D34]&amp;&quot;_reach_x = 1.25&quot;&amp;CHAR(10)&amp;&quot;overlay&quot;&amp;[$source.$D$1]&amp;&quot;_desc&quot;&amp;[.D34]&amp;&quot;_reach_y = 1.25&quot; )" office:value-type="string" office:string-value="overlay0_desc31_reach_x = 1.25&#10;overlay0_desc31_reach_y = 1.25" calcext:value-type="string">
            <text:p>overlay0_desc31_reach_x = 1.25</text:p>
            <text:p>overlay0_desc31_reach_y = 1.25</text:p>
          </table:table-cell>
          <table:table-cell table:style-name="ce4" table:formula="of:=IF([$source.J35]=&quot;&quot;;&quot;&quot;; &quot;overlay&quot;&amp;[$source.$D$1]&amp;&quot;_desc&quot;&amp;[.D34]&amp;&quot;_range_mod = 15&quot;&amp; CHAR(10)&amp; &quot;overlay&quot;&amp;[$source.$D$1]&amp;&quot;_desc&quot;&amp;[.D34]&amp;&quot;_range_mod_exclusive = true&quot; )">
            <text:p/>
          </table:table-cell>
          <table:table-cell table:style-name="ce4" table:formula="of:=IF([$source.K35]=&quot;&quot;;&quot;&quot;; &quot;overlay&quot;&amp;[$source.$D$1]&amp;&quot;_desc&quot;&amp;[.D34]&amp;&quot;_movable = true&quot;&amp; CHAR(10)&amp; &quot;overlay&quot;&amp;[$source.$D$1]&amp;&quot;_desc&quot;&amp;[.D34]&amp;&quot;_saturate_pct = 0.65&quot; )">
            <text:p/>
          </table:table-cell>
          <table:table-cell table:formula="of:=&quot;overlay&quot;&amp;[$source.$D$1]&amp;&quot;_desc&quot;&amp;[.D34]&amp;&quot;_alpha_mod = &quot;&amp;[$source.L35]" office:value-type="string" office:string-value="overlay0_desc31_alpha_mod = 2" calcext:value-type="string">
            <text:p>overlay0_desc31_alpha_mod = 2</text:p>
          </table:table-cell>
          <table:table-cell table:formula="of:=IF([$source.M35]=&quot;&quot;;&quot;&quot;; &quot;overlay&quot;&amp;[$source.$D$1]&amp;&quot;_desc&quot;&amp;[.D34]&amp;&quot;_next_target = &quot;&quot;&quot;&amp;[$source.M3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5:.T35])" office:value-type="string" office:string-value="### Overlay 'portrait' &gt; 32 &gt; button for 'b’&#10;overlay0_desc32 = &quot;b,0.65618,0.74438,radial,0.09722,0.04375&quot;&#10;overlay0_desc32_overlay = p-btn-act2-b.png&#10;overlay0_desc32_reach_x = 1.25&#10;overlay0_desc32_reach_y = 1.25&#10;overlay0_desc32_alpha_mod = 2" calcext:value-type="string">
            <text:p>### Overlay 'portrait' &gt; 32 &gt; button for 'b’</text:p>
            <text:p>overlay0_desc32 = "b,0.65618,0.74438,radial,0.09722,0.04375"</text:p>
            <text:p>overlay0_desc32_overlay = p-btn-act2-b.png</text:p>
            <text:p>overlay0_desc32_reach_x = 1.25</text:p>
            <text:p>overlay0_desc32_reach_y = 1.25</text:p>
            <text:p>overlay0_desc32_alpha_mod = 2</text:p>
          </table:table-cell>
          <table:table-cell table:number-columns-repeated="2"/>
          <table:table-cell table:formula="of:=[$source.A36]" office:value-type="float" office:value="32" calcext:value-type="float">
            <text:p>32</text:p>
          </table:table-cell>
          <table:table-cell table:formula="of:=[$source.D36]/2" office:value-type="float" office:value="105" calcext:value-type="float">
            <text:p>105</text:p>
          </table:table-cell>
          <table:table-cell table:formula="of:=[$source.E36]/2" office:value-type="float" office:value="105" calcext:value-type="float">
            <text:p>105</text:p>
          </table:table-cell>
          <table:table-cell table:formula="of:=[$source.F36]+[.E35]" office:value-type="float" office:value="708.675" calcext:value-type="float">
            <text:p>708.675</text:p>
          </table:table-cell>
          <table:table-cell table:formula="of:=[$source.G36]+[.F35]" office:value-type="float" office:value="1786.5" calcext:value-type="float">
            <text:p>1786.5</text:p>
          </table:table-cell>
          <table:table-cell table:formula="of:=ROUND([.E35]/[$source.$F$1];5)" office:value-type="float" office:value="0.09722" calcext:value-type="float">
            <text:p>0.09722</text:p>
          </table:table-cell>
          <table:table-cell table:formula="of:=ROUND([.F35]/[$source.$H$1];5)" office:value-type="float" office:value="0.04375" calcext:value-type="float">
            <text:p>0.04375</text:p>
          </table:table-cell>
          <table:table-cell table:formula="of:=ROUND([.G35]/[$source.$F$1];5)" office:value-type="float" office:value="0.65618" calcext:value-type="float">
            <text:p>0.65618</text:p>
          </table:table-cell>
          <table:table-cell table:formula="of:=ROUND([.H35]/[$source.$H$1];5)" office:value-type="float" office:value="0.74438" calcext:value-type="float">
            <text:p>0.74438</text:p>
          </table:table-cell>
          <table:table-cell table:style-name="ce4" table:formula="of:=&quot;### Overlay '&quot;&amp;[$source.$B$1]&amp;&quot;' &gt; &quot;&amp;[.D35]&amp;&quot; &gt; &quot;&amp;[$source.N36]" office:value-type="string" office:string-value="### Overlay 'portrait' &gt; 32 &gt; button for 'b’" calcext:value-type="string">
            <text:p>### Overlay 'portrait' &gt; 32 &gt; button for 'b’</text:p>
          </table:table-cell>
          <table:table-cell table:style-name="ce4" table:formula="of:=&quot;overlay&quot;&amp;[$source.$D$1]&amp;&quot;_desc&quot;&amp;[.D35]&amp;&quot; = &quot;&quot;&quot;&amp;COM.MICROSOFT.TEXTJOIN(&quot;,&quot;;0;[$source.B36];[.K35];[.L35];[$source.H36];[.I35];[.J35])&amp;&quot;&quot;&quot;&quot;" office:value-type="string" office:string-value="overlay0_desc32 = &quot;b,0.65618,0.74438,radial,0.09722,0.04375&quot;" calcext:value-type="string">
            <text:p>overlay0_desc32 = "b,0.65618,0.74438,radial,0.09722,0.04375"</text:p>
          </table:table-cell>
          <table:table-cell table:formula="of:=IF([$source.C36]=&quot;&quot;;&quot;&quot;;&quot;overlay&quot;&amp;[$source.$D$1]&amp;&quot;_desc&quot;&amp;[.D35]&amp;&quot;_overlay = &quot;&amp;[$source.C36])" office:value-type="string" office:string-value="overlay0_desc32_overlay = p-btn-act2-b.png" calcext:value-type="string">
            <text:p>overlay0_desc32_overlay = p-btn-act2-b.png</text:p>
          </table:table-cell>
          <table:table-cell table:formula="of:=IF([$source.I36]=&quot;&quot;; &quot;overlay&quot;&amp;[$source.$D$1]&amp;&quot;_desc&quot;&amp;[.D35]&amp;&quot;_reach_x = 0&quot;; &quot;overlay&quot;&amp;[$source.$D$1]&amp;&quot;_desc&quot;&amp;[.D35]&amp;&quot;_reach_x = 1.25&quot;&amp;CHAR(10)&amp;&quot;overlay&quot;&amp;[$source.$D$1]&amp;&quot;_desc&quot;&amp;[.D35]&amp;&quot;_reach_y = 1.25&quot; )" office:value-type="string" office:string-value="overlay0_desc32_reach_x = 1.25&#10;overlay0_desc32_reach_y = 1.25" calcext:value-type="string">
            <text:p>overlay0_desc32_reach_x = 1.25</text:p>
            <text:p>overlay0_desc32_reach_y = 1.25</text:p>
          </table:table-cell>
          <table:table-cell table:style-name="ce4" table:formula="of:=IF([$source.J36]=&quot;&quot;;&quot;&quot;; &quot;overlay&quot;&amp;[$source.$D$1]&amp;&quot;_desc&quot;&amp;[.D35]&amp;&quot;_range_mod = 15&quot;&amp; CHAR(10)&amp; &quot;overlay&quot;&amp;[$source.$D$1]&amp;&quot;_desc&quot;&amp;[.D35]&amp;&quot;_range_mod_exclusive = true&quot; )">
            <text:p/>
          </table:table-cell>
          <table:table-cell table:style-name="ce4" table:formula="of:=IF([$source.K36]=&quot;&quot;;&quot;&quot;; &quot;overlay&quot;&amp;[$source.$D$1]&amp;&quot;_desc&quot;&amp;[.D35]&amp;&quot;_movable = true&quot;&amp; CHAR(10)&amp; &quot;overlay&quot;&amp;[$source.$D$1]&amp;&quot;_desc&quot;&amp;[.D35]&amp;&quot;_saturate_pct = 0.65&quot; )">
            <text:p/>
          </table:table-cell>
          <table:table-cell table:formula="of:=&quot;overlay&quot;&amp;[$source.$D$1]&amp;&quot;_desc&quot;&amp;[.D35]&amp;&quot;_alpha_mod = &quot;&amp;[$source.L36]" office:value-type="string" office:string-value="overlay0_desc32_alpha_mod = 2" calcext:value-type="string">
            <text:p>overlay0_desc32_alpha_mod = 2</text:p>
          </table:table-cell>
          <table:table-cell table:formula="of:=IF([$source.M36]=&quot;&quot;;&quot;&quot;; &quot;overlay&quot;&amp;[$source.$D$1]&amp;&quot;_desc&quot;&amp;[.D35]&amp;&quot;_next_target = &quot;&quot;&quot;&amp;[$source.M3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6:.T36])" office:value-type="string" office:string-value="### Overlay 'portrait' &gt; 33 &gt; decoration 1 for ‘a|b’ corner&#10;overlay0_desc33 = &quot;nul,0.65556,0.64639,radial,0.01667,0.0075&quot;&#10;overlay0_desc33_overlay = p-btn-corner.png&#10;overlay0_desc33_reach_x = 0&#10;overlay0_desc33_alpha_mod = 2" calcext:value-type="string">
            <text:p>### Overlay 'portrait' &gt; 33 &gt; decoration 1 for ‘a|b’ corner</text:p>
            <text:p>overlay0_desc33 = "nul,0.65556,0.64639,radial,0.01667,0.0075"</text:p>
            <text:p>overlay0_desc33_overlay = p-btn-corner.png</text:p>
            <text:p>overlay0_desc33_reach_x = 0</text:p>
            <text:p>overlay0_desc33_alpha_mod = 2</text:p>
          </table:table-cell>
          <table:table-cell table:number-columns-repeated="2"/>
          <table:table-cell table:formula="of:=[$source.A37]" office:value-type="float" office:value="33" calcext:value-type="float">
            <text:p>33</text:p>
          </table:table-cell>
          <table:table-cell table:formula="of:=[$source.D37]/2" office:value-type="float" office:value="18" calcext:value-type="float">
            <text:p>18</text:p>
          </table:table-cell>
          <table:table-cell table:formula="of:=[$source.E37]/2" office:value-type="float" office:value="18" calcext:value-type="float">
            <text:p>18</text:p>
          </table:table-cell>
          <table:table-cell table:formula="of:=[$source.F37]+[.E36]" office:value-type="float" office:value="708" calcext:value-type="float">
            <text:p>708</text:p>
          </table:table-cell>
          <table:table-cell table:formula="of:=[$source.G37]+[.F36]" office:value-type="float" office:value="1551.331" calcext:value-type="float">
            <text:p>1551.331</text:p>
          </table:table-cell>
          <table:table-cell table:formula="of:=ROUND([.E36]/[$source.$F$1];5)" office:value-type="float" office:value="0.01667" calcext:value-type="float">
            <text:p>0.01667</text:p>
          </table:table-cell>
          <table:table-cell table:formula="of:=ROUND([.F36]/[$source.$H$1];5)" office:value-type="float" office:value="0.0075" calcext:value-type="float">
            <text:p>0.0075</text:p>
          </table:table-cell>
          <table:table-cell table:formula="of:=ROUND([.G36]/[$source.$F$1];5)" office:value-type="float" office:value="0.65556" calcext:value-type="float">
            <text:p>0.65556</text:p>
          </table:table-cell>
          <table:table-cell table:formula="of:=ROUND([.H36]/[$source.$H$1];5)" office:value-type="float" office:value="0.64639" calcext:value-type="float">
            <text:p>0.64639</text:p>
          </table:table-cell>
          <table:table-cell table:style-name="ce4" table:formula="of:=&quot;### Overlay '&quot;&amp;[$source.$B$1]&amp;&quot;' &gt; &quot;&amp;[.D36]&amp;&quot; &gt; &quot;&amp;[$source.N37]" office:value-type="string" office:string-value="### Overlay 'portrait' &gt; 33 &gt; decoration 1 for ‘a|b’ corner" calcext:value-type="string">
            <text:p>### Overlay 'portrait' &gt; 33 &gt; decoration 1 for ‘a|b’ corner</text:p>
          </table:table-cell>
          <table:table-cell table:style-name="ce4" table:formula="of:=&quot;overlay&quot;&amp;[$source.$D$1]&amp;&quot;_desc&quot;&amp;[.D36]&amp;&quot; = &quot;&quot;&quot;&amp;COM.MICROSOFT.TEXTJOIN(&quot;,&quot;;0;[$source.B37];[.K36];[.L36];[$source.H37];[.I36];[.J36])&amp;&quot;&quot;&quot;&quot;" office:value-type="string" office:string-value="overlay0_desc33 = &quot;nul,0.65556,0.64639,radial,0.01667,0.0075&quot;" calcext:value-type="string">
            <text:p>overlay0_desc33 = "nul,0.65556,0.64639,radial,0.01667,0.0075"</text:p>
          </table:table-cell>
          <table:table-cell table:formula="of:=IF([$source.C37]=&quot;&quot;;&quot;&quot;;&quot;overlay&quot;&amp;[$source.$D$1]&amp;&quot;_desc&quot;&amp;[.D36]&amp;&quot;_overlay = &quot;&amp;[$source.C37])" office:value-type="string" office:string-value="overlay0_desc33_overlay = p-btn-corner.png" calcext:value-type="string">
            <text:p>overlay0_desc33_overlay = p-btn-corner.png</text:p>
          </table:table-cell>
          <table:table-cell table:formula="of:=IF([$source.I37]=&quot;&quot;; &quot;overlay&quot;&amp;[$source.$D$1]&amp;&quot;_desc&quot;&amp;[.D36]&amp;&quot;_reach_x = 0&quot;; &quot;overlay&quot;&amp;[$source.$D$1]&amp;&quot;_desc&quot;&amp;[.D36]&amp;&quot;_reach_x = 1.25&quot;&amp;CHAR(10)&amp;&quot;overlay&quot;&amp;[$source.$D$1]&amp;&quot;_desc&quot;&amp;[.D36]&amp;&quot;_reach_y = 1.25&quot; )" office:value-type="string" office:string-value="overlay0_desc33_reach_x = 0" calcext:value-type="string">
            <text:p>overlay0_desc33_reach_x = 0</text:p>
          </table:table-cell>
          <table:table-cell table:style-name="ce4" table:formula="of:=IF([$source.J37]=&quot;&quot;;&quot;&quot;; &quot;overlay&quot;&amp;[$source.$D$1]&amp;&quot;_desc&quot;&amp;[.D36]&amp;&quot;_range_mod = 15&quot;&amp; CHAR(10)&amp; &quot;overlay&quot;&amp;[$source.$D$1]&amp;&quot;_desc&quot;&amp;[.D36]&amp;&quot;_range_mod_exclusive = true&quot; )">
            <text:p/>
          </table:table-cell>
          <table:table-cell table:style-name="ce4" table:formula="of:=IF([$source.K37]=&quot;&quot;;&quot;&quot;; &quot;overlay&quot;&amp;[$source.$D$1]&amp;&quot;_desc&quot;&amp;[.D36]&amp;&quot;_movable = true&quot;&amp; CHAR(10)&amp; &quot;overlay&quot;&amp;[$source.$D$1]&amp;&quot;_desc&quot;&amp;[.D36]&amp;&quot;_saturate_pct = 0.65&quot; )">
            <text:p/>
          </table:table-cell>
          <table:table-cell table:formula="of:=&quot;overlay&quot;&amp;[$source.$D$1]&amp;&quot;_desc&quot;&amp;[.D36]&amp;&quot;_alpha_mod = &quot;&amp;[$source.L37]" office:value-type="string" office:string-value="overlay0_desc33_alpha_mod = 2" calcext:value-type="string">
            <text:p>overlay0_desc33_alpha_mod = 2</text:p>
          </table:table-cell>
          <table:table-cell table:formula="of:=IF([$source.M37]=&quot;&quot;;&quot;&quot;; &quot;overlay&quot;&amp;[$source.$D$1]&amp;&quot;_desc&quot;&amp;[.D36]&amp;&quot;_next_target = &quot;&quot;&quot;&amp;[$source.M3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7:.T37])" office:value-type="string" office:string-value="### Overlay 'portrait' &gt; 34 &gt; decoration 2 for ‘a|b’ corner&#10;overlay0_desc34 = &quot;nul,0.84444,0.79361,radial,0.01667,0.0075&quot;&#10;overlay0_desc34_overlay = p-btn-corner.png&#10;overlay0_desc34_reach_x = 0&#10;overlay0_desc34_alpha_mod = 2" calcext:value-type="string">
            <text:p>### Overlay 'portrait' &gt; 34 &gt; decoration 2 for ‘a|b’ corner</text:p>
            <text:p>overlay0_desc34 = "nul,0.84444,0.79361,radial,0.01667,0.0075"</text:p>
            <text:p>overlay0_desc34_overlay = p-btn-corner.png</text:p>
            <text:p>overlay0_desc34_reach_x = 0</text:p>
            <text:p>overlay0_desc34_alpha_mod = 2</text:p>
          </table:table-cell>
          <table:table-cell table:number-columns-repeated="2"/>
          <table:table-cell table:formula="of:=[$source.A38]" office:value-type="float" office:value="34" calcext:value-type="float">
            <text:p>34</text:p>
          </table:table-cell>
          <table:table-cell table:formula="of:=[$source.D38]/2" office:value-type="float" office:value="18" calcext:value-type="float">
            <text:p>18</text:p>
          </table:table-cell>
          <table:table-cell table:formula="of:=[$source.E38]/2" office:value-type="float" office:value="18" calcext:value-type="float">
            <text:p>18</text:p>
          </table:table-cell>
          <table:table-cell table:formula="of:=[$source.F38]+[.E37]" office:value-type="float" office:value="912" calcext:value-type="float">
            <text:p>912</text:p>
          </table:table-cell>
          <table:table-cell table:formula="of:=[$source.G38]+[.F37]" office:value-type="float" office:value="1904.669" calcext:value-type="float">
            <text:p>1904.669</text:p>
          </table:table-cell>
          <table:table-cell table:formula="of:=ROUND([.E37]/[$source.$F$1];5)" office:value-type="float" office:value="0.01667" calcext:value-type="float">
            <text:p>0.01667</text:p>
          </table:table-cell>
          <table:table-cell table:formula="of:=ROUND([.F37]/[$source.$H$1];5)" office:value-type="float" office:value="0.0075" calcext:value-type="float">
            <text:p>0.0075</text:p>
          </table:table-cell>
          <table:table-cell table:formula="of:=ROUND([.G37]/[$source.$F$1];5)" office:value-type="float" office:value="0.84444" calcext:value-type="float">
            <text:p>0.84444</text:p>
          </table:table-cell>
          <table:table-cell table:formula="of:=ROUND([.H37]/[$source.$H$1];5)" office:value-type="float" office:value="0.79361" calcext:value-type="float">
            <text:p>0.79361</text:p>
          </table:table-cell>
          <table:table-cell table:style-name="ce4" table:formula="of:=&quot;### Overlay '&quot;&amp;[$source.$B$1]&amp;&quot;' &gt; &quot;&amp;[.D37]&amp;&quot; &gt; &quot;&amp;[$source.N38]" office:value-type="string" office:string-value="### Overlay 'portrait' &gt; 34 &gt; decoration 2 for ‘a|b’ corner" calcext:value-type="string">
            <text:p>### Overlay 'portrait' &gt; 34 &gt; decoration 2 for ‘a|b’ corner</text:p>
          </table:table-cell>
          <table:table-cell table:style-name="ce4" table:formula="of:=&quot;overlay&quot;&amp;[$source.$D$1]&amp;&quot;_desc&quot;&amp;[.D37]&amp;&quot; = &quot;&quot;&quot;&amp;COM.MICROSOFT.TEXTJOIN(&quot;,&quot;;0;[$source.B38];[.K37];[.L37];[$source.H38];[.I37];[.J37])&amp;&quot;&quot;&quot;&quot;" office:value-type="string" office:string-value="overlay0_desc34 = &quot;nul,0.84444,0.79361,radial,0.01667,0.0075&quot;" calcext:value-type="string">
            <text:p>overlay0_desc34 = "nul,0.84444,0.79361,radial,0.01667,0.0075"</text:p>
          </table:table-cell>
          <table:table-cell table:formula="of:=IF([$source.C38]=&quot;&quot;;&quot;&quot;;&quot;overlay&quot;&amp;[$source.$D$1]&amp;&quot;_desc&quot;&amp;[.D37]&amp;&quot;_overlay = &quot;&amp;[$source.C38])" office:value-type="string" office:string-value="overlay0_desc34_overlay = p-btn-corner.png" calcext:value-type="string">
            <text:p>overlay0_desc34_overlay = p-btn-corner.png</text:p>
          </table:table-cell>
          <table:table-cell table:formula="of:=IF([$source.I38]=&quot;&quot;; &quot;overlay&quot;&amp;[$source.$D$1]&amp;&quot;_desc&quot;&amp;[.D37]&amp;&quot;_reach_x = 0&quot;; &quot;overlay&quot;&amp;[$source.$D$1]&amp;&quot;_desc&quot;&amp;[.D37]&amp;&quot;_reach_x = 1.25&quot;&amp;CHAR(10)&amp;&quot;overlay&quot;&amp;[$source.$D$1]&amp;&quot;_desc&quot;&amp;[.D37]&amp;&quot;_reach_y = 1.25&quot; )" office:value-type="string" office:string-value="overlay0_desc34_reach_x = 0" calcext:value-type="string">
            <text:p>overlay0_desc34_reach_x = 0</text:p>
          </table:table-cell>
          <table:table-cell table:style-name="ce4" table:formula="of:=IF([$source.J38]=&quot;&quot;;&quot;&quot;; &quot;overlay&quot;&amp;[$source.$D$1]&amp;&quot;_desc&quot;&amp;[.D37]&amp;&quot;_range_mod = 15&quot;&amp; CHAR(10)&amp; &quot;overlay&quot;&amp;[$source.$D$1]&amp;&quot;_desc&quot;&amp;[.D37]&amp;&quot;_range_mod_exclusive = true&quot; )">
            <text:p/>
          </table:table-cell>
          <table:table-cell table:style-name="ce4" table:formula="of:=IF([$source.K38]=&quot;&quot;;&quot;&quot;; &quot;overlay&quot;&amp;[$source.$D$1]&amp;&quot;_desc&quot;&amp;[.D37]&amp;&quot;_movable = true&quot;&amp; CHAR(10)&amp; &quot;overlay&quot;&amp;[$source.$D$1]&amp;&quot;_desc&quot;&amp;[.D37]&amp;&quot;_saturate_pct = 0.65&quot; )">
            <text:p/>
          </table:table-cell>
          <table:table-cell table:formula="of:=&quot;overlay&quot;&amp;[$source.$D$1]&amp;&quot;_desc&quot;&amp;[.D37]&amp;&quot;_alpha_mod = &quot;&amp;[$source.L38]" office:value-type="string" office:string-value="overlay0_desc34_alpha_mod = 2" calcext:value-type="string">
            <text:p>overlay0_desc34_alpha_mod = 2</text:p>
          </table:table-cell>
          <table:table-cell table:formula="of:=IF([$source.M38]=&quot;&quot;;&quot;&quot;; &quot;overlay&quot;&amp;[$source.$D$1]&amp;&quot;_desc&quot;&amp;[.D37]&amp;&quot;_next_target = &quot;&quot;&quot;&amp;[$source.M3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8:.T38])" office:value-type="string" office:string-value="### Overlay 'portrait' &gt; 35 &gt; decoration border for 'abxy_area'&#10;overlay0_desc35 = &quot;nul,0.75,0.72,radial,0.22778,0.1025&quot;&#10;overlay0_desc35_overlay = p-area-act.png&#10;overlay0_desc35_reach_x = 0&#10;overlay0_desc35_alpha_mod = 1" calcext:value-type="string">
            <text:p>### Overlay 'portrait' &gt; 35 &gt; decoration border for 'abxy_area'</text:p>
            <text:p>overlay0_desc35 = "nul,0.75,0.72,radial,0.22778,0.1025"</text:p>
            <text:p>overlay0_desc35_overlay = p-area-act.png</text:p>
            <text:p>overlay0_desc35_reach_x = 0</text:p>
            <text:p>overlay0_desc35_alpha_mod = 1</text:p>
          </table:table-cell>
          <table:table-cell table:number-columns-repeated="2"/>
          <table:table-cell table:formula="of:=[$source.A39]" office:value-type="float" office:value="35" calcext:value-type="float">
            <text:p>35</text:p>
          </table:table-cell>
          <table:table-cell table:formula="of:=[$source.D39]/2" office:value-type="float" office:value="246" calcext:value-type="float">
            <text:p>246</text:p>
          </table:table-cell>
          <table:table-cell table:formula="of:=[$source.E39]/2" office:value-type="float" office:value="246" calcext:value-type="float">
            <text:p>246</text:p>
          </table:table-cell>
          <table:table-cell table:formula="of:=[$source.F39]+[.E38]" office:value-type="float" office:value="810" calcext:value-type="float">
            <text:p>810</text:p>
          </table:table-cell>
          <table:table-cell table:formula="of:=[$source.G39]+[.F38]" office:value-type="float" office:value="1728" calcext:value-type="float">
            <text:p>1728</text:p>
          </table:table-cell>
          <table:table-cell table:formula="of:=ROUND([.E38]/[$source.$F$1];5)" office:value-type="float" office:value="0.22778" calcext:value-type="float">
            <text:p>0.22778</text:p>
          </table:table-cell>
          <table:table-cell table:formula="of:=ROUND([.F38]/[$source.$H$1];5)" office:value-type="float" office:value="0.1025" calcext:value-type="float">
            <text:p>0.1025</text:p>
          </table:table-cell>
          <table:table-cell table:formula="of:=ROUND([.G38]/[$source.$F$1];5)" office:value-type="float" office:value="0.75" calcext:value-type="float">
            <text:p>0.75</text:p>
          </table:table-cell>
          <table:table-cell table:formula="of:=ROUND([.H38]/[$source.$H$1];5)" office:value-type="float" office:value="0.72" calcext:value-type="float">
            <text:p>0.72</text:p>
          </table:table-cell>
          <table:table-cell table:style-name="ce4" table:formula="of:=&quot;### Overlay '&quot;&amp;[$source.$B$1]&amp;&quot;' &gt; &quot;&amp;[.D38]&amp;&quot; &gt; &quot;&amp;[$source.N39]" office:value-type="string" office:string-value="### Overlay 'portrait' &gt; 35 &gt; decoration border for 'abxy_area'" calcext:value-type="string">
            <text:p>### Overlay 'portrait' &gt; 35 &gt; decoration border for 'abxy_area'</text:p>
          </table:table-cell>
          <table:table-cell table:style-name="ce4" table:formula="of:=&quot;overlay&quot;&amp;[$source.$D$1]&amp;&quot;_desc&quot;&amp;[.D38]&amp;&quot; = &quot;&quot;&quot;&amp;COM.MICROSOFT.TEXTJOIN(&quot;,&quot;;0;[$source.B39];[.K38];[.L38];[$source.H39];[.I38];[.J38])&amp;&quot;&quot;&quot;&quot;" office:value-type="string" office:string-value="overlay0_desc35 = &quot;nul,0.75,0.72,radial,0.22778,0.1025&quot;" calcext:value-type="string">
            <text:p>overlay0_desc35 = "nul,0.75,0.72,radial,0.22778,0.1025"</text:p>
          </table:table-cell>
          <table:table-cell table:formula="of:=IF([$source.C39]=&quot;&quot;;&quot;&quot;;&quot;overlay&quot;&amp;[$source.$D$1]&amp;&quot;_desc&quot;&amp;[.D38]&amp;&quot;_overlay = &quot;&amp;[$source.C39])" office:value-type="string" office:string-value="overlay0_desc35_overlay = p-area-act.png" calcext:value-type="string">
            <text:p>overlay0_desc35_overlay = p-area-act.png</text:p>
          </table:table-cell>
          <table:table-cell table:formula="of:=IF([$source.I39]=&quot;&quot;; &quot;overlay&quot;&amp;[$source.$D$1]&amp;&quot;_desc&quot;&amp;[.D38]&amp;&quot;_reach_x = 0&quot;; &quot;overlay&quot;&amp;[$source.$D$1]&amp;&quot;_desc&quot;&amp;[.D38]&amp;&quot;_reach_x = 1.25&quot;&amp;CHAR(10)&amp;&quot;overlay&quot;&amp;[$source.$D$1]&amp;&quot;_desc&quot;&amp;[.D38]&amp;&quot;_reach_y = 1.25&quot; )" office:value-type="string" office:string-value="overlay0_desc35_reach_x = 0" calcext:value-type="string">
            <text:p>overlay0_desc35_reach_x = 0</text:p>
          </table:table-cell>
          <table:table-cell table:style-name="ce4" table:formula="of:=IF([$source.J39]=&quot;&quot;;&quot;&quot;; &quot;overlay&quot;&amp;[$source.$D$1]&amp;&quot;_desc&quot;&amp;[.D38]&amp;&quot;_range_mod = 15&quot;&amp; CHAR(10)&amp; &quot;overlay&quot;&amp;[$source.$D$1]&amp;&quot;_desc&quot;&amp;[.D38]&amp;&quot;_range_mod_exclusive = true&quot; )">
            <text:p/>
          </table:table-cell>
          <table:table-cell table:style-name="ce4" table:formula="of:=IF([$source.K39]=&quot;&quot;;&quot;&quot;; &quot;overlay&quot;&amp;[$source.$D$1]&amp;&quot;_desc&quot;&amp;[.D38]&amp;&quot;_movable = true&quot;&amp; CHAR(10)&amp; &quot;overlay&quot;&amp;[$source.$D$1]&amp;&quot;_desc&quot;&amp;[.D38]&amp;&quot;_saturate_pct = 0.65&quot; )">
            <text:p/>
          </table:table-cell>
          <table:table-cell table:formula="of:=&quot;overlay&quot;&amp;[$source.$D$1]&amp;&quot;_desc&quot;&amp;[.D38]&amp;&quot;_alpha_mod = &quot;&amp;[$source.L39]" office:value-type="string" office:string-value="overlay0_desc35_alpha_mod = 1" calcext:value-type="string">
            <text:p>overlay0_desc35_alpha_mod = 1</text:p>
          </table:table-cell>
          <table:table-cell table:formula="of:=IF([$source.M39]=&quot;&quot;;&quot;&quot;; &quot;overlay&quot;&amp;[$source.$D$1]&amp;&quot;_desc&quot;&amp;[.D38]&amp;&quot;_next_target = &quot;&quot;&quot;&amp;[$source.M3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9:.T39])" office:value-type="string" office:string-value="### Overlay 'portrait' &gt; 36 &gt; link to landscape overlay&#10;overlay0_desc36 = &quot;overlay_next,0,0,radial,0,0&quot;&#10;overlay0_desc36_reach_x = 0&#10;overlay0_desc36_alpha_mod = 0&#10;overlay0_desc36_next_target = &quot;landscape&quot;" calcext:value-type="string">
            <text:p>### Overlay 'portrait' &gt; 36 &gt; link to landscape overlay</text:p>
            <text:p>overlay0_desc36 = "overlay_next,0,0,radial,0,0"</text:p>
            <text:p>overlay0_desc36_reach_x = 0</text:p>
            <text:p>overlay0_desc36_alpha_mod = 0</text:p>
            <text:p>overlay0_desc36_next_target = "landscape"</text:p>
          </table:table-cell>
          <table:table-cell table:number-columns-repeated="2"/>
          <table:table-cell table:formula="of:=[$source.A40]" office:value-type="float" office:value="36" calcext:value-type="float">
            <text:p>36</text:p>
          </table:table-cell>
          <table:table-cell table:formula="of:=[$source.D40]/2" office:value-type="float" office:value="0" calcext:value-type="float">
            <text:p>0</text:p>
          </table:table-cell>
          <table:table-cell table:formula="of:=[$source.E40]/2" office:value-type="float" office:value="0" calcext:value-type="float">
            <text:p>0</text:p>
          </table:table-cell>
          <table:table-cell table:formula="of:=[$source.F40]+[.E39]" office:value-type="float" office:value="0" calcext:value-type="float">
            <text:p>0</text:p>
          </table:table-cell>
          <table:table-cell table:formula="of:=[$source.G40]+[.F39]" office:value-type="float" office:value="0" calcext:value-type="float">
            <text:p>0</text:p>
          </table:table-cell>
          <table:table-cell table:formula="of:=ROUND([.E39]/[$source.$F$1];5)" office:value-type="float" office:value="0" calcext:value-type="float">
            <text:p>0</text:p>
          </table:table-cell>
          <table:table-cell table:formula="of:=ROUND([.F39]/[$source.$H$1];5)" office:value-type="float" office:value="0" calcext:value-type="float">
            <text:p>0</text:p>
          </table:table-cell>
          <table:table-cell table:formula="of:=ROUND([.G39]/[$source.$F$1];5)" office:value-type="float" office:value="0" calcext:value-type="float">
            <text:p>0</text:p>
          </table:table-cell>
          <table:table-cell table:formula="of:=ROUND([.H39]/[$source.$H$1];5)" office:value-type="float" office:value="0" calcext:value-type="float">
            <text:p>0</text:p>
          </table:table-cell>
          <table:table-cell table:style-name="ce4" table:formula="of:=&quot;### Overlay '&quot;&amp;[$source.$B$1]&amp;&quot;' &gt; &quot;&amp;[.D39]&amp;&quot; &gt; &quot;&amp;[$source.N40]" office:value-type="string" office:string-value="### Overlay 'portrait' &gt; 36 &gt; link to landscape overlay" calcext:value-type="string">
            <text:p>### Overlay 'portrait' &gt; 36 &gt; link to landscape overlay</text:p>
          </table:table-cell>
          <table:table-cell table:style-name="ce4" table:formula="of:=&quot;overlay&quot;&amp;[$source.$D$1]&amp;&quot;_desc&quot;&amp;[.D39]&amp;&quot; = &quot;&quot;&quot;&amp;COM.MICROSOFT.TEXTJOIN(&quot;,&quot;;0;[$source.B40];[.K39];[.L39];[$source.H40];[.I39];[.J39])&amp;&quot;&quot;&quot;&quot;" office:value-type="string" office:string-value="overlay0_desc36 = &quot;overlay_next,0,0,radial,0,0&quot;" calcext:value-type="string">
            <text:p>overlay0_desc36 = "overlay_next,0,0,radial,0,0"</text:p>
          </table:table-cell>
          <table:table-cell table:formula="of:=IF([$source.C40]=&quot;&quot;;&quot;&quot;;&quot;overlay&quot;&amp;[$source.$D$1]&amp;&quot;_desc&quot;&amp;[.D39]&amp;&quot;_overlay = &quot;&amp;[$source.C40])">
            <text:p/>
          </table:table-cell>
          <table:table-cell table:formula="of:=IF([$source.I40]=&quot;&quot;; &quot;overlay&quot;&amp;[$source.$D$1]&amp;&quot;_desc&quot;&amp;[.D39]&amp;&quot;_reach_x = 0&quot;; &quot;overlay&quot;&amp;[$source.$D$1]&amp;&quot;_desc&quot;&amp;[.D39]&amp;&quot;_reach_x = 1.25&quot;&amp;CHAR(10)&amp;&quot;overlay&quot;&amp;[$source.$D$1]&amp;&quot;_desc&quot;&amp;[.D39]&amp;&quot;_reach_y = 1.25&quot; )" office:value-type="string" office:string-value="overlay0_desc36_reach_x = 0" calcext:value-type="string">
            <text:p>overlay0_desc36_reach_x = 0</text:p>
          </table:table-cell>
          <table:table-cell table:style-name="ce4" table:formula="of:=IF([$source.J40]=&quot;&quot;;&quot;&quot;; &quot;overlay&quot;&amp;[$source.$D$1]&amp;&quot;_desc&quot;&amp;[.D39]&amp;&quot;_range_mod = 15&quot;&amp; CHAR(10)&amp; &quot;overlay&quot;&amp;[$source.$D$1]&amp;&quot;_desc&quot;&amp;[.D39]&amp;&quot;_range_mod_exclusive = true&quot; )">
            <text:p/>
          </table:table-cell>
          <table:table-cell table:style-name="ce4" table:formula="of:=IF([$source.K40]=&quot;&quot;;&quot;&quot;; &quot;overlay&quot;&amp;[$source.$D$1]&amp;&quot;_desc&quot;&amp;[.D39]&amp;&quot;_movable = true&quot;&amp; CHAR(10)&amp; &quot;overlay&quot;&amp;[$source.$D$1]&amp;&quot;_desc&quot;&amp;[.D39]&amp;&quot;_saturate_pct = 0.65&quot; )">
            <text:p/>
          </table:table-cell>
          <table:table-cell table:formula="of:=&quot;overlay&quot;&amp;[$source.$D$1]&amp;&quot;_desc&quot;&amp;[.D39]&amp;&quot;_alpha_mod = &quot;&amp;[$source.L40]" office:value-type="string" office:string-value="overlay0_desc36_alpha_mod = 0" calcext:value-type="string">
            <text:p>overlay0_desc36_alpha_mod = 0</text:p>
          </table:table-cell>
          <table:table-cell table:formula="of:=IF([$source.M40]=&quot;&quot;;&quot;&quot;; &quot;overlay&quot;&amp;[$source.$D$1]&amp;&quot;_desc&quot;&amp;[.D39]&amp;&quot;_next_target = &quot;&quot;&quot;&amp;[$source.M40]&amp;&quot;&quot;&quot;&quot;)" office:value-type="string" office:string-value="overlay0_desc36_next_target = &quot;landscape&quot;" calcext:value-type="string">
            <text:p>overlay0_desc36_next_target = "landscape"</text:p>
          </table:table-cell>
          <table:table-cell table:number-columns-repeated="16364"/>
        </table:table-row>
        <table:table-row table:style-name="ro2" table:number-rows-repeated="26">
          <table:table-cell table:style-name="ce8"/>
          <table:table-cell table:number-columns-repeated="11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16366"/>
        </table:table-row>
        <table:table-row table:style-name="ro2" table:number-rows-repeated="15">
          <table:table-cell table:number-columns-repeated="12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16366"/>
        </table:table-row>
        <table:table-row table:style-name="ro2" table:number-rows-repeated="104849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cript" table:style-name="ta1">
        <office:forms form:automatic-focus="false" form:apply-design-mode="false"/>
        <table:table-column table:style-name="co15" table:default-cell-style-name="Default"/>
        <table:table-row table:style-name="ro3">
          <table:table-cell table:formula="of:=COM.MICROSOFT.TEXTJOIN(CHAR(10)&amp;CHAR(10);1;[$parameter.A1:.A100])" office:value-type="string" office:string-value="## Overlay 'portrait'&#10;overlay0_name = &quot;portrait&quot;&#10;overlay0_full_screen = true&#10;overlay0_normalized = true&#10;overlay0_range_mod = 1.5&#10;overlay0_alpha_mod = 1&#10;overlay0_aspect_ratio = 0.45&#10;overlay0_descs = 37&#10;&#10;### Overlay 'portrait' &gt; 0 &gt; light for 'toggle_fast_forward'&#10;overlay0_desc0 = &quot;toggle_fast_forward,0.08056,0.9225,radial,0.03889,0.0175&quot;&#10;overlay0_desc0_overlay = p-light-hotkey.png&#10;overlay0_desc0_reach_x = 0&#10;overlay0_desc0_alpha_mod = 20&#10;&#10;### Overlay 'portrait' &gt; 1 &gt; light for 'load_state'&#10;overlay0_desc1 = &quot;load_state,0.36019,0.9225,radial,0.03889,0.0175&quot;&#10;overlay0_desc1_overlay = p-light-hotkey.png&#10;overlay0_desc1_reach_x = 0&#10;overlay0_desc1_alpha_mod = 20&#10;&#10;### Overlay 'portrait' &gt; 2 &gt; light for 'save_state'&#10;overlay0_desc2 = &quot;save_state,0.63981,0.9225,radial,0.03889,0.0175&quot;&#10;overlay0_desc2_overlay = p-light-hotkey.png&#10;overlay0_desc2_reach_x = 0&#10;overlay0_desc2_alpha_mod = 20&#10;&#10;### Overlay 'portrait' &gt; 3 &gt; light for 'menu_toggle'&#10;overlay0_desc3 = &quot;menu_toggle,0.91944,0.9225,radial,0.03889,0.0175&quot;&#10;overlay0_desc3_overlay = p-light-hotkey.png&#10;overlay0_desc3_reach_x = 0&#10;overlay0_desc3_alpha_mod = 20&#10;&#10;### Overlay 'portrait' &gt; 4 &gt; light for 'select'&#10;overlay0_desc4 = &quot;select,0.08056,0.58793,radial,0.05556,0.025&quot;&#10;overlay0_desc4_overlay = p-light-shoulder.png&#10;overlay0_desc4_reach_x = 0&#10;overlay0_desc4_alpha_mod = 20&#10;&#10;### Overlay 'portrait' &gt; 5 &gt; light for 'start'&#10;overlay0_desc5 = &quot;start,0.91944,0.58793,radial,0.05556,0.025&quot;&#10;overlay0_desc5_overlay = p-light-shoulder.png&#10;overlay0_desc5_reach_x = 0&#10;overlay0_desc5_alpha_mod = 20&#10;&#10;### Overlay 'portrait' &gt; 6 &gt; light for 'up'&#10;overlay0_desc6 = &quot;up,0.25,0.6625,radial,0.07778,0.035&quot;&#10;overlay0_desc6_overlay = p-light-act4.png&#10;overlay0_desc6_reach_x = 0&#10;overlay0_desc6_alpha_mod = 20&#10;&#10;### Overlay 'portrait' &gt; 7 &gt; light for 'left'&#10;overlay0_desc7 = &quot;left,0.12222,0.72,radial,0.07778,0.035&quot;&#10;overlay0_desc7_overlay = p-light-act4.png&#10;overlay0_desc7_reach_x = 0&#10;overlay0_desc7_alpha_mod = 20&#10;&#10;### Overlay 'portrait' &gt; 8 &gt; light for 'right'&#10;overlay0_desc8 = &quot;right,0.37778,0.72,radial,0.07778,0.035&quot;&#10;overlay0_desc8_overlay = p-light-act4.png&#10;overlay0_desc8_reach_x = 0&#10;overlay0_desc8_alpha_mod = 20&#10;&#10;### Overlay 'portrait' &gt; 9 &gt; light for 'down'&#10;overlay0_desc9 = &quot;down,0.25,0.7775,radial,0.07778,0.035&quot;&#10;overlay0_desc9_overlay = p-light-act4.png&#10;overlay0_desc9_reach_x = 0&#10;overlay0_desc9_alpha_mod = 20&#10;&#10;### Overlay 'portrait' &gt; 10 &gt; light for 'up|left'&#10;overlay0_desc10 = &quot;up|left,0.11644,0.6599,radial,0.01667,0.0075&quot;&#10;overlay0_desc10_overlay = p-light-corner.png&#10;overlay0_desc10_reach_x = 0&#10;overlay0_desc10_alpha_mod = 20&#10;&#10;### Overlay 'portrait' &gt; 11 &gt; light for 'up|right'&#10;overlay0_desc11 = &quot;up|right,0.38356,0.6599,radial,0.01667,0.0075&quot;&#10;overlay0_desc11_overlay = p-light-corner.png&#10;overlay0_desc11_reach_x = 0&#10;overlay0_desc11_alpha_mod = 20&#10;&#10;### Overlay 'portrait' &gt; 12 &gt; light for 'down|left'&#10;overlay0_desc12 = &quot;down|left,0.11644,0.7801,radial,0.01667,0.0075&quot;&#10;overlay0_desc12_overlay = p-light-corner.png&#10;overlay0_desc12_reach_x = 0&#10;overlay0_desc12_alpha_mod = 20&#10;&#10;### Overlay 'portrait' &gt; 13 &gt; light for 'down|right'&#10;overlay0_desc13 = &quot;down|right,0.38356,0.7801,radial,0.01667,0.0075&quot;&#10;overlay0_desc13_overlay = p-light-corner.png&#10;overlay0_desc13_reach_x = 0&#10;overlay0_desc13_alpha_mod = 20&#10;&#10;### Overlay 'portrait' &gt; 14 &gt; light for 'a'&#10;overlay0_desc14 = &quot;a,0.84382,0.69563,radial,0.09722,0.04375&quot;&#10;overlay0_desc14_overlay = p-light-act2.png&#10;overlay0_desc14_reach_x = 0&#10;overlay0_desc14_alpha_mod = 20&#10;&#10;### Overlay 'portrait' &gt; 15 &gt; light for 'b'&#10;overlay0_desc15 = &quot;b,0.65618,0.74438,radial,0.09722,0.04375&quot;&#10;overlay0_desc15_overlay = p-light-act2.png&#10;overlay0_desc15_reach_x = 0&#10;overlay0_desc15_alpha_mod = 20&#10;&#10;### Overlay 'portrait' &gt; 16 &gt; button for 'toggle_fast_forward'&#10;overlay0_desc16 = &quot;toggle_fast_forward,0.08056,0.9225,radial,0.05,0.0225&quot;&#10;overlay0_desc16_overlay = p-btn-fast-forward.png&#10;overlay0_desc16_reach_x = 1.25&#10;overlay0_desc16_reach_y = 1.25&#10;overlay0_desc16_alpha_mod = 2&#10;&#10;### Overlay 'portrait' &gt; 17 &gt; button for 'load_state'&#10;overlay0_desc17 = &quot;load_state,0.36019,0.9225,radial,0.05,0.0225&quot;&#10;overlay0_desc17_overlay = p-btn-load.png&#10;overlay0_desc17_reach_x = 1.25&#10;overlay0_desc17_reach_y = 1.25&#10;overlay0_desc17_alpha_mod = 2&#10;&#10;### Overlay 'portrait' &gt; 18 &gt; button for 'save_state'&#10;overlay0_desc18 = &quot;save_state,0.63981,0.9225,radial,0.05,0.0225&quot;&#10;overlay0_desc18_overlay = p-btn-save.png&#10;overlay0_desc18_reach_x = 1.25&#10;overlay0_desc18_reach_y = 1.25&#10;overlay0_desc18_alpha_mod = 2&#10;&#10;### Overlay 'portrait' &gt; 19 &gt; button for 'menu_toggle'&#10;overlay0_desc19 = &quot;menu_toggle,0.91944,0.9225,radial,0.05,0.0225&quot;&#10;overlay0_desc19_overlay = p-btn-menu.png&#10;overlay0_desc19_reach_x = 1.25&#10;overlay0_desc19_reach_y = 1.25&#10;overlay0_desc19_alpha_mod = 2&#10;&#10;### Overlay 'portrait' &gt; 20 &gt; button for 'select'&#10;overlay0_desc20 = &quot;select,0.08056,0.58793,radial,0.06667,0.03&quot;&#10;overlay0_desc20_overlay = p-btn-select.png&#10;overlay0_desc20_reach_x = 1.25&#10;overlay0_desc20_reach_y = 1.25&#10;overlay0_desc20_alpha_mod = 2&#10;&#10;### Overlay 'portrait' &gt; 21 &gt; button for 'start'&#10;overlay0_desc21 = &quot;start,0.91944,0.58793,radial,0.06667,0.03&quot;&#10;overlay0_desc21_overlay = p-btn-start.png&#10;overlay0_desc21_reach_x = 1.25&#10;overlay0_desc21_reach_y = 1.25&#10;overlay0_desc21_alpha_mod = 2&#10;&#10;### Overlay 'portrait' &gt; 22 &gt; button for 'up', disabled, handled by dpad_area&#10;overlay0_desc22 = &quot;up,0.25,0.6625,radial,0.07778,0.035&quot;&#10;overlay0_desc22_overlay = p-btn-dpad-up.png&#10;overlay0_desc22_reach_x = 0&#10;overlay0_desc22_alpha_mod = 2&#10;&#10;### Overlay 'portrait' &gt; 23 &gt; button for 'left', disabled, handled by dpad_area&#10;overlay0_desc23 = &quot;left,0.12222,0.72,radial,0.07778,0.035&quot;&#10;overlay0_desc23_overlay = p-btn-dpad-left.png&#10;overlay0_desc23_reach_x = 0&#10;overlay0_desc23_alpha_mod = 2&#10;&#10;### Overlay 'portrait' &gt; 24 &gt; button for 'right', disabled, handled by dpad_area&#10;overlay0_desc24 = &quot;right,0.37778,0.72,radial,0.07778,0.035&quot;&#10;overlay0_desc24_overlay = p-btn-dpad-right.png&#10;overlay0_desc24_reach_x = 0&#10;overlay0_desc24_alpha_mod = 2&#10;&#10;### Overlay 'portrait' &gt; 25 &gt; button for 'down', disabled, handled by dpad_area&#10;overlay0_desc25 = &quot;down,0.25,0.7775,radial,0.07778,0.035&quot;&#10;overlay0_desc25_overlay = p-btn-dpad-down.png&#10;overlay0_desc25_reach_x = 0&#10;overlay0_desc25_alpha_mod = 2&#10;&#10;### Overlay 'portrait' &gt; 26 &gt; button for 'up|left', disabled, handled by dpad_area&#10;overlay0_desc26 = &quot;up|left,0.11644,0.6599,radial,0.01667,0.0075&quot;&#10;overlay0_desc26_overlay = p-btn-corner.png&#10;overlay0_desc26_reach_x = 0&#10;overlay0_desc26_alpha_mod = 2&#10;&#10;### Overlay 'portrait' &gt; 27 &gt; button for 'up|right', disabled, handled by dpad_area&#10;overlay0_desc27 = &quot;up|right,0.38356,0.6599,radial,0.01667,0.0075&quot;&#10;overlay0_desc27_overlay = p-btn-corner.png&#10;overlay0_desc27_reach_x = 0&#10;overlay0_desc27_alpha_mod = 2&#10;&#10;### Overlay 'portrait' &gt; 28 &gt; button for 'down|left', disabled, handled by dpad_area&#10;overlay0_desc28 = &quot;down|left,0.11644,0.7801,radial,0.01667,0.0075&quot;&#10;overlay0_desc28_overlay = p-btn-corner.png&#10;overlay0_desc28_reach_x = 0&#10;overlay0_desc28_alpha_mod = 2&#10;&#10;### Overlay 'portrait' &gt; 29 &gt; button for 'down|right', disabled, handled by dpad_area&#10;overlay0_desc29 = &quot;down|right,0.38356,0.7801,radial,0.01667,0.0075&quot;&#10;overlay0_desc29_overlay = p-btn-corner.png&#10;overlay0_desc29_reach_x = 0&#10;overlay0_desc29_alpha_mod = 2&#10;&#10;### Overlay 'portrait' &gt; 30 &gt; handler for 'dpad_area'&#10;overlay0_desc30 = &quot;dpad_area,0.25,0.72,radial,0.22778,0.1025&quot;&#10;overlay0_desc30_overlay = p-area-dpad.png&#10;overlay0_desc30_reach_x = 1.25&#10;overlay0_desc30_reach_y = 1.25&#10;overlay0_desc30_alpha_mod = 1&#10;&#10;### Overlay 'portrait' &gt; 31 &gt; button for 'a’&#10;overlay0_desc31 = &quot;a,0.84382,0.69563,radial,0.09722,0.04375&quot;&#10;overlay0_desc31_overlay = p-btn-act2-a.png&#10;overlay0_desc31_reach_x = 1.25&#10;overlay0_desc31_reach_y = 1.25&#10;overlay0_desc31_alpha_mod = 2&#10;&#10;### Overlay 'portrait' &gt; 32 &gt; button for 'b’&#10;overlay0_desc32 = &quot;b,0.65618,0.74438,radial,0.09722,0.04375&quot;&#10;overlay0_desc32_overlay = p-btn-act2-b.png&#10;overlay0_desc32_reach_x = 1.25&#10;overlay0_desc32_reach_y = 1.25&#10;overlay0_desc32_alpha_mod = 2&#10;&#10;### Overlay 'portrait' &gt; 33 &gt; decoration 1 for ‘a|b’ corner&#10;overlay0_desc33 = &quot;nul,0.65556,0.64639,radial,0.01667,0.0075&quot;&#10;overlay0_desc33_overlay = p-btn-corner.png&#10;overlay0_desc33_reach_x = 0&#10;overlay0_desc33_alpha_mod = 2&#10;&#10;### Overlay 'portrait' &gt; 34 &gt; decoration 2 for ‘a|b’ corner&#10;overlay0_desc34 = &quot;nul,0.84444,0.79361,radial,0.01667,0.0075&quot;&#10;overlay0_desc34_overlay = p-btn-corner.png&#10;overlay0_desc34_reach_x = 0&#10;overlay0_desc34_alpha_mod = 2&#10;&#10;### Overlay 'portrait' &gt; 35 &gt; decoration border for 'abxy_area'&#10;overlay0_desc35 = &quot;nul,0.75,0.72,radial,0.22778,0.1025&quot;&#10;overlay0_desc35_overlay = p-area-act.png&#10;overlay0_desc35_reach_x = 0&#10;overlay0_desc35_alpha_mod = 1&#10;&#10;### Overlay 'portrait' &gt; 36 &gt; link to landscape overlay&#10;overlay0_desc36 = &quot;overlay_next,0,0,radial,0,0&quot;&#10;overlay0_desc36_reach_x = 0&#10;overlay0_desc36_alpha_mod = 0&#10;overlay0_desc36_next_target = &quot;landscape&quot;" calcext:value-type="string">
            <text:p>## Overlay 'portrait'</text:p>
            <text:p>overlay0_name = "portrait"</text:p>
            <text:p>overlay0_full_screen = true</text:p>
            <text:p>overlay0_normalized = true</text:p>
            <text:p>overlay0_range_mod = 1.5</text:p>
            <text:p>overlay0_alpha_mod = 1</text:p>
            <text:p>overlay0_aspect_ratio = 0.45</text:p>
            <text:p>overlay0_descs = 37</text:p>
            <text:p/>
            <text:p>### Overlay 'portrait' &gt; 0 &gt; light for 'toggle_fast_forward'</text:p>
            <text:p>overlay0_desc0 = "toggle_fast_forward,0.08056,0.9225,radial,0.03889,0.0175"</text:p>
            <text:p>overlay0_desc0_overlay = p-light-hotkey.png</text:p>
            <text:p>overlay0_desc0_reach_x = 0</text:p>
            <text:p>overlay0_desc0_alpha_mod = 20</text:p>
            <text:p/>
            <text:p>### Overlay 'portrait' &gt; 1 &gt; light for 'load_state'</text:p>
            <text:p>overlay0_desc1 = "load_state,0.36019,0.9225,radial,0.03889,0.0175"</text:p>
            <text:p>overlay0_desc1_overlay = p-light-hotkey.png</text:p>
            <text:p>overlay0_desc1_reach_x = 0</text:p>
            <text:p>overlay0_desc1_alpha_mod = 20</text:p>
            <text:p/>
            <text:p>### Overlay 'portrait' &gt; 2 &gt; light for 'save_state'</text:p>
            <text:p>overlay0_desc2 = "save_state,0.63981,0.9225,radial,0.03889,0.0175"</text:p>
            <text:p>overlay0_desc2_overlay = p-light-hotkey.png</text:p>
            <text:p>overlay0_desc2_reach_x = 0</text:p>
            <text:p>overlay0_desc2_alpha_mod = 20</text:p>
            <text:p/>
            <text:p>### Overlay 'portrait' &gt; 3 &gt; light for 'menu_toggle'</text:p>
            <text:p>overlay0_desc3 = "menu_toggle,0.91944,0.9225,radial,0.03889,0.0175"</text:p>
            <text:p>overlay0_desc3_overlay = p-light-hotkey.png</text:p>
            <text:p>overlay0_desc3_reach_x = 0</text:p>
            <text:p>overlay0_desc3_alpha_mod = 20</text:p>
            <text:p/>
            <text:p>### Overlay 'portrait' &gt; 4 &gt; light for 'select'</text:p>
            <text:p>overlay0_desc4 = "select,0.08056,0.58793,radial,0.05556,0.025"</text:p>
            <text:p>overlay0_desc4_overlay = p-light-shoulder.png</text:p>
            <text:p>overlay0_desc4_reach_x = 0</text:p>
            <text:p>overlay0_desc4_alpha_mod = 20</text:p>
            <text:p/>
            <text:p>### Overlay 'portrait' &gt; 5 &gt; light for 'start'</text:p>
            <text:p>overlay0_desc5 = "start,0.91944,0.58793,radial,0.05556,0.025"</text:p>
            <text:p>overlay0_desc5_overlay = p-light-shoulder.png</text:p>
            <text:p>overlay0_desc5_reach_x = 0</text:p>
            <text:p>overlay0_desc5_alpha_mod = 20</text:p>
            <text:p/>
            <text:p>### Overlay 'portrait' &gt; 6 &gt; light for 'up'</text:p>
            <text:p>overlay0_desc6 = "up,0.25,0.6625,radial,0.07778,0.035"</text:p>
            <text:p>overlay0_desc6_overlay = p-light-act4.png</text:p>
            <text:p>overlay0_desc6_reach_x = 0</text:p>
            <text:p>overlay0_desc6_alpha_mod = 20</text:p>
            <text:p/>
            <text:p>### Overlay 'portrait' &gt; 7 &gt; light for 'left'</text:p>
            <text:p>overlay0_desc7 = "left,0.12222,0.72,radial,0.07778,0.035"</text:p>
            <text:p>overlay0_desc7_overlay = p-light-act4.png</text:p>
            <text:p>overlay0_desc7_reach_x = 0</text:p>
            <text:p>overlay0_desc7_alpha_mod = 20</text:p>
            <text:p/>
            <text:p>### Overlay 'portrait' &gt; 8 &gt; light for 'right'</text:p>
            <text:p>overlay0_desc8 = "right,0.37778,0.72,radial,0.07778,0.035"</text:p>
            <text:p>overlay0_desc8_overlay = p-light-act4.png</text:p>
            <text:p>overlay0_desc8_reach_x = 0</text:p>
            <text:p>overlay0_desc8_alpha_mod = 20</text:p>
            <text:p/>
            <text:p>### Overlay 'portrait' &gt; 9 &gt; light for 'down'</text:p>
            <text:p>overlay0_desc9 = "down,0.25,0.7775,radial,0.07778,0.035"</text:p>
            <text:p>overlay0_desc9_overlay = p-light-act4.png</text:p>
            <text:p>overlay0_desc9_reach_x = 0</text:p>
            <text:p>overlay0_desc9_alpha_mod = 20</text:p>
            <text:p/>
            <text:p>### Overlay 'portrait' &gt; 10 &gt; light for 'up|left'</text:p>
            <text:p>overlay0_desc10 = "up|left,0.11644,0.6599,radial,0.01667,0.0075"</text:p>
            <text:p>overlay0_desc10_overlay = p-light-corner.png</text:p>
            <text:p>overlay0_desc10_reach_x = 0</text:p>
            <text:p>overlay0_desc10_alpha_mod = 20</text:p>
            <text:p/>
            <text:p>### Overlay 'portrait' &gt; 11 &gt; light for 'up|right'</text:p>
            <text:p>overlay0_desc11 = "up|right,0.38356,0.6599,radial,0.01667,0.0075"</text:p>
            <text:p>overlay0_desc11_overlay = p-light-corner.png</text:p>
            <text:p>overlay0_desc11_reach_x = 0</text:p>
            <text:p>overlay0_desc11_alpha_mod = 20</text:p>
            <text:p/>
            <text:p>### Overlay 'portrait' &gt; 12 &gt; light for 'down|left'</text:p>
            <text:p>overlay0_desc12 = "down|left,0.11644,0.7801,radial,0.01667,0.0075"</text:p>
            <text:p>overlay0_desc12_overlay = p-light-corner.png</text:p>
            <text:p>overlay0_desc12_reach_x = 0</text:p>
            <text:p>overlay0_desc12_alpha_mod = 20</text:p>
            <text:p/>
            <text:p>### Overlay 'portrait' &gt; 13 &gt; light for 'down|right'</text:p>
            <text:p>overlay0_desc13 = "down|right,0.38356,0.7801,radial,0.01667,0.0075"</text:p>
            <text:p>overlay0_desc13_overlay = p-light-corner.png</text:p>
            <text:p>overlay0_desc13_reach_x = 0</text:p>
            <text:p>overlay0_desc13_alpha_mod = 20</text:p>
            <text:p/>
            <text:p>### Overlay 'portrait' &gt; 14 &gt; light for 'a'</text:p>
            <text:p>overlay0_desc14 = "a,0.84382,0.69563,radial,0.09722,0.04375"</text:p>
            <text:p>overlay0_desc14_overlay = p-light-act2.png</text:p>
            <text:p>overlay0_desc14_reach_x = 0</text:p>
            <text:p>overlay0_desc14_alpha_mod = 20</text:p>
            <text:p/>
            <text:p>### Overlay 'portrait' &gt; 15 &gt; light for 'b'</text:p>
            <text:p>overlay0_desc15 = "b,0.65618,0.74438,radial,0.09722,0.04375"</text:p>
            <text:p>overlay0_desc15_overlay = p-light-act2.png</text:p>
            <text:p>overlay0_desc15_reach_x = 0</text:p>
            <text:p>overlay0_desc15_alpha_mod = 20</text:p>
            <text:p/>
            <text:p>### Overlay 'portrait' &gt; 16 &gt; button for 'toggle_fast_forward'</text:p>
            <text:p>overlay0_desc16 = "toggle_fast_forward,0.08056,0.9225,radial,0.05,0.0225"</text:p>
            <text:p>overlay0_desc16_overlay = p-btn-fast-forward.png</text:p>
            <text:p>overlay0_desc16_reach_x = 1.25</text:p>
            <text:p>overlay0_desc16_reach_y = 1.25</text:p>
            <text:p>overlay0_desc16_alpha_mod = 2</text:p>
            <text:p/>
            <text:p>### Overlay 'portrait' &gt; 17 &gt; button for 'load_state'</text:p>
            <text:p>overlay0_desc17 = "load_state,0.36019,0.9225,radial,0.05,0.0225"</text:p>
            <text:p>overlay0_desc17_overlay = p-btn-load.png</text:p>
            <text:p>overlay0_desc17_reach_x = 1.25</text:p>
            <text:p>overlay0_desc17_reach_y = 1.25</text:p>
            <text:p>overlay0_desc17_alpha_mod = 2</text:p>
            <text:p/>
            <text:p>### Overlay 'portrait' &gt; 18 &gt; button for 'save_state'</text:p>
            <text:p>overlay0_desc18 = "save_state,0.63981,0.9225,radial,0.05,0.0225"</text:p>
            <text:p>overlay0_desc18_overlay = p-btn-save.png</text:p>
            <text:p>overlay0_desc18_reach_x = 1.25</text:p>
            <text:p>overlay0_desc18_reach_y = 1.25</text:p>
            <text:p>overlay0_desc18_alpha_mod = 2</text:p>
            <text:p/>
            <text:p>### Overlay 'portrait' &gt; 19 &gt; button for 'menu_toggle'</text:p>
            <text:p>overlay0_desc19 = "menu_toggle,0.91944,0.9225,radial,0.05,0.0225"</text:p>
            <text:p>overlay0_desc19_overlay = p-btn-menu.png</text:p>
            <text:p>overlay0_desc19_reach_x = 1.25</text:p>
            <text:p>overlay0_desc19_reach_y = 1.25</text:p>
            <text:p>overlay0_desc19_alpha_mod = 2</text:p>
            <text:p/>
            <text:p>### Overlay 'portrait' &gt; 20 &gt; button for 'select'</text:p>
            <text:p>overlay0_desc20 = "select,0.08056,0.58793,radial,0.06667,0.03"</text:p>
            <text:p>overlay0_desc20_overlay = p-btn-select.png</text:p>
            <text:p>overlay0_desc20_reach_x = 1.25</text:p>
            <text:p>overlay0_desc20_reach_y = 1.25</text:p>
            <text:p>overlay0_desc20_alpha_mod = 2</text:p>
            <text:p/>
            <text:p>### Overlay 'portrait' &gt; 21 &gt; button for 'start'</text:p>
            <text:p>overlay0_desc21 = "start,0.91944,0.58793,radial,0.06667,0.03"</text:p>
            <text:p>overlay0_desc21_overlay = p-btn-start.png</text:p>
            <text:p>overlay0_desc21_reach_x = 1.25</text:p>
            <text:p>overlay0_desc21_reach_y = 1.25</text:p>
            <text:p>overlay0_desc21_alpha_mod = 2</text:p>
            <text:p/>
            <text:p>### Overlay 'portrait' &gt; 22 &gt; button for 'up', disabled, handled by dpad_area</text:p>
            <text:p>overlay0_desc22 = "up,0.25,0.6625,radial,0.07778,0.035"</text:p>
            <text:p>overlay0_desc22_overlay = p-btn-dpad-up.png</text:p>
            <text:p>overlay0_desc22_reach_x = 0</text:p>
            <text:p>overlay0_desc22_alpha_mod = 2</text:p>
            <text:p/>
            <text:p>### Overlay 'portrait' &gt; 23 &gt; button for 'left', disabled, handled by dpad_area</text:p>
            <text:p>overlay0_desc23 = "left,0.12222,0.72,radial,0.07778,0.035"</text:p>
            <text:p>overlay0_desc23_overlay = p-btn-dpad-left.png</text:p>
            <text:p>overlay0_desc23_reach_x = 0</text:p>
            <text:p>overlay0_desc23_alpha_mod = 2</text:p>
            <text:p/>
            <text:p>### Overlay 'portrait' &gt; 24 &gt; button for 'right', disabled, handled by dpad_area</text:p>
            <text:p>overlay0_desc24 = "right,0.37778,0.72,radial,0.07778,0.035"</text:p>
            <text:p>overlay0_desc24_overlay = p-btn-dpad-right.png</text:p>
            <text:p>overlay0_desc24_reach_x = 0</text:p>
            <text:p>overlay0_desc24_alpha_mod = 2</text:p>
            <text:p/>
            <text:p>### Overlay 'portrait' &gt; 25 &gt; button for 'down', disabled, handled by dpad_area</text:p>
            <text:p>overlay0_desc25 = "down,0.25,0.7775,radial,0.07778,0.035"</text:p>
            <text:p>overlay0_desc25_overlay = p-btn-dpad-down.png</text:p>
            <text:p>overlay0_desc25_reach_x = 0</text:p>
            <text:p>overlay0_desc25_alpha_mod = 2</text:p>
            <text:p/>
            <text:p>### Overlay 'portrait' &gt; 26 &gt; button for 'up|left', disabled, handled by dpad_area</text:p>
            <text:p>overlay0_desc26 = "up|left,0.11644,0.6599,radial,0.01667,0.0075"</text:p>
            <text:p>overlay0_desc26_overlay = p-btn-corner.png</text:p>
            <text:p>overlay0_desc26_reach_x = 0</text:p>
            <text:p>overlay0_desc26_alpha_mod = 2</text:p>
            <text:p/>
            <text:p>### Overlay 'portrait' &gt; 27 &gt; button for 'up|right', disabled, handled by dpad_area</text:p>
            <text:p>overlay0_desc27 = "up|right,0.38356,0.6599,radial,0.01667,0.0075"</text:p>
            <text:p>overlay0_desc27_overlay = p-btn-corner.png</text:p>
            <text:p>overlay0_desc27_reach_x = 0</text:p>
            <text:p>overlay0_desc27_alpha_mod = 2</text:p>
            <text:p/>
            <text:p>### Overlay 'portrait' &gt; 28 &gt; button for 'down|left', disabled, handled by dpad_area</text:p>
            <text:p>overlay0_desc28 = "down|left,0.11644,0.7801,radial,0.01667,0.0075"</text:p>
            <text:p>overlay0_desc28_overlay = p-btn-corner.png</text:p>
            <text:p>overlay0_desc28_reach_x = 0</text:p>
            <text:p>overlay0_desc28_alpha_mod = 2</text:p>
            <text:p/>
            <text:p>### Overlay 'portrait' &gt; 29 &gt; button for 'down|right', disabled, handled by dpad_area</text:p>
            <text:p>overlay0_desc29 = "down|right,0.38356,0.7801,radial,0.01667,0.0075"</text:p>
            <text:p>overlay0_desc29_overlay = p-btn-corner.png</text:p>
            <text:p>overlay0_desc29_reach_x = 0</text:p>
            <text:p>overlay0_desc29_alpha_mod = 2</text:p>
            <text:p/>
            <text:p>### Overlay 'portrait' &gt; 30 &gt; handler for 'dpad_area'</text:p>
            <text:p>overlay0_desc30 = "dpad_area,0.25,0.72,radial,0.22778,0.1025"</text:p>
            <text:p>overlay0_desc30_overlay = p-area-dpad.png</text:p>
            <text:p>overlay0_desc30_reach_x = 1.25</text:p>
            <text:p>overlay0_desc30_reach_y = 1.25</text:p>
            <text:p>overlay0_desc30_alpha_mod = 1</text:p>
            <text:p/>
            <text:p>### Overlay 'portrait' &gt; 31 &gt; button for 'a’</text:p>
            <text:p>overlay0_desc31 = "a,0.84382,0.69563,radial,0.09722,0.04375"</text:p>
            <text:p>overlay0_desc31_overlay = p-btn-act2-a.png</text:p>
            <text:p>overlay0_desc31_reach_x = 1.25</text:p>
            <text:p>overlay0_desc31_reach_y = 1.25</text:p>
            <text:p>overlay0_desc31_alpha_mod = 2</text:p>
            <text:p/>
            <text:p>### Overlay 'portrait' &gt; 32 &gt; button for 'b’</text:p>
            <text:p>overlay0_desc32 = "b,0.65618,0.74438,radial,0.09722,0.04375"</text:p>
            <text:p>overlay0_desc32_overlay = p-btn-act2-b.png</text:p>
            <text:p>overlay0_desc32_reach_x = 1.25</text:p>
            <text:p>overlay0_desc32_reach_y = 1.25</text:p>
            <text:p>overlay0_desc32_alpha_mod = 2</text:p>
            <text:p/>
            <text:p>### Overlay 'portrait' &gt; 33 &gt; decoration 1 for ‘a|b’ corner</text:p>
            <text:p>overlay0_desc33 = "nul,0.65556,0.64639,radial,0.01667,0.0075"</text:p>
            <text:p>overlay0_desc33_overlay = p-btn-corner.png</text:p>
            <text:p>overlay0_desc33_reach_x = 0</text:p>
            <text:p>overlay0_desc33_alpha_mod = 2</text:p>
            <text:p/>
            <text:p>### Overlay 'portrait' &gt; 34 &gt; decoration 2 for ‘a|b’ corner</text:p>
            <text:p>overlay0_desc34 = "nul,0.84444,0.79361,radial,0.01667,0.0075"</text:p>
            <text:p>overlay0_desc34_overlay = p-btn-corner.png</text:p>
            <text:p>overlay0_desc34_reach_x = 0</text:p>
            <text:p>overlay0_desc34_alpha_mod = 2</text:p>
            <text:p/>
            <text:p>### Overlay 'portrait' &gt; 35 &gt; decoration border for 'abxy_area'</text:p>
            <text:p>overlay0_desc35 = "nul,0.75,0.72,radial,0.22778,0.1025"</text:p>
            <text:p>overlay0_desc35_overlay = p-area-act.png</text:p>
            <text:p>overlay0_desc35_reach_x = 0</text:p>
            <text:p>overlay0_desc35_alpha_mod = 1</text:p>
            <text:p/>
            <text:p>### Overlay 'portrait' &gt; 36 &gt; link to landscape overlay</text:p>
            <text:p>overlay0_desc36 = "overlay_next,0,0,radial,0,0"</text:p>
            <text:p>overlay0_desc36_reach_x = 0</text:p>
            <text:p>overlay0_desc36_alpha_mod = 0</text:p>
            <text:p>overlay0_desc36_next_target = "landscape"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 Noto Kurrent-Regular" svg:font-family="'Go Noto Kurrent-Regular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Source Han Sans CN" style:font-size-asian="10pt" style:language-asian="zh" style:country-asian="CN" style:font-name-complex="Go Noto Kurrent-Regular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Go Noto Kurrent-Regular" style:font-family-complex="'Go Noto Kurrent-Regular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8">00/00/0000</text:date>, <text:time style:data-style-name="N2" text:time-value="18:16:24.3316842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5T22:12:47.759976782</meta:creation-date>
    <dc:date>2024-05-08T18:31:19.877883510</dc:date>
    <meta:editing-duration>PT22H40M41S</meta:editing-duration>
    <meta:editing-cycles>55</meta:editing-cycles>
    <meta:generator>LibreOffice/24.2.2.2$Linux_X86_64 LibreOffice_project/420$Build-2</meta:generator>
    <meta:document-statistic meta:table-count="3" meta:cell-count="1086" meta:object-count="0"/>
  </office:meta>
</office:document-meta>
</file>